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fo:font-weight="normal" officeooo:rsid="002ef5ae" officeooo:paragraph-rsid="00462cec" style:font-weight-asian="normal" style:font-weight-complex="normal"/>
    </style:style>
    <style:style style:name="P2"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fo:font-weight="normal" officeooo:rsid="002ef5ae" officeooo:paragraph-rsid="004f759b" style:font-weight-asian="normal" style:font-weight-complex="normal"/>
    </style:style>
    <style:style style:name="P3"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fo:font-weight="normal" officeooo:rsid="002ef5ae" officeooo:paragraph-rsid="00624615" style:font-weight-asian="normal" style:font-weight-complex="normal"/>
    </style:style>
    <style:style style:name="P4" style:family="paragraph" style:parent-style-name="Standard">
      <style:paragraph-properties fo:margin-left="0in" fo:margin-right="0in" fo:margin-top="0in" fo:margin-bottom="0.0972in" loext:contextual-spacing="false" fo:line-height="120%" fo:text-align="start" style:justify-single-word="false" fo:text-indent="0in" style:auto-text-indent="false"/>
      <style:text-properties style:font-name="Liberation Mono" fo:font-size="11pt" fo:font-style="normal" fo:font-weight="normal" officeooo:rsid="004aa02f" officeooo:paragraph-rsid="004aa02f" style:font-size-asian="11pt" style:font-style-asian="normal" style:font-weight-asian="normal" style:font-size-complex="11pt" style:font-style-complex="normal" style:font-weight-complex="normal"/>
    </style:style>
    <style:style style:name="P5" style:family="paragraph" style:parent-style-name="Standard">
      <style:paragraph-properties fo:margin-left="0in" fo:margin-right="0in" fo:margin-top="0in" fo:margin-bottom="0.0972in" loext:contextual-spacing="false" fo:line-height="120%" fo:text-align="start" style:justify-single-word="false" fo:text-indent="0in" style:auto-text-indent="false"/>
      <style:text-properties style:font-name="Liberation Mono" fo:font-size="11pt" fo:font-style="normal" fo:font-weight="normal" officeooo:rsid="005407ca" officeooo:paragraph-rsid="005407ca" style:font-size-asian="11pt" style:font-style-asian="normal" style:font-weight-asian="normal" style:font-size-complex="11pt" style:font-style-complex="normal" style:font-weight-complex="normal"/>
    </style:style>
    <style:style style:name="P6" style:family="paragraph" style:parent-style-name="Standard">
      <style:paragraph-properties fo:margin-left="0in" fo:margin-right="0.0528in" fo:line-height="115%" fo:text-align="center" style:justify-single-word="false" fo:text-indent="0in" style:auto-text-indent="false"/>
      <style:text-properties fo:font-size="14pt" officeooo:paragraph-rsid="004022d3" style:font-size-asian="14pt" style:font-size-complex="14pt"/>
    </style:style>
    <style:style style:name="P7" style:family="paragraph" style:parent-style-name="Standard">
      <style:paragraph-properties fo:margin-left="0in" fo:margin-right="0.0528in" fo:line-height="115%" fo:text-align="center" style:justify-single-word="false" fo:text-indent="0in" style:auto-text-indent="false"/>
      <style:text-properties fo:font-size="14pt" officeooo:paragraph-rsid="0048cdaa" style:font-size-asian="14pt" style:font-size-complex="14pt"/>
    </style:style>
    <style:style style:name="P8" style:family="paragraph" style:parent-style-name="Standard">
      <style:paragraph-properties fo:margin-left="0in" fo:margin-right="0.0528in" fo:line-height="115%" fo:text-align="center" style:justify-single-word="false" fo:text-indent="0in" style:auto-text-indent="false"/>
      <style:text-properties fo:font-size="14pt" officeooo:paragraph-rsid="005dfa61" style:font-size-asian="14pt" style:font-size-complex="14pt"/>
    </style:style>
    <style:style style:name="P9" style:family="paragraph" style:parent-style-name="Standard">
      <style:paragraph-properties fo:margin-left="0in" fo:margin-right="0.0528in" fo:line-height="115%" fo:text-align="center" style:justify-single-word="false" fo:text-indent="0in" style:auto-text-indent="false"/>
      <style:text-properties fo:font-size="14pt" officeooo:paragraph-rsid="006a69b2" style:font-size-asian="14pt" style:font-size-complex="14pt"/>
    </style:style>
    <style:style style:name="P10" style:family="paragraph" style:parent-style-name="Standard">
      <style:paragraph-properties fo:margin-left="0in" fo:margin-right="0in" fo:margin-top="0in" fo:margin-bottom="0.0972in" loext:contextual-spacing="false" fo:line-height="120%" fo:text-align="start" style:justify-single-word="false" fo:text-indent="0in" style:auto-text-indent="false"/>
      <style:text-properties style:font-name="Liberation Mono" fo:font-size="11pt" fo:font-style="normal" fo:font-weight="normal" officeooo:rsid="005407ca" officeooo:paragraph-rsid="00544743"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margin-top="0in" fo:margin-bottom="0.0972in" loext:contextual-spacing="false" fo:line-height="120%" fo:text-align="start" style:justify-single-word="false" fo:text-indent="0in" style:auto-text-indent="false"/>
      <style:text-properties style:font-name="Liberation Mono" fo:font-size="11pt" fo:font-style="normal" fo:font-weight="normal" officeooo:rsid="007fc9c2" officeooo:paragraph-rsid="007fc9c2"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in" fo:margin-right="0in" fo:text-indent="0in" style:auto-text-indent="false"/>
      <style:text-properties officeooo:rsid="007dd7af" officeooo:paragraph-rsid="007dd7af"/>
    </style:style>
    <style:style style:name="P13" style:family="paragraph" style:parent-style-name="Standard">
      <style:paragraph-properties fo:text-align="center" style:justify-single-word="false"/>
      <style:text-properties fo:font-size="14pt" fo:language="ru" fo:country="RU" officeooo:paragraph-rsid="00761d28" style:font-size-asian="14pt" style:font-size-complex="14pt"/>
    </style:style>
    <style:style style:name="P14" style:family="paragraph" style:parent-style-name="Standard">
      <style:paragraph-properties fo:text-align="center" style:justify-single-word="false"/>
      <style:text-properties fo:font-size="14pt" fo:language="ru" fo:country="RU" officeooo:paragraph-rsid="00796736" style:font-size-asian="14pt" style:font-size-complex="14pt"/>
    </style:style>
    <style:style style:name="P15" style:family="paragraph" style:parent-style-name="Standard">
      <style:paragraph-properties fo:text-align="center" style:justify-single-word="false"/>
      <style:text-properties fo:font-size="14pt" fo:language="ru" fo:country="RU" officeooo:paragraph-rsid="007a2799" style:font-size-asian="14pt" style:font-size-complex="14pt"/>
    </style:style>
    <style:style style:name="P16" style:family="paragraph" style:parent-style-name="Standard">
      <style:paragraph-properties fo:text-align="center" style:justify-single-word="false"/>
      <style:text-properties fo:font-size="14pt" fo:language="ru" fo:country="RU" officeooo:paragraph-rsid="007dd7af" style:font-size-asian="14pt" style:font-size-complex="14pt"/>
    </style:style>
    <style:style style:name="P17" style:family="paragraph" style:parent-style-name="Standard">
      <style:paragraph-properties fo:text-align="center" style:justify-single-word="false"/>
      <style:text-properties fo:font-size="14pt" fo:language="ru" fo:country="RU" officeooo:paragraph-rsid="007e99d0" style:font-size-asian="14pt" style:font-size-complex="14pt"/>
    </style:style>
    <style:style style:name="P18" style:family="paragraph" style:parent-style-name="Standard">
      <style:paragraph-properties fo:text-align="center" style:justify-single-word="false"/>
      <style:text-properties fo:font-size="14pt" fo:language="ru" fo:country="RU" officeooo:paragraph-rsid="008112cb" style:font-size-asian="14pt" style:font-size-complex="14pt"/>
    </style:style>
    <style:style style:name="P19" style:family="paragraph" style:parent-style-name="Standard">
      <style:paragraph-properties fo:text-align="center" style:justify-single-word="false"/>
      <style:text-properties fo:font-size="14pt" fo:language="ru" fo:country="RU" officeooo:paragraph-rsid="008478fc" style:font-size-asian="14pt" style:font-size-complex="14pt"/>
    </style:style>
    <style:style style:name="P20" style:family="paragraph" style:parent-style-name="Standard" style:list-style-name="L20"/>
    <style:style style:name="P21" style:family="paragraph" style:parent-style-name="Standard" style:list-style-name="L26"/>
    <style:style style:name="P22" style:family="paragraph" style:parent-style-name="Standard" style:list-style-name="L27"/>
    <style:style style:name="P23" style:family="paragraph" style:parent-style-name="Standard">
      <style:text-properties fo:font-weight="bold" style:font-weight-asian="bold" style:font-weight-complex="bold"/>
    </style:style>
    <style:style style:name="P24" style:family="paragraph" style:parent-style-name="Standard">
      <style:text-properties officeooo:paragraph-rsid="008107ca"/>
    </style:style>
    <style:style style:name="P25" style:family="paragraph" style:parent-style-name="Standard">
      <style:text-properties officeooo:rsid="008107ca" officeooo:paragraph-rsid="008107ca"/>
    </style:style>
    <style:style style:name="P26" style:family="paragraph" style:parent-style-name="Standard" style:list-style-name="L3"/>
    <style:style style:name="P27" style:family="paragraph" style:parent-style-name="Standard">
      <style:text-properties officeooo:paragraph-rsid="008478fc"/>
    </style:style>
    <style:style style:name="P28" style:family="paragraph" style:parent-style-name="Standard">
      <style:paragraph-properties fo:text-align="center" style:justify-single-word="false"/>
      <style:text-properties fo:font-size="16pt" fo:font-weight="bold" officeooo:paragraph-rsid="008568d8" style:font-size-asian="16pt" style:font-weight-asian="bold" style:font-size-complex="16pt" style:font-weight-complex="bold"/>
    </style:style>
    <style:style style:name="P29" style:family="paragraph" style:parent-style-name="Standard">
      <style:paragraph-properties fo:margin-left="0in" fo:margin-right="0in" fo:text-align="start" style:justify-single-word="false" fo:text-indent="0.5516in" style:auto-text-indent="false"/>
      <style:text-properties style:font-name="Liberation Mono" fo:font-size="11pt" fo:font-style="normal" fo:font-weight="normal" officeooo:rsid="00796736" officeooo:paragraph-rsid="00796736"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0in" fo:margin-right="0in" fo:text-align="start" style:justify-single-word="false" fo:text-indent="0.5516in" style:auto-text-indent="false"/>
      <style:text-properties fo:font-size="14pt" officeooo:paragraph-rsid="001e2cd4" style:font-size-asian="14pt" style:font-size-complex="14pt"/>
    </style:style>
    <style:style style:name="P31" style:family="paragraph" style:parent-style-name="Text_20_body">
      <style:paragraph-properties fo:text-align="center" style:justify-single-word="false"/>
      <style:text-properties fo:font-size="14pt" fo:language="ru" fo:country="RU" officeooo:rsid="0044eb42" officeooo:paragraph-rsid="00761d28" style:font-size-asian="14pt" style:font-size-complex="14pt"/>
    </style:style>
    <style:style style:name="P32" style:family="paragraph" style:parent-style-name="Text_20_body">
      <style:paragraph-properties fo:text-align="center" style:justify-single-word="false"/>
      <style:text-properties fo:font-size="14pt" fo:language="ru" fo:country="RU" officeooo:rsid="0044eb42" officeooo:paragraph-rsid="00796736" style:font-size-asian="14pt" style:font-size-complex="14pt"/>
    </style:style>
    <style:style style:name="P33" style:family="paragraph" style:parent-style-name="Text_20_body">
      <style:paragraph-properties fo:text-align="center" style:justify-single-word="false"/>
      <style:text-properties fo:font-size="14pt" fo:language="ru" fo:country="RU" officeooo:rsid="0044eb42" officeooo:paragraph-rsid="007a2799" style:font-size-asian="14pt" style:font-size-complex="14pt"/>
    </style:style>
    <style:style style:name="P34" style:family="paragraph" style:parent-style-name="Text_20_body">
      <style:paragraph-properties fo:text-align="center" style:justify-single-word="false"/>
      <style:text-properties fo:font-size="14pt" fo:language="ru" fo:country="RU" officeooo:rsid="0044eb42" officeooo:paragraph-rsid="007dd7af" style:font-size-asian="14pt" style:font-size-complex="14pt"/>
    </style:style>
    <style:style style:name="P35" style:family="paragraph" style:parent-style-name="Text_20_body">
      <style:paragraph-properties fo:text-align="center" style:justify-single-word="false"/>
      <style:text-properties fo:font-size="14pt" fo:language="ru" fo:country="RU" officeooo:rsid="0044eb42" officeooo:paragraph-rsid="007e99d0" style:font-size-asian="14pt" style:font-size-complex="14pt"/>
    </style:style>
    <style:style style:name="P36" style:family="paragraph" style:parent-style-name="Text_20_body">
      <style:paragraph-properties fo:text-align="center" style:justify-single-word="false"/>
      <style:text-properties fo:font-size="14pt" fo:language="ru" fo:country="RU" officeooo:rsid="0044eb42" officeooo:paragraph-rsid="008112cb" style:font-size-asian="14pt" style:font-size-complex="14pt"/>
    </style:style>
    <style:style style:name="P37" style:family="paragraph" style:parent-style-name="Text_20_body">
      <style:paragraph-properties fo:text-align="center" style:justify-single-word="false"/>
      <style:text-properties fo:font-size="14pt" fo:language="ru" fo:country="RU" officeooo:rsid="0044eb42" officeooo:paragraph-rsid="008478fc" style:font-size-asian="14pt" style:font-size-complex="14pt"/>
    </style:style>
    <style:style style:name="P38" style:family="paragraph" style:parent-style-name="Text_20_body">
      <style:paragraph-properties fo:text-align="center" style:justify-single-word="false"/>
      <style:text-properties fo:font-size="14pt" fo:language="ru" fo:country="RU" officeooo:rsid="0044eb42" officeooo:paragraph-rsid="008568d8" style:font-size-asian="14pt" style:font-size-complex="14pt"/>
    </style:style>
    <style:style style:name="P39" style:family="paragraph" style:parent-style-name="Text_20_body">
      <style:paragraph-properties fo:text-align="center" style:justify-single-word="false"/>
      <style:text-properties fo:font-size="14pt" fo:language="ru" fo:country="RU" officeooo:paragraph-rsid="00761d28" style:font-size-asian="14pt" style:font-size-complex="14pt"/>
    </style:style>
    <style:style style:name="P40" style:family="paragraph" style:parent-style-name="Text_20_body">
      <style:paragraph-properties fo:text-align="center" style:justify-single-word="false"/>
      <style:text-properties fo:font-size="14pt" fo:language="ru" fo:country="RU" officeooo:paragraph-rsid="00796736" style:font-size-asian="14pt" style:font-size-complex="14pt"/>
    </style:style>
    <style:style style:name="P41" style:family="paragraph" style:parent-style-name="Text_20_body">
      <style:paragraph-properties fo:text-align="center" style:justify-single-word="false"/>
      <style:text-properties fo:font-size="14pt" fo:language="ru" fo:country="RU" officeooo:paragraph-rsid="007a2799" style:font-size-asian="14pt" style:font-size-complex="14pt"/>
    </style:style>
    <style:style style:name="P42" style:family="paragraph" style:parent-style-name="Text_20_body">
      <style:paragraph-properties fo:text-align="center" style:justify-single-word="false"/>
      <style:text-properties fo:font-size="14pt" fo:language="ru" fo:country="RU" officeooo:paragraph-rsid="007dd7af" style:font-size-asian="14pt" style:font-size-complex="14pt"/>
    </style:style>
    <style:style style:name="P43" style:family="paragraph" style:parent-style-name="Text_20_body">
      <style:paragraph-properties fo:text-align="center" style:justify-single-word="false"/>
      <style:text-properties fo:font-size="14pt" fo:language="ru" fo:country="RU" officeooo:paragraph-rsid="007e99d0" style:font-size-asian="14pt" style:font-size-complex="14pt"/>
    </style:style>
    <style:style style:name="P44" style:family="paragraph" style:parent-style-name="Text_20_body">
      <style:paragraph-properties fo:text-align="center" style:justify-single-word="false"/>
      <style:text-properties fo:font-size="14pt" fo:language="ru" fo:country="RU" officeooo:paragraph-rsid="008112cb" style:font-size-asian="14pt" style:font-size-complex="14pt"/>
    </style:style>
    <style:style style:name="P45" style:family="paragraph" style:parent-style-name="Text_20_body">
      <style:paragraph-properties fo:text-align="center" style:justify-single-word="false"/>
      <style:text-properties fo:font-size="14pt" fo:language="ru" fo:country="RU" officeooo:paragraph-rsid="008478fc" style:font-size-asian="14pt" style:font-size-complex="14pt"/>
    </style:style>
    <style:style style:name="P46" style:family="paragraph" style:parent-style-name="Text_20_body">
      <style:paragraph-properties fo:text-align="center" style:justify-single-word="false"/>
      <style:text-properties fo:font-size="14pt" fo:language="ru" fo:country="RU" officeooo:paragraph-rsid="008568d8" style:font-size-asian="14pt" style:font-size-complex="14pt"/>
    </style:style>
    <style:style style:name="P47" style:family="paragraph" style:parent-style-name="Text_20_body">
      <style:paragraph-properties fo:text-align="center" style:justify-single-word="false"/>
      <style:text-properties fo:font-size="14pt" officeooo:paragraph-rsid="008568d8" style:font-size-asian="14pt" style:font-size-complex="14pt"/>
    </style:style>
    <style:style style:name="P48" style:family="paragraph" style:parent-style-name="Text_20_body">
      <style:paragraph-properties fo:text-align="center" style:justify-single-word="false"/>
      <style:text-properties fo:font-size="16pt" fo:font-weight="bold" officeooo:paragraph-rsid="00761d28" style:font-size-asian="16pt" style:font-weight-asian="bold" style:font-size-complex="16pt" style:font-weight-complex="bold"/>
    </style:style>
    <style:style style:name="P49" style:family="paragraph" style:parent-style-name="Text_20_body">
      <style:paragraph-properties fo:text-align="center" style:justify-single-word="false"/>
      <style:text-properties fo:font-size="16pt" fo:font-weight="bold" officeooo:paragraph-rsid="00796736" style:font-size-asian="16pt" style:font-weight-asian="bold" style:font-size-complex="16pt" style:font-weight-complex="bold"/>
    </style:style>
    <style:style style:name="P50" style:family="paragraph" style:parent-style-name="Text_20_body">
      <style:paragraph-properties fo:text-align="center" style:justify-single-word="false"/>
      <style:text-properties fo:font-size="16pt" fo:font-weight="bold" officeooo:paragraph-rsid="007a2799" style:font-size-asian="16pt" style:font-weight-asian="bold" style:font-size-complex="16pt" style:font-weight-complex="bold"/>
    </style:style>
    <style:style style:name="P51" style:family="paragraph" style:parent-style-name="Text_20_body">
      <style:paragraph-properties fo:text-align="center" style:justify-single-word="false"/>
      <style:text-properties fo:font-size="16pt" fo:font-weight="bold" officeooo:paragraph-rsid="007dd7af" style:font-size-asian="16pt" style:font-weight-asian="bold" style:font-size-complex="16pt" style:font-weight-complex="bold"/>
    </style:style>
    <style:style style:name="P52" style:family="paragraph" style:parent-style-name="Text_20_body">
      <style:paragraph-properties fo:text-align="center" style:justify-single-word="false"/>
      <style:text-properties fo:font-size="16pt" fo:font-weight="bold" officeooo:paragraph-rsid="007e99d0" style:font-size-asian="16pt" style:font-weight-asian="bold" style:font-size-complex="16pt" style:font-weight-complex="bold"/>
    </style:style>
    <style:style style:name="P53" style:family="paragraph" style:parent-style-name="Text_20_body">
      <style:paragraph-properties fo:text-align="center" style:justify-single-word="false"/>
      <style:text-properties fo:font-size="16pt" fo:font-weight="bold" officeooo:paragraph-rsid="008112cb" style:font-size-asian="16pt" style:font-weight-asian="bold" style:font-size-complex="16pt" style:font-weight-complex="bold"/>
    </style:style>
    <style:style style:name="P54" style:family="paragraph" style:parent-style-name="Text_20_body">
      <style:paragraph-properties fo:text-align="center" style:justify-single-word="false"/>
      <style:text-properties fo:font-size="16pt" fo:font-weight="bold" officeooo:paragraph-rsid="008478fc" style:font-size-asian="16pt" style:font-weight-asian="bold" style:font-size-complex="16pt" style:font-weight-complex="bold"/>
    </style:style>
    <style:style style:name="P55" style:family="paragraph" style:parent-style-name="Text_20_body">
      <style:paragraph-properties fo:text-align="center" style:justify-single-word="false"/>
      <style:text-properties fo:font-size="16pt" fo:font-weight="bold" officeooo:paragraph-rsid="008568d8" style:font-size-asian="16pt" style:font-weight-asian="bold" style:font-size-complex="16pt" style:font-weight-complex="bold"/>
    </style:style>
    <style:style style:name="P56" style:family="paragraph" style:parent-style-name="Text_20_body" style:list-style-name="L4"/>
    <style:style style:name="P57" style:family="paragraph" style:parent-style-name="Text_20_body" style:list-style-name="L5">
      <style:text-properties officeooo:paragraph-rsid="00761d28"/>
    </style:style>
    <style:style style:name="P58" style:family="paragraph" style:parent-style-name="Text_20_body" style:list-style-name="L6"/>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text-properties officeooo:paragraph-rsid="0079d5eb"/>
    </style:style>
    <style:style style:name="P63" style:family="paragraph" style:parent-style-name="Text_20_body" style:list-style-name="L18"/>
    <style:style style:name="P64" style:family="paragraph" style:parent-style-name="Text_20_body" style:list-style-name="L18">
      <style:text-properties officeooo:paragraph-rsid="0079d5eb"/>
    </style:style>
    <style:style style:name="P65" style:family="paragraph" style:parent-style-name="Text_20_body" style:list-style-name="L19"/>
    <style:style style:name="P66" style:family="paragraph" style:parent-style-name="Text_20_body">
      <style:text-properties officeooo:paragraph-rsid="007dd7af"/>
    </style:style>
    <style:style style:name="P67" style:family="paragraph" style:parent-style-name="Text_20_body">
      <style:paragraph-properties fo:margin-left="0in" fo:margin-right="0in" fo:line-height="115%" fo:text-align="center" style:justify-single-word="false" fo:text-indent="0.4598in" style:auto-text-indent="true" style:writing-mode="page"/>
      <style:text-properties fo:font-size="14pt" fo:language="ru" fo:country="RU" officeooo:paragraph-rsid="00761d28" style:font-size-asian="14pt" style:language-asian="zxx" style:country-asian="none" style:font-size-complex="14pt" style:language-complex="zxx" style:country-complex="none"/>
    </style:style>
    <style:style style:name="P68" style:family="paragraph" style:parent-style-name="Text_20_body">
      <style:paragraph-properties fo:margin-left="0in" fo:margin-right="0in" fo:line-height="115%" fo:text-align="center" style:justify-single-word="false" fo:text-indent="0.4598in" style:auto-text-indent="true" style:writing-mode="page"/>
      <style:text-properties fo:font-size="14pt" fo:language="ru" fo:country="RU" officeooo:paragraph-rsid="00796736" style:font-size-asian="14pt" style:language-asian="zxx" style:country-asian="none" style:font-size-complex="14pt" style:language-complex="zxx" style:country-complex="none"/>
    </style:style>
    <style:style style:name="P69" style:family="paragraph" style:parent-style-name="Text_20_body">
      <style:paragraph-properties fo:margin-left="0in" fo:margin-right="0in" fo:line-height="115%" fo:text-align="center" style:justify-single-word="false" fo:text-indent="0.4598in" style:auto-text-indent="true" style:writing-mode="page"/>
      <style:text-properties fo:font-size="14pt" fo:language="ru" fo:country="RU" officeooo:paragraph-rsid="007a2799" style:font-size-asian="14pt" style:language-asian="zxx" style:country-asian="none" style:font-size-complex="14pt" style:language-complex="zxx" style:country-complex="none"/>
    </style:style>
    <style:style style:name="P70" style:family="paragraph" style:parent-style-name="Text_20_body">
      <style:paragraph-properties fo:margin-left="0in" fo:margin-right="0in" fo:line-height="115%" fo:text-align="center" style:justify-single-word="false" fo:text-indent="0.4598in" style:auto-text-indent="true" style:writing-mode="page"/>
      <style:text-properties fo:font-size="14pt" fo:language="ru" fo:country="RU" officeooo:paragraph-rsid="007dd7af" style:font-size-asian="14pt" style:language-asian="zxx" style:country-asian="none" style:font-size-complex="14pt" style:language-complex="zxx" style:country-complex="none"/>
    </style:style>
    <style:style style:name="P71" style:family="paragraph" style:parent-style-name="Text_20_body">
      <style:paragraph-properties fo:margin-left="0in" fo:margin-right="0in" fo:line-height="115%" fo:text-align="center" style:justify-single-word="false" fo:text-indent="0.4598in" style:auto-text-indent="true" style:writing-mode="page"/>
      <style:text-properties fo:font-size="14pt" fo:language="ru" fo:country="RU" officeooo:paragraph-rsid="007e99d0" style:font-size-asian="14pt" style:language-asian="zxx" style:country-asian="none" style:font-size-complex="14pt" style:language-complex="zxx" style:country-complex="none"/>
    </style:style>
    <style:style style:name="P72" style:family="paragraph" style:parent-style-name="Text_20_body">
      <style:paragraph-properties fo:margin-left="0in" fo:margin-right="0in" fo:line-height="115%" fo:text-align="center" style:justify-single-word="false" fo:text-indent="0.4598in" style:auto-text-indent="true" style:writing-mode="page"/>
      <style:text-properties fo:font-size="14pt" fo:language="ru" fo:country="RU" officeooo:paragraph-rsid="008112cb" style:font-size-asian="14pt" style:language-asian="zxx" style:country-asian="none" style:font-size-complex="14pt" style:language-complex="zxx" style:country-complex="none"/>
    </style:style>
    <style:style style:name="P73" style:family="paragraph" style:parent-style-name="Text_20_body">
      <style:paragraph-properties fo:margin-left="0in" fo:margin-right="0in" fo:line-height="115%" fo:text-align="center" style:justify-single-word="false" fo:text-indent="0.4598in" style:auto-text-indent="true" style:writing-mode="page"/>
      <style:text-properties fo:font-size="14pt" fo:language="ru" fo:country="RU" officeooo:paragraph-rsid="008478fc" style:font-size-asian="14pt" style:language-asian="zxx" style:country-asian="none" style:font-size-complex="14pt" style:language-complex="zxx" style:country-complex="none"/>
    </style:style>
    <style:style style:name="P74" style:family="paragraph" style:parent-style-name="Text_20_body">
      <style:paragraph-properties fo:margin-left="0in" fo:margin-right="0in" fo:line-height="115%" fo:text-align="center" style:justify-single-word="false" fo:text-indent="0.4598in" style:auto-text-indent="true" style:writing-mode="page"/>
      <style:text-properties fo:font-size="14pt" fo:language="ru" fo:country="RU" officeooo:paragraph-rsid="008568d8" style:font-size-asian="14pt" style:language-asian="zxx" style:country-asian="none" style:font-size-complex="14pt" style:language-complex="zxx" style:country-complex="none"/>
    </style:style>
    <style:style style:name="P75" style:family="paragraph" style:parent-style-name="Text_20_body">
      <style:paragraph-properties fo:margin-left="0in" fo:margin-right="0in" fo:text-indent="0.4598in" style:auto-text-indent="true" style:writing-mode="page"/>
      <style:text-properties fo:font-size="14pt" fo:language="ru" fo:country="RU" officeooo:paragraph-rsid="00761d28" style:font-size-asian="14pt" style:language-asian="zxx" style:country-asian="none" style:font-size-complex="14pt" style:language-complex="zxx" style:country-complex="none"/>
    </style:style>
    <style:style style:name="P76" style:family="paragraph" style:parent-style-name="Text_20_body">
      <style:paragraph-properties fo:margin-left="0in" fo:margin-right="0in" fo:text-indent="0.4598in" style:auto-text-indent="true" style:writing-mode="page"/>
      <style:text-properties fo:font-size="14pt" fo:language="ru" fo:country="RU" officeooo:paragraph-rsid="00796736" style:font-size-asian="14pt" style:language-asian="zxx" style:country-asian="none" style:font-size-complex="14pt" style:language-complex="zxx" style:country-complex="none"/>
    </style:style>
    <style:style style:name="P77" style:family="paragraph" style:parent-style-name="Text_20_body">
      <style:paragraph-properties fo:margin-left="0in" fo:margin-right="0in" fo:text-indent="0.4598in" style:auto-text-indent="true" style:writing-mode="page"/>
      <style:text-properties fo:font-size="14pt" fo:language="ru" fo:country="RU" officeooo:paragraph-rsid="007a2799" style:font-size-asian="14pt" style:language-asian="zxx" style:country-asian="none" style:font-size-complex="14pt" style:language-complex="zxx" style:country-complex="none"/>
    </style:style>
    <style:style style:name="P78" style:family="paragraph" style:parent-style-name="Text_20_body">
      <style:paragraph-properties fo:margin-left="0in" fo:margin-right="0in" fo:text-indent="0.4598in" style:auto-text-indent="true" style:writing-mode="page"/>
      <style:text-properties fo:font-size="14pt" fo:language="ru" fo:country="RU" officeooo:paragraph-rsid="007dd7af" style:font-size-asian="14pt" style:language-asian="zxx" style:country-asian="none" style:font-size-complex="14pt" style:language-complex="zxx" style:country-complex="none"/>
    </style:style>
    <style:style style:name="P79" style:family="paragraph" style:parent-style-name="Text_20_body">
      <style:paragraph-properties fo:margin-left="0in" fo:margin-right="0in" fo:text-indent="0.4598in" style:auto-text-indent="true" style:writing-mode="page"/>
      <style:text-properties fo:font-size="14pt" fo:language="ru" fo:country="RU" officeooo:paragraph-rsid="007e99d0" style:font-size-asian="14pt" style:language-asian="zxx" style:country-asian="none" style:font-size-complex="14pt" style:language-complex="zxx" style:country-complex="none"/>
    </style:style>
    <style:style style:name="P80" style:family="paragraph" style:parent-style-name="Text_20_body">
      <style:paragraph-properties fo:margin-left="0in" fo:margin-right="0in" fo:text-indent="0.4598in" style:auto-text-indent="true" style:writing-mode="page"/>
      <style:text-properties fo:font-size="14pt" fo:language="ru" fo:country="RU" officeooo:paragraph-rsid="008112cb" style:font-size-asian="14pt" style:language-asian="zxx" style:country-asian="none" style:font-size-complex="14pt" style:language-complex="zxx" style:country-complex="none"/>
    </style:style>
    <style:style style:name="P81" style:family="paragraph" style:parent-style-name="Text_20_body">
      <style:paragraph-properties fo:margin-left="0in" fo:margin-right="0in" fo:text-indent="0.4598in" style:auto-text-indent="true" style:writing-mode="page"/>
      <style:text-properties fo:font-size="14pt" fo:language="ru" fo:country="RU" officeooo:paragraph-rsid="008478fc" style:font-size-asian="14pt" style:language-asian="zxx" style:country-asian="none" style:font-size-complex="14pt" style:language-complex="zxx" style:country-complex="none"/>
    </style:style>
    <style:style style:name="P82" style:family="paragraph" style:parent-style-name="Text_20_body">
      <style:paragraph-properties fo:margin-left="0in" fo:margin-right="0in" fo:text-indent="0.4598in" style:auto-text-indent="true" style:writing-mode="page"/>
      <style:text-properties fo:font-size="14pt" fo:language="ru" fo:country="RU" officeooo:paragraph-rsid="008568d8" style:font-size-asian="14pt" style:language-asian="zxx" style:country-asian="none" style:font-size-complex="14pt" style:language-complex="zxx" style:country-complex="none"/>
    </style:style>
    <style:style style:name="P83" style:family="paragraph" style:parent-style-name="Text_20_body">
      <style:paragraph-properties fo:margin-left="0in" fo:margin-right="0in" fo:line-height="115%" fo:text-align="center" style:justify-single-word="false" fo:text-indent="0.4598in" style:auto-text-indent="true" style:writing-mode="page"/>
      <style:text-properties fo:font-size="14pt" fo:language="ru" fo:country="RU" officeooo:rsid="0044eb42" officeooo:paragraph-rsid="008568d8" style:font-size-asian="14pt" style:font-size-complex="14pt"/>
    </style:style>
    <style:style style:name="P84" style:family="paragraph" style:parent-style-name="Text_20_body">
      <style:paragraph-properties fo:margin-left="0in" fo:margin-right="0in" fo:text-indent="0.4598in" style:auto-text-indent="true" style:writing-mode="page"/>
      <style:text-properties fo:language="ru" fo:country="RU" officeooo:paragraph-rsid="00761d28" style:language-asian="zxx" style:country-asian="none" style:language-complex="zxx" style:country-complex="none"/>
    </style:style>
    <style:style style:name="P85" style:family="paragraph" style:parent-style-name="Text_20_body">
      <style:paragraph-properties fo:margin-left="0in" fo:margin-right="0in" fo:text-indent="0.4598in" style:auto-text-indent="true" style:writing-mode="page"/>
      <style:text-properties fo:language="ru" fo:country="RU" officeooo:paragraph-rsid="00796736" style:language-asian="zxx" style:country-asian="none" style:language-complex="zxx" style:country-complex="none"/>
    </style:style>
    <style:style style:name="P86" style:family="paragraph" style:parent-style-name="Text_20_body">
      <style:paragraph-properties fo:margin-left="0in" fo:margin-right="0in" fo:text-indent="0.4598in" style:auto-text-indent="true" style:writing-mode="page"/>
      <style:text-properties fo:language="ru" fo:country="RU" officeooo:paragraph-rsid="007a2799" style:language-asian="zxx" style:country-asian="none" style:language-complex="zxx" style:country-complex="none"/>
    </style:style>
    <style:style style:name="P87" style:family="paragraph" style:parent-style-name="Text_20_body">
      <style:paragraph-properties fo:margin-left="0in" fo:margin-right="0in" fo:text-indent="0.4598in" style:auto-text-indent="true" style:writing-mode="page"/>
      <style:text-properties fo:language="ru" fo:country="RU" officeooo:paragraph-rsid="007dd7af" style:language-asian="zxx" style:country-asian="none" style:language-complex="zxx" style:country-complex="none"/>
    </style:style>
    <style:style style:name="P88" style:family="paragraph" style:parent-style-name="Text_20_body">
      <style:paragraph-properties fo:margin-left="0in" fo:margin-right="0in" fo:text-indent="0.4598in" style:auto-text-indent="true" style:writing-mode="page"/>
      <style:text-properties fo:language="ru" fo:country="RU" officeooo:paragraph-rsid="007e99d0" style:language-asian="zxx" style:country-asian="none" style:language-complex="zxx" style:country-complex="none"/>
    </style:style>
    <style:style style:name="P89" style:family="paragraph" style:parent-style-name="Text_20_body">
      <style:paragraph-properties fo:margin-left="0in" fo:margin-right="0in" fo:text-indent="0.4598in" style:auto-text-indent="true" style:writing-mode="page"/>
      <style:text-properties fo:language="ru" fo:country="RU" officeooo:paragraph-rsid="008112cb" style:language-asian="zxx" style:country-asian="none" style:language-complex="zxx" style:country-complex="none"/>
    </style:style>
    <style:style style:name="P90" style:family="paragraph" style:parent-style-name="Text_20_body">
      <style:paragraph-properties fo:margin-left="0in" fo:margin-right="0in" fo:text-indent="0.4598in" style:auto-text-indent="true" style:writing-mode="page"/>
      <style:text-properties fo:language="ru" fo:country="RU" officeooo:paragraph-rsid="008478fc" style:language-asian="zxx" style:country-asian="none" style:language-complex="zxx" style:country-complex="none"/>
    </style:style>
    <style:style style:name="P91" style:family="paragraph" style:parent-style-name="Text_20_body">
      <style:paragraph-properties fo:margin-left="0in" fo:margin-right="0in" fo:text-indent="0.4598in" style:auto-text-indent="true" style:writing-mode="page"/>
      <style:text-properties fo:language="ru" fo:country="RU" officeooo:paragraph-rsid="008568d8" style:language-asian="zxx" style:country-asian="none" style:language-complex="zxx" style:country-complex="none"/>
    </style:style>
    <style:style style:name="P92" style:family="paragraph" style:parent-style-name="Text_20_body">
      <style:paragraph-properties fo:margin-left="0in" fo:margin-right="0in" fo:line-height="115%" fo:text-align="center" style:justify-single-word="false" fo:text-indent="0.4598in" style:auto-text-indent="true" style:writing-mode="page"/>
      <style:text-properties officeooo:paragraph-rsid="00796736"/>
    </style:style>
    <style:style style:name="P93" style:family="paragraph" style:parent-style-name="Text_20_body">
      <style:paragraph-properties fo:margin-left="0in" fo:margin-right="0in" fo:line-height="115%" fo:text-align="center" style:justify-single-word="false" fo:text-indent="0.4598in" style:auto-text-indent="true" style:writing-mode="page"/>
      <style:text-properties officeooo:paragraph-rsid="0079d5eb"/>
    </style:style>
    <style:style style:name="P94" style:family="paragraph" style:parent-style-name="Text_20_body">
      <style:paragraph-properties fo:margin-left="0in" fo:margin-right="0in" fo:line-height="115%" fo:text-align="center" style:justify-single-word="false" fo:text-indent="0.4598in" style:auto-text-indent="true" style:writing-mode="page"/>
      <style:text-properties style:font-name="Liberation Serif" fo:font-size="11pt" fo:font-style="normal" fo:font-weight="normal" officeooo:rsid="001e2cd4" officeooo:paragraph-rsid="007a2799" style:font-size-asian="11pt" style:font-style-asian="normal" style:font-weight-asian="normal" style:font-size-complex="11pt" style:font-style-complex="normal" style:font-weight-complex="normal"/>
    </style:style>
    <style:style style:name="P95" style:family="paragraph" style:parent-style-name="Text_20_body">
      <style:paragraph-properties fo:margin-left="0in" fo:margin-right="0in" fo:line-height="115%" fo:text-align="center" style:justify-single-word="false" fo:text-indent="0.4598in" style:auto-text-indent="true" style:writing-mode="page"/>
      <style:text-properties style:font-name="Liberation Serif" fo:font-size="11pt" fo:font-style="normal" fo:font-weight="normal" officeooo:rsid="001e2cd4" officeooo:paragraph-rsid="007e99d0" style:font-size-asian="11pt" style:font-style-asian="normal" style:font-weight-asian="normal" style:font-size-complex="11pt" style:font-style-complex="normal" style:font-weight-complex="normal"/>
    </style:style>
    <style:style style:name="P96" style:family="paragraph" style:parent-style-name="Text_20_body">
      <style:paragraph-properties fo:margin-left="0in" fo:margin-right="0in" fo:line-height="115%" fo:text-align="center" style:justify-single-word="false" fo:text-indent="0.4598in" style:auto-text-indent="true" style:writing-mode="page"/>
      <style:text-properties style:font-name="Liberation Serif" fo:font-size="11pt" fo:font-style="normal" fo:font-weight="normal" officeooo:rsid="0025510f" officeooo:paragraph-rsid="007dd7af" style:font-size-asian="11pt" style:font-style-asian="normal" style:font-weight-asian="normal" style:font-size-complex="11pt" style:font-style-complex="normal" style:font-weight-complex="normal"/>
    </style:style>
    <style:style style:name="P97" style:family="paragraph" style:parent-style-name="Text_20_body">
      <style:paragraph-properties fo:margin-left="0in" fo:margin-right="0in" fo:line-height="115%" fo:text-align="center" style:justify-single-word="false" fo:text-indent="0.4598in" style:auto-text-indent="true" fo:break-before="page" style:writing-mode="page"/>
      <style:text-properties officeooo:paragraph-rsid="0079d5eb"/>
    </style:style>
    <style:style style:name="P98" style:family="paragraph" style:parent-style-name="Text_20_body">
      <style:paragraph-properties fo:margin-left="0in" fo:margin-right="0in" fo:margin-top="0in" fo:margin-bottom="0.0972in" loext:contextual-spacing="false" fo:line-height="115%" fo:text-align="center" style:justify-single-word="false" fo:text-indent="0.4598in" style:auto-text-indent="true" style:writing-mode="page"/>
      <style:text-properties style:font-name="Liberation Serif" fo:font-size="11pt" fo:font-style="normal" fo:font-weight="normal" officeooo:rsid="001e2cd4" officeooo:paragraph-rsid="007e99d0" style:font-size-asian="11pt" style:font-style-asian="normal" style:font-weight-asian="normal" style:font-size-complex="11pt" style:font-style-complex="normal" style:font-weight-complex="normal"/>
    </style:style>
    <style:style style:name="P99" style:family="paragraph" style:parent-style-name="Text_20_body">
      <style:paragraph-properties fo:margin-left="0in" fo:margin-right="0in" fo:margin-top="0in" fo:margin-bottom="0.0972in" loext:contextual-spacing="false" fo:line-height="115%" fo:text-align="center" style:justify-single-word="false" fo:text-indent="0.4598in" style:auto-text-indent="true" style:writing-mode="page"/>
      <style:text-properties style:font-name="Liberation Serif" fo:font-size="11pt" fo:font-style="normal" fo:font-weight="normal" officeooo:rsid="001e2cd4" officeooo:paragraph-rsid="008112cb" style:font-size-asian="11pt" style:font-style-asian="normal" style:font-weight-asian="normal" style:font-size-complex="11pt" style:font-style-complex="normal" style:font-weight-complex="normal"/>
    </style:style>
    <style:style style:name="P100" style:family="paragraph" style:parent-style-name="Text_20_body">
      <style:paragraph-properties fo:margin-left="0in" fo:margin-right="0in" fo:margin-top="0in" fo:margin-bottom="0.0972in" loext:contextual-spacing="false" fo:line-height="115%" fo:text-align="center" style:justify-single-word="false" fo:text-indent="0.4598in" style:auto-text-indent="true" style:writing-mode="page"/>
      <style:text-properties style:font-name="Liberation Serif" fo:font-size="11pt" fo:font-style="normal" fo:font-weight="normal" officeooo:rsid="001e2cd4" officeooo:paragraph-rsid="008478fc" style:font-size-asian="11pt" style:font-style-asian="normal" style:font-weight-asian="normal" style:font-size-complex="11pt" style:font-style-complex="normal" style:font-weight-complex="normal"/>
    </style:style>
    <style:style style:name="P101"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7e99d0" style:font-size-asian="14pt" style:font-size-complex="14pt"/>
    </style:style>
    <style:style style:name="P102" style:family="paragraph" style:parent-style-name="Text_20_body">
      <style:paragraph-properties fo:margin-left="0in" fo:margin-right="0in" fo:text-indent="0.7402in" style:auto-text-indent="true"/>
    </style:style>
    <style:style style:name="P103" style:family="paragraph" style:parent-style-name="Text_20_body">
      <style:paragraph-properties fo:margin-left="0in" fo:margin-right="0in" fo:text-indent="0.7402in" style:auto-text-indent="true"/>
      <style:text-properties officeooo:paragraph-rsid="0077691f"/>
    </style:style>
    <style:style style:name="P104" style:family="paragraph" style:parent-style-name="Text_20_body">
      <style:paragraph-properties fo:margin-left="0in" fo:margin-right="0in" fo:text-indent="0.7402in" style:auto-text-indent="true"/>
      <style:text-properties fo:font-weight="normal" style:font-weight-asian="normal" style:font-weight-complex="normal"/>
    </style:style>
    <style:style style:name="P105"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796736" style:font-size-asian="14pt" style:font-size-complex="14pt"/>
    </style:style>
    <style:style style:name="P106" style:family="paragraph" style:parent-style-name="Text_20_body">
      <style:paragraph-properties fo:text-align="center" style:justify-single-word="false" fo:break-before="page"/>
      <style:text-properties fo:font-size="14pt" fo:language="ru" fo:country="RU" officeooo:rsid="0044eb42" officeooo:paragraph-rsid="00761d28" style:font-size-asian="14pt" style:font-size-complex="14pt"/>
    </style:style>
    <style:style style:name="P107"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officeooo:paragraph-rsid="007b7ebc"/>
    </style:style>
    <style:style style:name="P108"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style:font-name="Liberation Mono" fo:font-size="11pt" fo:font-style="normal" fo:font-weight="normal" officeooo:rsid="0025510f" officeooo:paragraph-rsid="007cb3a9" style:font-size-asian="11pt" style:font-style-asian="normal" style:font-weight-asian="normal" style:font-size-complex="11pt" style:font-style-complex="normal" style:font-weight-complex="normal"/>
    </style:style>
    <style:style style:name="P109"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style:font-name="Liberation Mono" fo:font-size="11pt" fo:font-style="normal" fo:font-weight="normal" officeooo:rsid="0025510f" officeooo:paragraph-rsid="007e99d0" style:font-size-asian="11pt" style:font-style-asian="normal" style:font-weight-asian="normal" style:font-size-complex="11pt" style:font-style-complex="normal" style:font-weight-complex="normal"/>
    </style:style>
    <style:style style:name="P110"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style:font-name="Liberation Mono" fo:font-size="11pt" fo:font-style="normal" fo:font-weight="normal" officeooo:rsid="0025510f" officeooo:paragraph-rsid="008112cb" style:font-size-asian="11pt" style:font-style-asian="normal" style:font-weight-asian="normal" style:font-size-complex="11pt" style:font-style-complex="normal" style:font-weight-complex="normal"/>
    </style:style>
    <style:style style:name="P111"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style:font-name="Liberation Mono" fo:font-size="11pt" fo:font-style="normal" fo:font-weight="normal" officeooo:rsid="0025510f" officeooo:paragraph-rsid="008392a3" style:font-size-asian="11pt" style:font-style-asian="normal" style:font-weight-asian="normal" style:font-size-complex="11pt" style:font-style-complex="normal" style:font-weight-complex="normal"/>
    </style:style>
    <style:style style:name="P112"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style:font-name="Liberation Mono" fo:font-size="11pt" fo:font-style="normal" fo:font-weight="normal" officeooo:rsid="0025510f" officeooo:paragraph-rsid="008478fc" style:font-size-asian="11pt" style:font-style-asian="normal" style:font-weight-asian="normal" style:font-size-complex="11pt" style:font-style-complex="normal" style:font-weight-complex="normal"/>
    </style:style>
    <style:style style:name="P113"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ab-stops>
          <style:tab-stop style:position="0.3126in"/>
        </style:tab-stops>
      </style:paragraph-properties>
      <style:text-properties style:font-name="Liberation Mono" fo:font-size="11pt" fo:font-style="normal" fo:font-weight="normal" officeooo:rsid="0025510f" officeooo:paragraph-rsid="008568d8" style:font-size-asian="11pt" style:font-style-asian="normal" style:font-weight-asian="normal" style:font-size-complex="11pt" style:font-style-complex="normal" style:font-weight-complex="normal"/>
    </style:style>
    <style:style style:name="P114" style:family="paragraph" style:parent-style-name="Text_20_body">
      <style:paragraph-properties fo:margin-left="0in" fo:margin-right="0in" fo:margin-top="0in" fo:margin-bottom="0.0972in" loext:contextual-spacing="false" fo:line-height="120%" fo:text-align="start" style:justify-single-word="false" fo:text-indent="0.5118in" style:auto-text-indent="false"/>
      <style:text-properties fo:font-size="11pt" officeooo:paragraph-rsid="007e99d0" style:font-size-asian="11pt" style:font-size-complex="11pt"/>
    </style:style>
    <style:style style:name="P115"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7a2799" style:font-size-asian="14pt" style:font-size-complex="14pt"/>
    </style:style>
    <style:style style:name="P116"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7dd7af" style:font-size-asian="14pt" style:font-size-complex="14pt"/>
    </style:style>
    <style:style style:name="P117"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7e99d0" style:font-size-asian="14pt" style:font-size-complex="14pt"/>
    </style:style>
    <style:style style:name="P118"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8112cb" style:font-size-asian="14pt" style:font-size-complex="14pt"/>
    </style:style>
    <style:style style:name="P119"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8478fc" style:font-size-asian="14pt" style:font-size-complex="14pt"/>
    </style:style>
    <style:style style:name="P120" style:family="paragraph" style:parent-style-name="Text_20_body" style:master-page-name="Standard">
      <style:paragraph-properties fo:text-align="center" style:justify-single-word="false" style:page-number="auto" fo:break-before="page"/>
      <style:text-properties fo:font-size="14pt" fo:language="ru" fo:country="RU" officeooo:rsid="0044eb42" officeooo:paragraph-rsid="008478fc" style:font-size-asian="14pt" style:font-size-complex="14pt"/>
    </style:style>
    <style:style style:name="P121" style:family="paragraph" style:parent-style-name="Text_20_body" style:master-page-name="Standard">
      <style:paragraph-properties fo:text-align="center" style:justify-single-word="false" style:page-number="auto"/>
      <style:text-properties fo:font-size="14pt" fo:language="ru" fo:country="RU" officeooo:rsid="0044eb42" officeooo:paragraph-rsid="008568d8" style:font-size-asian="14pt" style:font-size-complex="14pt"/>
    </style:style>
    <style:style style:name="P122" style:family="paragraph" style:parent-style-name="Heading_20_1">
      <style:paragraph-properties fo:text-align="center" style:justify-single-word="false"/>
      <style:text-properties fo:language="ru" fo:country="RU" officeooo:rsid="00521ff8" officeooo:paragraph-rsid="00761d28" style:language-asian="zxx" style:country-asian="none" style:language-complex="zxx" style:country-complex="none"/>
    </style:style>
    <style:style style:name="P123" style:family="paragraph" style:parent-style-name="Heading_20_1">
      <style:paragraph-properties fo:text-align="center" style:justify-single-word="false"/>
      <style:text-properties fo:language="ru" fo:country="RU" officeooo:rsid="00521ff8" officeooo:paragraph-rsid="00796736" style:language-asian="zxx" style:country-asian="none" style:language-complex="zxx" style:country-complex="none"/>
    </style:style>
    <style:style style:name="P124" style:family="paragraph" style:parent-style-name="Heading_20_1">
      <style:paragraph-properties fo:text-align="center" style:justify-single-word="false"/>
      <style:text-properties fo:language="ru" fo:country="RU" officeooo:rsid="00521ff8" officeooo:paragraph-rsid="007a2799" style:language-asian="zxx" style:country-asian="none" style:language-complex="zxx" style:country-complex="none"/>
    </style:style>
    <style:style style:name="P125" style:family="paragraph" style:parent-style-name="Heading_20_1">
      <style:paragraph-properties fo:text-align="center" style:justify-single-word="false"/>
      <style:text-properties fo:language="ru" fo:country="RU" officeooo:rsid="00521ff8" officeooo:paragraph-rsid="007dd7af" style:language-asian="zxx" style:country-asian="none" style:language-complex="zxx" style:country-complex="none"/>
    </style:style>
    <style:style style:name="P126" style:family="paragraph" style:parent-style-name="Heading_20_1">
      <style:paragraph-properties fo:text-align="center" style:justify-single-word="false"/>
      <style:text-properties fo:language="ru" fo:country="RU" officeooo:rsid="00521ff8" officeooo:paragraph-rsid="007e99d0" style:language-asian="zxx" style:country-asian="none" style:language-complex="zxx" style:country-complex="none"/>
    </style:style>
    <style:style style:name="P127" style:family="paragraph" style:parent-style-name="Heading_20_1">
      <style:paragraph-properties fo:text-align="center" style:justify-single-word="false"/>
      <style:text-properties fo:language="ru" fo:country="RU" officeooo:rsid="00521ff8" officeooo:paragraph-rsid="008112cb" style:language-asian="zxx" style:country-asian="none" style:language-complex="zxx" style:country-complex="none"/>
    </style:style>
    <style:style style:name="P128" style:family="paragraph" style:parent-style-name="Heading_20_1">
      <style:paragraph-properties fo:text-align="center" style:justify-single-word="false"/>
      <style:text-properties fo:language="ru" fo:country="RU" officeooo:rsid="00521ff8" officeooo:paragraph-rsid="008478fc" style:language-asian="zxx" style:country-asian="none" style:language-complex="zxx" style:country-complex="none"/>
    </style:style>
    <style:style style:name="P129" style:family="paragraph" style:parent-style-name="Heading_20_1">
      <style:paragraph-properties fo:text-align="center" style:justify-single-word="false"/>
      <style:text-properties fo:language="ru" fo:country="RU" officeooo:rsid="00521ff8" officeooo:paragraph-rsid="008568d8" style:language-asian="zxx" style:country-asian="none" style:language-complex="zxx" style:country-complex="none"/>
    </style:style>
    <style:style style:name="P130" style:family="paragraph" style:parent-style-name="Heading_20_1">
      <style:text-properties fo:language="ru" fo:country="RU" officeooo:paragraph-rsid="00761d28" style:language-asian="zxx" style:country-asian="none" style:language-complex="zxx" style:country-complex="none"/>
    </style:style>
    <style:style style:name="P131" style:family="paragraph" style:parent-style-name="Heading_20_1">
      <style:text-properties fo:language="ru" fo:country="RU" officeooo:paragraph-rsid="00796736" style:language-asian="zxx" style:country-asian="none" style:language-complex="zxx" style:country-complex="none"/>
    </style:style>
    <style:style style:name="P132" style:family="paragraph" style:parent-style-name="Heading_20_1">
      <style:text-properties fo:language="ru" fo:country="RU" officeooo:paragraph-rsid="007a2799" style:language-asian="zxx" style:country-asian="none" style:language-complex="zxx" style:country-complex="none"/>
    </style:style>
    <style:style style:name="P133" style:family="paragraph" style:parent-style-name="Heading_20_1">
      <style:text-properties fo:language="ru" fo:country="RU" officeooo:paragraph-rsid="007dd7af" style:language-asian="zxx" style:country-asian="none" style:language-complex="zxx" style:country-complex="none"/>
    </style:style>
    <style:style style:name="P134" style:family="paragraph" style:parent-style-name="Heading_20_1">
      <style:text-properties fo:language="ru" fo:country="RU" officeooo:paragraph-rsid="007e99d0" style:language-asian="zxx" style:country-asian="none" style:language-complex="zxx" style:country-complex="none"/>
    </style:style>
    <style:style style:name="P135" style:family="paragraph" style:parent-style-name="Heading_20_1">
      <style:text-properties fo:language="ru" fo:country="RU" officeooo:paragraph-rsid="008112cb" style:language-asian="zxx" style:country-asian="none" style:language-complex="zxx" style:country-complex="none"/>
    </style:style>
    <style:style style:name="P136" style:family="paragraph" style:parent-style-name="Heading_20_1">
      <style:text-properties fo:language="ru" fo:country="RU" officeooo:paragraph-rsid="008478fc" style:language-asian="zxx" style:country-asian="none" style:language-complex="zxx" style:country-complex="none"/>
    </style:style>
    <style:style style:name="P137" style:family="paragraph" style:parent-style-name="Heading_20_2">
      <style:text-properties officeooo:paragraph-rsid="007dd7af"/>
    </style:style>
    <style:style style:name="P138" style:family="paragraph" style:parent-style-name="Heading_20_2">
      <style:text-properties officeooo:rsid="007fc9c2" officeooo:paragraph-rsid="007fc9c2"/>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officeooo:paragraph-rsid="007b7ebc"/>
    </style:style>
    <style:style style:name="P141" style:family="paragraph" style:parent-style-name="Preformatted_20_Text" style:list-style-name="L7"/>
    <style:style style:name="P142" style:family="paragraph" style:parent-style-name="Preformatted_20_Text" style:list-style-name="L8"/>
    <style:style style:name="P143" style:family="paragraph" style:parent-style-name="Preformatted_20_Text" style:list-style-name="L9"/>
    <style:style style:name="P144" style:family="paragraph" style:parent-style-name="Preformatted_20_Text">
      <style:text-properties fo:font-size="12pt" style:font-size-asian="12pt" style:font-size-complex="12pt"/>
    </style:style>
    <style:style style:name="P145" style:family="paragraph" style:parent-style-name="Preformatted_20_Text" style:list-style-name="L13">
      <style:text-properties fo:font-size="12pt" style:font-size-asian="12pt" style:font-size-complex="12pt"/>
    </style:style>
    <style:style style:name="P146" style:family="paragraph" style:parent-style-name="Preformatted_20_Text" style:list-style-name="L12">
      <style:text-properties fo:font-size="12pt" style:font-size-asian="12pt" style:font-size-complex="12pt"/>
    </style:style>
    <style:style style:name="P147" style:family="paragraph" style:parent-style-name="Preformatted_20_Text" style:list-style-name="L11">
      <style:text-properties fo:font-size="12pt" style:font-size-asian="12pt" style:font-size-complex="12pt"/>
    </style:style>
    <style:style style:name="P148" style:family="paragraph" style:parent-style-name="Preformatted_20_Text" style:list-style-name="L10">
      <style:text-properties fo:font-size="12pt" style:font-size-asian="12pt" style:font-size-complex="12pt"/>
    </style:style>
    <style:style style:name="P149" style:family="paragraph" style:parent-style-name="Preformatted_20_Text" style:list-style-name="L14">
      <style:text-properties fo:font-size="12pt" style:font-size-asian="12pt" style:font-size-complex="12pt"/>
    </style:style>
    <style:style style:name="P150" style:family="paragraph" style:parent-style-name="Preformatted_20_Text" style:list-style-name="L21">
      <style:text-properties fo:font-size="12pt" officeooo:paragraph-rsid="007a2799" style:font-size-asian="12pt" style:font-size-complex="12pt"/>
    </style:style>
    <style:style style:name="P151" style:family="paragraph" style:parent-style-name="Preformatted_20_Text" style:list-style-name="L22">
      <style:text-properties fo:font-size="12pt" officeooo:paragraph-rsid="007a2799" style:font-size-asian="12pt" style:font-size-complex="12pt"/>
    </style:style>
    <style:style style:name="P152" style:family="paragraph" style:parent-style-name="Preformatted_20_Text" style:list-style-name="L25">
      <style:text-properties fo:font-size="12pt" style:font-size-asian="12pt" style:font-size-complex="12pt"/>
    </style:style>
    <style:style style:name="P153" style:family="paragraph" style:parent-style-name="Preformatted_20_Text" style:list-style-name="L28">
      <style:text-properties fo:font-size="12pt" style:font-size-asian="12pt" style:font-size-complex="12pt"/>
    </style:style>
    <style:style style:name="P154" style:family="paragraph" style:parent-style-name="Preformatted_20_Text" style:list-style-name="L29">
      <style:text-properties fo:font-size="12pt" officeooo:paragraph-rsid="007cb3a9" style:font-size-asian="12pt" style:font-size-complex="12pt"/>
    </style:style>
    <style:style style:name="P155" style:family="paragraph" style:parent-style-name="Preformatted_20_Text" style:list-style-name="L30">
      <style:text-properties fo:font-size="12pt" officeooo:rsid="007cb3a9" officeooo:paragraph-rsid="007cb3a9" style:font-size-asian="12pt" style:font-size-complex="12pt"/>
    </style:style>
    <style:style style:name="P156" style:family="paragraph" style:parent-style-name="Preformatted_20_Text" style:list-style-name="L32">
      <style:text-properties fo:font-size="12pt" officeooo:rsid="007dd7af" officeooo:paragraph-rsid="007dd7af" style:font-size-asian="12pt" style:font-size-complex="12pt"/>
    </style:style>
    <style:style style:name="P157" style:family="paragraph" style:parent-style-name="Preformatted_20_Text" style:list-style-name="L33">
      <style:text-properties fo:font-size="12pt" officeooo:rsid="007e99d0" officeooo:paragraph-rsid="007e99d0" style:font-size-asian="12pt" style:font-size-complex="12pt"/>
    </style:style>
    <style:style style:name="P158" style:family="paragraph" style:parent-style-name="Preformatted_20_Text" style:list-style-name="L35">
      <style:text-properties fo:font-size="12pt" officeooo:rsid="008112cb" officeooo:paragraph-rsid="008112cb" style:font-size-asian="12pt" style:font-size-complex="12pt"/>
    </style:style>
    <style:style style:name="P159" style:family="paragraph" style:parent-style-name="Preformatted_20_Text" style:list-style-name="L36">
      <style:text-properties fo:font-size="12pt" officeooo:paragraph-rsid="008283de" style:font-size-asian="12pt" style:font-size-complex="12pt"/>
    </style:style>
    <style:style style:name="P160" style:family="paragraph" style:parent-style-name="Preformatted_20_Text" style:list-style-name="L37">
      <style:text-properties fo:font-size="12pt" officeooo:rsid="008478fc" officeooo:paragraph-rsid="008478fc" style:font-size-asian="12pt" style:font-size-complex="12pt"/>
    </style:style>
    <style:style style:name="P161" style:family="paragraph" style:parent-style-name="Preformatted_20_Text" style:list-style-name="L38">
      <style:text-properties fo:font-size="12pt" officeooo:paragraph-rsid="008568d8" style:font-size-asian="12pt" style:font-size-complex="12pt"/>
    </style:style>
    <style:style style:name="P162" style:family="paragraph" style:parent-style-name="Preformatted_20_Text">
      <style:text-properties officeooo:paragraph-rsid="0079d5eb"/>
    </style:style>
    <style:style style:name="P163" style:family="paragraph" style:parent-style-name="Preformatted_20_Text">
      <style:text-properties officeooo:rsid="007a2799" officeooo:paragraph-rsid="007a2799"/>
    </style:style>
    <style:style style:name="P164" style:family="paragraph" style:parent-style-name="Preformatted_20_Text">
      <style:text-properties officeooo:paragraph-rsid="007a2799"/>
    </style:style>
    <style:style style:name="P165" style:family="paragraph" style:parent-style-name="Preformatted_20_Text" style:list-style-name="L23"/>
    <style:style style:name="P166" style:family="paragraph" style:parent-style-name="Preformatted_20_Text" style:list-style-name="L24">
      <style:text-properties officeooo:paragraph-rsid="007a2799"/>
    </style:style>
    <style:style style:name="P167" style:family="paragraph" style:parent-style-name="Preformatted_20_Text" style:list-style-name="L31">
      <style:text-properties officeooo:rsid="007cb3a9" officeooo:paragraph-rsid="007cb3a9"/>
    </style:style>
    <style:style style:name="P168" style:family="paragraph" style:parent-style-name="Preformatted_20_Text">
      <style:text-properties officeooo:rsid="007e99d0" officeooo:paragraph-rsid="007e99d0"/>
    </style:style>
    <style:style style:name="P169" style:family="paragraph" style:parent-style-name="Preformatted_20_Text" style:list-style-name="L35">
      <style:text-properties officeooo:rsid="008112cb" officeooo:paragraph-rsid="008112cb"/>
    </style:style>
    <style:style style:name="P170" style:family="paragraph" style:parent-style-name="Preformatted_20_Text">
      <style:text-properties officeooo:rsid="008112cb" officeooo:paragraph-rsid="008112cb"/>
    </style:style>
    <style:style style:name="P171" style:family="paragraph" style:parent-style-name="Preformatted_20_Text">
      <style:text-properties fo:font-size="10pt" officeooo:rsid="008112cb" officeooo:paragraph-rsid="008112cb" style:font-size-asian="8.75pt" style:font-size-complex="10pt"/>
    </style:style>
    <style:style style:name="P172" style:family="paragraph" style:parent-style-name="Preformatted_20_Text">
      <style:text-properties officeooo:paragraph-rsid="008112cb"/>
    </style:style>
    <style:style style:name="P173" style:family="paragraph" style:parent-style-name="Preformatted_20_Text">
      <style:text-properties officeooo:rsid="008283de" officeooo:paragraph-rsid="008283de"/>
    </style:style>
    <style:style style:name="P174" style:family="paragraph" style:parent-style-name="Preformatted_20_Text">
      <style:text-properties officeooo:paragraph-rsid="008283de"/>
    </style:style>
    <style:style style:name="P175" style:family="paragraph" style:parent-style-name="Preformatted_20_Text">
      <style:text-properties officeooo:rsid="008392a3" officeooo:paragraph-rsid="008392a3"/>
    </style:style>
    <style:style style:name="P176" style:family="paragraph" style:parent-style-name="Preformatted_20_Text">
      <style:text-properties officeooo:rsid="008478fc" officeooo:paragraph-rsid="008478fc"/>
    </style:style>
    <style:style style:name="P177" style:family="paragraph" style:parent-style-name="Preformatted_20_Text">
      <style:text-properties officeooo:paragraph-rsid="008478fc"/>
    </style:style>
    <style:style style:name="P178" style:family="paragraph" style:parent-style-name="Preformatted_20_Text" style:list-style-name="L37">
      <style:text-properties officeooo:paragraph-rsid="008478fc"/>
    </style:style>
    <style:style style:name="P179" style:family="paragraph" style:parent-style-name="Preformatted_20_Text">
      <style:text-properties officeooo:rsid="008568d8" officeooo:paragraph-rsid="008568d8"/>
    </style:style>
    <style:style style:name="P180" style:family="paragraph" style:parent-style-name="Preformatted_20_Text">
      <style:text-properties officeooo:paragraph-rsid="008568d8"/>
    </style:style>
    <style:style style:name="P181" style:family="paragraph" style:parent-style-name="Preformatted_20_Text">
      <style:paragraph-properties fo:margin-left="0in" fo:margin-right="0in" fo:text-indent="0in" style:auto-text-indent="false"/>
    </style:style>
    <style:style style:name="P182" style:family="paragraph" style:parent-style-name="Preformatted_20_Text" style:list-style-name="L30">
      <style:paragraph-properties fo:margin-left="0in" fo:margin-right="0in" fo:text-indent="0in" style:auto-text-indent="false"/>
      <style:text-properties fo:font-size="12pt" officeooo:rsid="007cb3a9" officeooo:paragraph-rsid="007cb3a9" style:font-size-asian="12pt" style:font-size-complex="12pt"/>
    </style:style>
    <style:style style:name="P183" style:family="paragraph" style:parent-style-name="Preformatted_20_Text" style:list-style-name="L32">
      <style:paragraph-properties fo:margin-left="0in" fo:margin-right="0in" fo:text-indent="0in" style:auto-text-indent="false"/>
      <style:text-properties fo:font-size="12pt" officeooo:rsid="007dd7af" officeooo:paragraph-rsid="007dd7af" style:font-size-asian="12pt" style:font-size-complex="12pt"/>
    </style:style>
    <style:style style:name="P184" style:family="paragraph" style:parent-style-name="Preformatted_20_Text">
      <style:paragraph-properties fo:margin-left="0in" fo:margin-right="0in" fo:text-indent="0in" style:auto-text-indent="false"/>
      <style:text-properties officeooo:rsid="007cb3a9"/>
    </style:style>
    <style:style style:name="P185" style:family="paragraph" style:parent-style-name="Preformatted_20_Text">
      <style:paragraph-properties fo:margin-left="0in" fo:margin-right="0in" fo:text-indent="0in" style:auto-text-indent="false"/>
      <style:text-properties officeooo:rsid="007cb3a9" officeooo:paragraph-rsid="007cb3a9"/>
    </style:style>
    <style:style style:name="P186" style:family="paragraph" style:parent-style-name="Preformatted_20_Text">
      <style:paragraph-properties fo:margin-left="0in" fo:margin-right="0in" fo:text-indent="0in" style:auto-text-indent="false"/>
      <style:text-properties officeooo:rsid="007dd7af" officeooo:paragraph-rsid="007dd7af"/>
    </style:style>
    <style:style style:name="P187" style:family="paragraph" style:parent-style-name="Preformatted_20_Text">
      <style:paragraph-properties fo:margin-left="0in" fo:margin-right="0in" fo:margin-top="0in" fo:margin-bottom="0.0972in" loext:contextual-spacing="false" fo:line-height="120%" fo:text-align="start" style:justify-single-word="false" fo:text-indent="0in" style:auto-text-indent="false"/>
      <style:text-properties fo:font-weight="normal" officeooo:rsid="007dd7af" officeooo:paragraph-rsid="007dd7af" style:font-weight-asian="normal" style:font-weight-complex="normal"/>
    </style:style>
    <style:style style:name="P188" style:family="paragraph" style:parent-style-name="Preformatted_20_Text">
      <style:paragraph-properties fo:margin-left="0in" fo:margin-right="0in" fo:margin-top="0in" fo:margin-bottom="0.0972in" loext:contextual-spacing="false" fo:line-height="120%" fo:text-align="start" style:justify-single-word="false" fo:text-indent="0in" style:auto-text-indent="false"/>
      <style:text-properties fo:font-weight="normal" officeooo:rsid="007e99d0" officeooo:paragraph-rsid="007dd7af" style:font-weight-asian="normal" style:font-weight-complex="normal"/>
    </style:style>
    <style:style style:name="P189" style:family="paragraph" style:parent-style-name="Preformatted_20_Text" style:list-style-name="L32">
      <style:paragraph-properties fo:margin-left="0in" fo:margin-right="0in" fo:margin-top="0in" fo:margin-bottom="0.0972in" loext:contextual-spacing="false" fo:line-height="120%" fo:text-align="start" style:justify-single-word="false" fo:text-indent="0in" style:auto-text-indent="false"/>
      <style:text-properties fo:font-size="12pt" fo:font-weight="normal" officeooo:rsid="007dd7af" officeooo:paragraph-rsid="007dd7af" style:font-size-asian="12pt" style:font-weight-asian="normal"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ffcd9" style:font-weight-asian="bold" style:font-weight-complex="bold"/>
    </style:style>
    <style:style style:name="T4" style:family="text">
      <style:text-properties fo:font-weight="bold" officeooo:rsid="0079d5eb"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1e876b"/>
    </style:style>
    <style:style style:name="T9" style:family="text">
      <style:text-properties style:font-name="Liberation Mono" fo:font-size="11pt" fo:font-style="normal" fo:font-weight="normal" officeooo:rsid="0025510f" style:font-size-asian="11pt" style:font-style-asian="normal" style:font-weight-asian="normal" style:font-size-complex="11pt" style:font-style-complex="normal" style:font-weight-complex="normal"/>
    </style:style>
    <style:style style:name="T10" style:family="text">
      <style:text-properties style:font-name="Liberation Mono" fo:font-size="11pt" fo:font-style="normal" fo:font-weight="normal" officeooo:rsid="007a2799" style:font-size-asian="11pt" style:font-style-asian="normal" style:font-weight-asian="normal" style:font-size-complex="11pt" style:font-style-complex="normal" style:font-weight-complex="normal"/>
    </style:style>
    <style:style style:name="T11" style:family="text">
      <style:text-properties style:font-name="Liberation Mono" fo:font-size="11pt" fo:font-style="normal" fo:font-weight="normal" officeooo:rsid="007fc9c2" style:font-size-asian="11pt" style:font-style-asian="normal" style:font-weight-asian="normal" style:font-size-complex="11pt" style:font-style-complex="normal" style:font-weight-complex="normal"/>
    </style:style>
    <style:style style:name="T12" style:family="text">
      <style:text-properties style:font-name="Liberation Mono" fo:font-size="11pt" fo:font-style="normal" fo:font-weight="normal" officeooo:rsid="002ef5ae"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officeooo:rsid="0030ecca"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469e0" style:font-size-asian="9.60000038146973pt" style:font-style-asian="normal" style:font-weight-asian="normal" style:font-size-complex="11pt" style:font-style-complex="normal" style:font-weight-complex="normal"/>
    </style:style>
    <style:style style:name="T15" style:family="text">
      <style:text-properties style:font-name="Liberation Mono" fo:font-size="11pt" fo:font-style="normal" style:font-size-asian="11pt" style:font-style-asian="normal" style:font-size-complex="11pt" style:font-style-complex="normal"/>
    </style:style>
    <style:style style:name="T16" style:family="text">
      <style:text-properties style:font-name="Liberation Mono" fo:font-size="11pt" fo:font-style="normal" officeooo:rsid="0030ecca" style:font-size-asian="11pt" style:font-style-asian="normal" style:font-size-complex="11pt" style:font-style-complex="normal"/>
    </style:style>
    <style:style style:name="T17" style:family="text">
      <style:text-properties style:font-name="Liberation Mono" fo:font-size="12pt" fo:font-style="normal" officeooo:rsid="001e876b" style:font-size-asian="10.5pt" style:font-style-asian="normal" style:font-size-complex="12pt" style:font-style-complex="normal"/>
    </style:style>
    <style:style style:name="T18" style:family="text">
      <style:text-properties style:font-name="Liberation Mono" fo:font-size="12pt" fo:font-style="normal" fo:font-weight="normal" officeooo:rsid="001e876b" style:font-size-asian="10.5pt" style:font-style-asian="normal" style:font-weight-asian="normal" style:font-size-complex="12pt" style:font-style-complex="normal" style:font-weight-complex="normal"/>
    </style:style>
    <style:style style:name="T19" style:family="text">
      <style:text-properties style:font-name="Liberation Mono" fo:font-size="10pt" fo:font-style="normal" officeooo:rsid="001e876b" style:font-size-asian="10pt" style:font-style-asian="normal" style:font-size-complex="10pt" style:font-style-complex="normal"/>
    </style:style>
    <style:style style:name="T20" style:family="text">
      <style:text-properties style:font-name="Liberation Mono" fo:font-size="10pt" fo:font-style="normal" officeooo:rsid="0030ecca" style:font-size-asian="10pt" style:font-style-asian="normal" style:font-size-complex="10pt" style:font-style-complex="normal"/>
    </style:style>
    <style:style style:name="T21" style:family="text">
      <style:text-properties style:font-name="Liberation Mono" fo:font-size="10pt" fo:font-style="normal" officeooo:rsid="003f82ab" style:font-size-asian="10pt" style:font-style-asian="normal" style:font-size-complex="10pt" style:font-style-complex="normal"/>
    </style:style>
    <style:style style:name="T22" style:family="text">
      <style:text-properties style:font-name="Liberation Mono" fo:font-size="10pt" fo:font-style="normal" officeooo:rsid="003f8879" style:font-size-asian="10pt" style:font-style-asian="normal" style:font-size-complex="10pt" style:font-style-complex="normal"/>
    </style:style>
    <style:style style:name="T23" style:family="text">
      <style:text-properties style:font-name="Liberation Mono" fo:font-size="10pt" fo:font-style="normal" officeooo:rsid="004676d8" style:font-size-asian="10pt" style:font-style-asian="normal" style:font-size-complex="10pt" style:font-style-complex="normal"/>
    </style:style>
    <style:style style:name="T24" style:family="text">
      <style:text-properties style:font-name="Liberation Mono" fo:font-size="10pt" fo:font-style="normal" officeooo:rsid="0050272a" style:font-size-asian="10pt" style:font-style-asian="normal" style:font-size-complex="10pt" style:font-style-complex="normal"/>
    </style:style>
    <style:style style:name="T25" style:family="text">
      <style:text-properties style:font-name="Liberation Mono" fo:font-size="10pt" fo:font-style="normal" officeooo:rsid="005167aa" style:font-size-asian="10pt" style:font-style-asian="normal" style:font-size-complex="10pt" style:font-style-complex="normal"/>
    </style:style>
    <style:style style:name="T26" style:family="text">
      <style:text-properties style:font-name="Liberation Mono" fo:font-size="10pt" fo:font-style="normal" officeooo:rsid="005ac328" style:font-size-asian="10pt" style:font-style-asian="normal" style:font-size-complex="10pt" style:font-style-complex="normal"/>
    </style:style>
    <style:style style:name="T27" style:family="text">
      <style:text-properties style:font-name="Liberation Mono" fo:font-size="10pt" fo:font-style="normal" officeooo:rsid="005ca317" style:font-size-asian="10pt" style:font-style-asian="normal" style:font-size-complex="10pt" style:font-style-complex="normal"/>
    </style:style>
    <style:style style:name="T28" style:family="text">
      <style:text-properties style:font-name="Liberation Mono" fo:font-size="10pt" fo:font-style="normal" officeooo:rsid="0063580b" style:font-size-asian="10pt" style:font-style-asian="normal" style:font-size-complex="10pt" style:font-style-complex="normal"/>
    </style:style>
    <style:style style:name="T29" style:family="text">
      <style:text-properties style:font-name="Liberation Mono" fo:font-size="10pt" fo:font-style="normal" officeooo:rsid="00684c98" style:font-size-asian="10pt" style:font-style-asian="normal" style:font-size-complex="10pt" style:font-style-complex="normal"/>
    </style:style>
    <style:style style:name="T30" style:family="text">
      <style:text-properties style:font-name="Liberation Mono" fo:font-size="10pt" fo:font-style="normal" officeooo:rsid="007a2799" style:font-size-asian="10pt" style:font-style-asian="normal" style:font-size-complex="10pt" style:font-style-complex="normal"/>
    </style:style>
    <style:style style:name="T31" style:family="text">
      <style:text-properties style:font-name="Liberation Mono" fo:font-size="10pt" fo:font-style="normal" officeooo:rsid="007cb3a9" style:font-size-asian="10pt" style:font-style-asian="normal" style:font-size-complex="10pt" style:font-style-complex="normal"/>
    </style:style>
    <style:style style:name="T32" style:family="text">
      <style:text-properties style:font-name="Liberation Mono" fo:font-size="10pt" fo:font-style="normal" officeooo:rsid="007e99d0" style:font-size-asian="10pt" style:font-style-asian="normal" style:font-size-complex="10pt" style:font-style-complex="normal"/>
    </style:style>
    <style:style style:name="T33" style:family="text">
      <style:text-properties style:font-name="Liberation Mono" fo:font-size="10pt" fo:font-style="normal" officeooo:rsid="008112cb" style:font-size-asian="10pt" style:font-style-asian="normal" style:font-size-complex="10pt" style:font-style-complex="normal"/>
    </style:style>
    <style:style style:name="T34" style:family="text">
      <style:text-properties style:font-name="Liberation Mono" fo:font-size="10pt" fo:font-style="normal" officeooo:rsid="008392a3" style:font-size-asian="10pt" style:font-style-asian="normal" style:font-size-complex="10pt" style:font-style-complex="normal"/>
    </style:style>
    <style:style style:name="T35" style:family="text">
      <style:text-properties style:font-name="Liberation Mono" fo:font-size="10pt" fo:font-style="normal" officeooo:rsid="008478fc" style:font-size-asian="10pt" style:font-style-asian="normal" style:font-size-complex="10pt" style:font-style-complex="normal"/>
    </style:style>
    <style:style style:name="T36" style:family="text">
      <style:text-properties style:font-name="Liberation Mono" fo:font-size="10pt" fo:font-style="normal" fo:font-weight="normal" officeooo:rsid="001e876b" style:font-size-asian="10pt" style:font-style-asian="normal" style:font-weight-asian="normal" style:font-size-complex="10pt" style:font-style-complex="normal" style:font-weight-complex="normal"/>
    </style:style>
    <style:style style:name="T37" style:family="text">
      <style:text-properties style:font-name="Liberation Mono" fo:font-size="10pt" fo:font-style="normal" fo:font-weight="normal" officeooo:rsid="0063580b" style:font-size-asian="10pt" style:font-style-asian="normal" style:font-weight-asian="normal" style:font-size-complex="10pt" style:font-style-complex="normal" style:font-weight-complex="normal"/>
    </style:style>
    <style:style style:name="T38" style:family="text">
      <style:text-properties style:font-name="Liberation Mono" fo:font-size="10pt" fo:font-style="normal" fo:font-weight="normal" officeooo:rsid="00684c98" style:font-size-asian="10pt" style:font-style-asian="normal" style:font-weight-asian="normal" style:font-size-complex="10pt" style:font-style-complex="normal" style:font-weight-complex="normal"/>
    </style:style>
    <style:style style:name="T39" style:family="text">
      <style:text-properties style:font-name="Liberation Mono" fo:font-size="10pt" fo:font-style="normal" fo:font-weight="normal" officeooo:rsid="0072e2a7"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30ecca"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normal" officeooo:rsid="003f8879" style:font-size-asian="10pt" style:font-style-asian="normal" style:font-weight-asian="normal" style:font-size-complex="10pt" style:font-style-complex="normal" style:font-weight-complex="normal"/>
    </style:style>
    <style:style style:name="T42" style:family="text">
      <style:text-properties style:font-name="Liberation Mono" fo:font-size="10pt" fo:font-style="normal" fo:font-weight="normal" officeooo:rsid="008568d8" style:font-size-asian="10pt" style:font-style-asian="normal" style:font-weight-asian="normal" style:font-size-complex="10pt" style:font-style-complex="normal" style:font-weight-complex="normal"/>
    </style:style>
    <style:style style:name="T43" style:family="text">
      <style:text-properties style:font-name="Liberation Mono" fo:font-style="normal" style:font-style-asian="normal" style:font-style-complex="normal"/>
    </style:style>
    <style:style style:name="T44" style:family="text">
      <style:text-properties style:font-name="Liberation Mono" fo:font-style="normal" fo:font-weight="normal" officeooo:rsid="007a2799" style:font-style-asian="normal" style:font-weight-asian="normal" style:font-style-complex="normal" style:font-weight-complex="normal"/>
    </style:style>
    <style:style style:name="T45" style:family="text">
      <style:text-properties style:font-name="Liberation Mono" fo:font-style="normal" fo:font-weight="normal" officeooo:rsid="0025510f" style:font-style-asian="normal" style:font-weight-asian="normal" style:font-style-complex="normal" style:font-weight-complex="normal"/>
    </style:style>
    <style:style style:name="T46" style:family="text">
      <style:text-properties style:font-name="Liberation Mono" fo:font-style="normal" fo:font-weight="normal" officeooo:rsid="007e99d0" style:font-style-asian="normal" style:font-weight-asian="normal" style:font-style-complex="normal" style:font-weight-complex="normal"/>
    </style:style>
    <style:style style:name="T47" style:family="text">
      <style:text-properties fo:font-size="12pt" fo:font-style="normal" officeooo:rsid="0077691f" style:font-size-asian="12pt" style:font-style-asian="normal" style:font-size-complex="12pt" style:font-style-complex="normal"/>
    </style:style>
    <style:style style:name="T48" style:family="text">
      <style:text-properties fo:font-size="12pt" fo:font-style="normal" officeooo:rsid="00191cd4" style:font-size-asian="12pt" style:font-style-asian="normal" style:font-size-complex="12pt" style:font-style-complex="normal"/>
    </style:style>
    <style:style style:name="T49" style:family="text">
      <style:text-properties fo:font-size="12pt" fo:font-style="normal" style:text-underline-style="none" officeooo:rsid="0077691f" style:font-size-asian="12pt" style:font-style-asian="normal" style:font-size-complex="12pt" style:font-style-complex="normal"/>
    </style:style>
    <style:style style:name="T50" style:family="text">
      <style:text-properties fo:font-size="12pt" fo:font-style="normal" style:text-underline-style="none" officeooo:rsid="00171ca9" style:font-size-asian="12pt" style:font-style-asian="normal" style:font-size-complex="12pt" style:font-style-complex="normal"/>
    </style:style>
    <style:style style:name="T51" style:family="text">
      <style:text-properties fo:font-size="12pt" style:font-size-asian="12pt" style:font-size-complex="12pt"/>
    </style:style>
    <style:style style:name="T52" style:family="text">
      <style:text-properties fo:font-size="12pt" officeooo:rsid="007a2799" style:font-size-asian="12pt" style:font-size-complex="12pt"/>
    </style:style>
    <style:style style:name="T53" style:family="text">
      <style:text-properties fo:font-size="12pt" officeooo:rsid="008478fc" style:font-size-asian="12pt" style:font-size-complex="12pt"/>
    </style:style>
    <style:style style:name="T54" style:family="text">
      <style:text-properties fo:font-weight="normal" style:font-weight-asian="normal" style:font-weight-complex="normal"/>
    </style:style>
    <style:style style:name="T55" style:family="text">
      <style:text-properties fo:font-weight="normal" officeooo:rsid="0077691f" style:font-weight-asian="normal" style:font-weight-complex="normal"/>
    </style:style>
    <style:style style:name="T56" style:family="text">
      <style:text-properties fo:font-size="11pt" fo:font-style="normal" fo:font-weight="normal" officeooo:rsid="004469e0" style:font-size-asian="9.60000038146973pt" style:font-style-asian="normal" style:font-weight-asian="normal" style:font-size-complex="11pt" style:font-style-complex="normal" style:font-weight-complex="normal"/>
    </style:style>
    <style:style style:name="T57" style:family="text">
      <style:text-properties fo:font-size="11pt" fo:font-style="normal" style:font-size-asian="11pt" style:font-style-asian="normal" style:font-size-complex="11pt" style:font-style-complex="normal"/>
    </style:style>
    <style:style style:name="T58" style:family="text">
      <style:text-properties fo:font-size="11pt" fo:font-style="normal" officeooo:rsid="0079d5eb" style:font-size-asian="11pt" style:font-style-asian="normal" style:font-size-complex="11pt" style:font-style-complex="normal"/>
    </style:style>
    <style:style style:name="T59" style:family="text">
      <style:text-properties officeooo:rsid="007405b4"/>
    </style:style>
    <style:style style:name="T60" style:family="text">
      <style:text-properties officeooo:rsid="00761d28"/>
    </style:style>
    <style:style style:name="T61" style:family="text">
      <style:text-properties officeooo:rsid="0047327d"/>
    </style:style>
    <style:style style:name="T62" style:family="text">
      <style:text-properties officeooo:rsid="0045828e"/>
    </style:style>
    <style:style style:name="T63" style:family="text">
      <style:text-properties fo:font-size="14pt" officeooo:rsid="0047327d" style:font-size-asian="14pt" style:font-size-complex="14pt"/>
    </style:style>
    <style:style style:name="T64" style:family="text">
      <style:text-properties fo:font-size="14pt" fo:language="ru" fo:country="RU" officeooo:rsid="00761d28" style:font-size-asian="14pt" style:language-asian="zxx" style:country-asian="none" style:font-size-complex="14pt" style:language-complex="zxx" style:country-complex="none"/>
    </style:style>
    <style:style style:name="T65" style:family="text">
      <style:text-properties officeooo:rsid="0077691f"/>
    </style:style>
    <style:style style:name="T66" style:family="text">
      <style:text-properties officeooo:rsid="00779a0d"/>
    </style:style>
    <style:style style:name="T67" style:family="text">
      <style:text-properties officeooo:rsid="00796736"/>
    </style:style>
    <style:style style:name="T68" style:family="text">
      <style:text-properties officeooo:rsid="0079d5eb"/>
    </style:style>
    <style:style style:name="T69" style:family="text">
      <style:text-properties officeooo:rsid="007a2799"/>
    </style:style>
    <style:style style:name="T70" style:family="text">
      <style:text-properties officeooo:rsid="007b7ebc"/>
    </style:style>
    <style:style style:name="T71" style:family="text">
      <style:text-properties style:font-name="Liberation Serif"/>
    </style:style>
    <style:style style:name="T72" style:family="text">
      <style:text-properties style:font-name="Liberation Serif" fo:font-style="italic" style:font-style-asian="italic" style:font-style-complex="italic"/>
    </style:style>
    <style:style style:name="T73" style:family="text">
      <style:text-properties officeooo:rsid="007cb3a9"/>
    </style:style>
    <style:style style:name="T74" style:family="text">
      <style:text-properties officeooo:rsid="007dd7af"/>
    </style:style>
    <style:style style:name="T75" style:family="text">
      <style:text-properties officeooo:rsid="007e99d0"/>
    </style:style>
    <style:style style:name="T76" style:family="text">
      <style:text-properties officeooo:rsid="007fc9c2"/>
    </style:style>
    <style:style style:name="T77" style:family="text">
      <style:text-properties fo:language="en" fo:country="US"/>
    </style:style>
    <style:style style:name="T78" style:family="text">
      <style:text-properties officeooo:rsid="008107ca"/>
    </style:style>
    <style:style style:name="T79" style:family="text">
      <style:text-properties officeooo:rsid="008112cb"/>
    </style:style>
    <style:style style:name="T80" style:family="text">
      <style:text-properties officeooo:rsid="008283de"/>
    </style:style>
    <style:style style:name="T81" style:family="text">
      <style:text-properties officeooo:rsid="008392a3"/>
    </style:style>
    <style:style style:name="T82" style:family="text">
      <style:text-properties officeooo:rsid="008478fc"/>
    </style:style>
    <style:style style:name="T83" style:family="text">
      <style:text-properties officeooo:rsid="008568d8"/>
    </style:style>
    <style:style style:name="T84" style:family="text">
      <style:text-properties officeooo:rsid="00761d28" style:language-asian="zxx" style:country-asian="none" style:language-complex="zxx" style:country-complex="none"/>
    </style:style>
    <style:style style:name="T85" style:family="text">
      <style:text-properties fo:font-size="16pt" fo:language="ru" fo:country="RU" fo:font-weight="bold" style:font-size-asian="16pt" style:language-asian="zxx" style:country-asian="none" style:font-weight-asian="bold" style:font-size-complex="16pt" style:language-complex="zxx" style:country-complex="none" style:font-weight-complex="bold"/>
    </style:style>
    <style:style style:name="T86" style:family="text">
      <style:text-properties fo:language="ru" fo:country="RU" style:language-asian="zxx" style:country-asian="none" style:language-complex="zxx" style:country-complex="none"/>
    </style:style>
    <style:style style:name="T87" style:family="text">
      <style:text-properties fo:language="ru" fo:country="RU" officeooo:rsid="008568d8" style:language-asian="zxx" style:country-asian="none" style:language-complex="zxx" style:country-complex="none"/>
    </style:style>
    <style:style style:name="T88" style:family="text">
      <style:text-properties fo:language="ru" fo:country="RU" fo:font-weight="bold" officeooo:rsid="008568d8" style:language-asian="zxx" style:country-asian="none" style:font-weight-asian="bold" style:language-complex="zxx" style:country-complex="none" style:font-weight-complex="bold"/>
    </style:style>
    <text:list-style style:name="L1">
      <text:list-level-style-number text:level="1"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Московский Авиационный Институт</text:p>
      <text:p text:style-name="P38">(Национальный Исследовательский Университет)</text:p>
      <text:p text:style-name="P46"><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46">Кафедра 806 «Вычислительная математика и программирование»</text:p>
      <text:p text:style-name="P28"/>
      <text:h text:style-name="P129" text:outline-level="1"><text:bookmark-start text:name="__RefHeading___Toc210_8590123172"/>Лабораторн<text:span text:style-name="T83">ые</text:span> работ<text:span text:style-name="T83">ы</text:span><text:bookmark-end text:name="__RefHeading___Toc210_8590123172"/></text:h>
      <text:p text:style-name="P47"><text:span text:style-name="T88">по курсу</text:span></text:p>
      <text:p text:style-name="P55"><text:span text:style-name="T85">Объектно-ориентированное программирование</text:span></text:p>
      <text:p text:style-name="P91"/>
      <text:p text:style-name="P91"/>
      <text:p text:style-name="P91"/>
      <text:p text:style-name="P91"/>
      <text:p text:style-name="P91"/>
      <text:p text:style-name="P91"/>
      <text:p text:style-name="P91"><text:tab/><text:tab/><text:tab/><text:tab/><text:tab/><text:tab/><text:tab/><text:span text:style-name="T63">Студент:<text:tab/><text:tab/>Лукашкин К.В</text:span></text:p>
      <text:p text:style-name="P82"><text:tab/><text:tab/><text:tab/><text:tab/><text:tab/><text:tab/><text:tab/><text:span text:style-name="T61">Год приёма:<text:tab/>2017</text:span></text:p>
      <text:p text:style-name="P82"><text:tab/><text:tab/><text:tab/><text:tab/><text:tab/><text:tab/><text:tab/><text:span text:style-name="T61">Группа: <text:tab/><text:tab/>М8О-204Б</text:span></text:p>
      <text:p text:style-name="P82"><text:tab/><text:tab/><text:tab/><text:tab/><text:tab/><text:tab/><text:tab/><text:span text:style-name="T61">Преподаватель: <text:tab/>Поповкин А. В.</text:span></text:p>
      <text:p text:style-name="P74"><text:span text:style-name="T61"><text:tab/><text:tab/><text:tab/><text:tab/>Вариант: <text:tab/><text:tab/>№8</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3"><text:span text:style-name="T84">Москва, 2017</text:span></text:p>
      <text:p text:style-name="P106">Московский Авиационный Институт</text:p>
      <text:p text:style-name="P31">(Национальный Исследовательский Университет)</text:p>
      <text:p text:style-name="P39"><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39">Кафедра 806 «Вычислительная математика и программирование»</text:p>
      <text:p text:style-name="P13"/>
      <text:p text:style-name="P48">Объектно-ориентированное программирование</text:p>
      <text:h text:style-name="P122" text:outline-level="1"><text:bookmark-start text:name="__RefHeading___Toc210_859012317"/>Лабораторная работа №1<text:bookmark-end text:name="__RefHeading___Toc210_859012317"/></text:h>
      <text:h text:style-name="P130" text:outline-level="1"/>
      <text:p text:style-name="P84"/>
      <text:p text:style-name="P84"/>
      <text:p text:style-name="P84"/>
      <text:p text:style-name="P84"/>
      <text:p text:style-name="P84"/>
      <text:p text:style-name="P84"/>
      <text:p text:style-name="P84"><text:tab/><text:tab/><text:tab/><text:tab/><text:tab/><text:tab/><text:tab/><text:span text:style-name="T63">Студент:<text:tab/><text:tab/>Лукашкин К.В</text:span></text:p>
      <text:p text:style-name="P75"><text:tab/><text:tab/><text:tab/><text:tab/><text:tab/><text:tab/><text:tab/><text:span text:style-name="T61">Год приёма:<text:tab/>2017</text:span></text:p>
      <text:p text:style-name="P75"><text:tab/><text:tab/><text:tab/><text:tab/><text:tab/><text:tab/><text:tab/><text:span text:style-name="T61">Группа: <text:tab/><text:tab/>М8О-204Б</text:span></text:p>
      <text:p text:style-name="P75"><text:tab/><text:tab/><text:tab/><text:tab/><text:tab/><text:tab/><text:tab/><text:span text:style-name="T61">Преподаватель: <text:tab/>Поповкин А. В.</text:span></text:p>
      <text:p text:style-name="P67"><text:span text:style-name="T61"><text:tab/><text:tab/><text:tab/><text:tab/>Вариант: <text:tab/><text:tab/>№8</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3"><text:span text:style-name="T64">Москва, 2017</text:span></text:p>
      <text:p text:style-name="P97">Ц<text:span text:style-name="T60">ель работы</text:span> </text:p>
      <text:p text:style-name="P102">Целью лабораторной работы является:<text:tab/> </text:p>
      <text:list xml:id="list4824236997574251132" text:style-name="L6">
        <text:list-item>
          <text:p text:style-name="P58">Программирование классов на языке С++<text:tab/> </text:p>
        </text:list-item>
        <text:list-item>
          <text:p text:style-name="P58">Управление памятью в языке С++<text:tab/> </text:p>
        </text:list-item>
        <text:list-item>
          <text:p text:style-name="P58">Изучение базовых понятий ООП.</text:p>
        </text:list-item>
        <text:list-item>
          <text:p text:style-name="P58">Знакомство с классами в C++. </text:p>
        </text:list-item>
        <text:list-item>
          <text:p text:style-name="P58">Знакомство с перегрузкой операторов.<text:tab/> </text:p>
        </text:list-item>
        <text:list-item>
          <text:p text:style-name="P58">Знакомство с дружественными функциями.<text:tab/> </text:p>
        </text:list-item>
        <text:list-item>
          <text:p text:style-name="P58">Знакомство с операциями ввода-вывода из стандартных библиотек.<text:tab/></text:p>
        </text:list-item>
      </text:list>
      <text:p text:style-name="P102"/>
      <text:h text:style-name="Heading_20_2" text:outline-level="2">З<text:span text:style-name="T60">адание</text:span></text:h>
      <text:p text:style-name="P102">Необходимо спроектировать и запрограммировать на языке C++ классы фигур, согласно вариантов задания.<text:tab/> </text:p>
      <text:p text:style-name="P102">Классы должны удовлетворять следующим правилам:<text:tab/> </text:p>
      <text:list xml:id="list3723508083881649000" text:style-name="L5">
        <text:list-item>
          <text:p text:style-name="P57">Должны иметь общий родительский класс Figure.</text:p>
        </text:list-item>
        <text:list-item>
          <text:p text:style-name="P57">Должны иметь общий виртуальный метод Print, печатающий параметры фигуры и ее тип в стандартный поток <text:s/>вывода cout. </text:p>
        </text:list-item>
      </text:list>
      <text:list xml:id="list7043348595729778209" text:style-name="L4">
        <text:list-item>
          <text:p text:style-name="P56">Должный иметь общий виртуальный метод расчета площади фигуры – Square. </text:p>
        </text:list-item>
        <text:list-item>
          <text:p text:style-name="P56">Должны иметь конструктор, считывающий значения основных параметров фигуры из стандартного<text:tab/> потока cin. <text:s/></text:p>
        </text:list-item>
        <text:list-item>
          <text:p text:style-name="P56">Должны быть расположенны в раздельных файлах: отдельно заголовки (.h), отдельно описание методов (.cpp). </text:p>
        </text:list-item>
      </text:list>
      <text:p text:style-name="P102">Программа должна позволять вводить фигуру каждого типа с клавиатуры, выводить параметры фигур на<text:tab/> экран<text:tab/>и их площадь.</text:p>
      <text:p text:style-name="P102"/>
      <text:h text:style-name="Heading_20_2" text:outline-level="2">Теория</text:h>
      <text:p text:style-name="P102">Классы и объекты в С++ являются основными концепциями объектно-ориентированного программирования.</text:p>
      <text:p text:style-name="P103"><text:span text:style-name="Strong_20_Emphasis"><text:span text:style-name="T7">Классы в С++ </text:span></text:span><text:span text:style-name="T54">— это абстракция описывающая методы, свойства, </text:span><text:span text:style-name="T55">присущие сразу группе</text:span><text:span text:style-name="T54"> объектов. </text:span></text:p>
      <text:p text:style-name="P103"><text:span text:style-name="Strong_20_Emphasis"><text:span text:style-name="T7">Объекты </text:span></text:span><text:span text:style-name="T54">— конкретное представление абстракции, имеющее свои свойства. Созданные объекты на основе одного класса называются экземплярами этого класса. Эти объекты могут иметь различное поведение, свойства, но все равно будут являться объектами одного класса. В ООП существует три основных принципа построения классов:</text:span></text:p>
      <text:p text:style-name="P102"><text:span text:style-name="Strong_20_Emphasis"><text:span text:style-name="T7">Инкапсуляция</text:span></text:span><text:span text:style-name="Strong_20_Emphasis"><text:span text:style-name="T54"> </text:span></text:span><text:span text:style-name="T54">— это свойство, позволяющее объединить в классе и данные, и методы, работающие с ними и скрыть детали реализации от пользователя. </text:span></text:p>
      <text:p text:style-name="Text_20_body"><text:span text:style-name="Strong_20_Emphasis"><text:span text:style-name="T7">Наследование</text:span></text:span><text:span text:style-name="Strong_20_Emphasis"><text:span text:style-name="T54"> </text:span></text:span><text:span text:style-name="T54">— это свойство, позволяющее создать новый класс-потомок на основе уже существующего, при этом все характеристики класса родителя присваиваются классу-потомку. </text:span></text:p>
      <text:p text:style-name="P102"><text:span text:style-name="Strong_20_Emphasis"><text:span text:style-name="T7">Полиморфизм</text:span></text:span><text:span text:style-name="Strong_20_Emphasis"><text:span text:style-name="T54"> </text:span></text:span><text:span text:style-name="T54">— свойство классов, позволяющее использовать объекты классов с одинаковым интерфейсом без информации о типе и внутренней структуре объекта. </text:span></text:p>
      <text:p text:style-name="P104"><text:span text:style-name="T6">Перегрузка</text:span> — это возможность поддерживать несколько функций с одним названием, но разными сигнатурами вызова. </text:p>
      <text:p text:style-name="P102"><text:span text:style-name="Strong_20_Emphasis"><text:span text:style-name="T7">Дружественная функция</text:span></text:span><text:span text:style-name="T54"> — это функция, которая не является членом класса, но имеет доступ к членам класса, объявленным в поля</text:span>х <text:span text:style-name="Source_20_Text">private </text:span>или <text:span text:style-name="Source_20_Text">protected</text:span></text:p>
      <text:h text:style-name="Heading_20_2" text:outline-level="2">Листинг:</text:h>
      <text:list xml:id="list5763084747459066770" text:style-name="L7">
        <text:list-item>
          <text:p text:style-name="P141"><text:span text:style-name="Source_20_Text"><text:span text:style-name="T49">F</text:span></text:span><text:span text:style-name="Source_20_Text"><text:span text:style-name="T50">igure.h</text:span></text:span></text:p>
          <text:p text:style-name="P141"><text:soft-page-break/><text:span text:style-name="Source_20_Text"/></text:p>
        </text:list-item>
      </text:list>
      <text:p text:style-name="Preformatted_20_Text"><text:span text:style-name="Source_20_Text">#ifndef FIGURE_H</text:span></text:p>
      <text:p text:style-name="Preformatted_20_Text"><text:span text:style-name="Source_20_Text">#define<text:tab/>FIGURE_H</text:span></text:p>
      <text:p text:style-name="Preformatted_20_Text"><text:span text:style-name="Source_20_Text"/></text:p>
      <text:p text:style-name="Preformatted_20_Text"><text:span text:style-name="Source_20_Text">class Figure {</text:span></text:p>
      <text:p text:style-name="Preformatted_20_Text"><text:span text:style-name="Source_20_Text">public:</text:span></text:p>
      <text:p text:style-name="Preformatted_20_Text"><text:span text:style-name="Source_20_Text"><text:s text:c="4"/>virtual double Square() = 0;</text:span></text:p>
      <text:p text:style-name="Preformatted_20_Text"><text:span text:style-name="Source_20_Text"><text:s text:c="4"/>virtual void <text:s text:c="2"/>Print() = 0;</text:span></text:p>
      <text:p text:style-name="Preformatted_20_Text"><text:span text:style-name="Source_20_Text"><text:s text:c="4"/>virtual ~Figure() {};</text:span></text:p>
      <text:p text:style-name="Preformatted_20_Text"><text:span text:style-name="Source_20_Text">};</text:span></text:p>
      <text:p text:style-name="Preformatted_20_Text"><text:span text:style-name="Source_20_Text"/></text:p>
      <text:p text:style-name="Preformatted_20_Text"><text:span text:style-name="Source_20_Text">#endif<text:tab/>/* FIGURE_H */</text:span></text:p>
      <text:p text:style-name="Preformatted_20_Text"/>
      <text:list xml:id="list4197628137681632957" text:style-name="L8">
        <text:list-item>
          <text:p text:style-name="P142"><text:span text:style-name="Source_20_Text"><text:span text:style-name="T47">Four</text:span></text:span><text:span text:style-name="Source_20_Text"><text:span text:style-name="T48">square.h</text:span></text:span></text:p>
        </text:list-item>
      </text:list>
      <text:p text:style-name="Preformatted_20_Text"><text:span text:style-name="Source_20_Text"/></text:p>
      <text:p text:style-name="Preformatted_20_Text"><text:span text:style-name="Source_20_Text">#ifndef FOURSQUARE_H</text:span></text:p>
      <text:p text:style-name="Preformatted_20_Text"><text:span text:style-name="Source_20_Text">#define<text:tab/>FOURSQUARE_H</text:span></text:p>
      <text:p text:style-name="Preformatted_20_Text"><text:span text:style-name="Source_20_Text">#include &lt;cstdlib&gt;</text:span></text:p>
      <text:p text:style-name="Preformatted_20_Text"><text:span text:style-name="Source_20_Text">#include &lt;iostream&gt;</text:span></text:p>
      <text:p text:style-name="Preformatted_20_Text"><text:span text:style-name="Source_20_Text">#include "Figure.h"</text:span></text:p>
      <text:p text:style-name="Preformatted_20_Text"><text:span text:style-name="Source_20_Text"/></text:p>
      <text:p text:style-name="Preformatted_20_Text"><text:span text:style-name="Source_20_Text">class Foursquare : public Figure{</text:span></text:p>
      <text:p text:style-name="Preformatted_20_Text"><text:span text:style-name="Source_20_Text">public:</text:span></text:p>
      <text:p text:style-name="Preformatted_20_Text"><text:span text:style-name="Source_20_Text"><text:s text:c="4"/>Foursquare();</text:span></text:p>
      <text:p text:style-name="Preformatted_20_Text"><text:span text:style-name="Source_20_Text"><text:s text:c="4"/>Foursquare(std::istream &amp;is);</text:span></text:p>
      <text:p text:style-name="Preformatted_20_Text"><text:span text:style-name="Source_20_Text"><text:s text:c="4"/>Foursquare(size_t i);</text:span></text:p>
      <text:p text:style-name="Preformatted_20_Text"><text:span text:style-name="Source_20_Text"><text:s text:c="4"/>Foursquare(const Foursquare&amp; orig);</text:span></text:p>
      <text:p text:style-name="Preformatted_20_Text"><text:span text:style-name="Source_20_Text"/></text:p>
      <text:p text:style-name="Preformatted_20_Text"><text:span text:style-name="Source_20_Text"><text:s text:c="4"/>double Square() override;</text:span></text:p>
      <text:p text:style-name="Preformatted_20_Text"><text:span text:style-name="Source_20_Text"><text:s text:c="4"/>void <text:s text:c="2"/>Print() override;</text:span></text:p>
      <text:p text:style-name="Preformatted_20_Text"><text:span text:style-name="Source_20_Text"/></text:p>
      <text:p text:style-name="Preformatted_20_Text"><text:span text:style-name="Source_20_Text"><text:s text:c="4"/>virtual ~Foursquare();</text:span></text:p>
      <text:p text:style-name="Preformatted_20_Text"><text:span text:style-name="Source_20_Text">private:</text:span></text:p>
      <text:p text:style-name="Preformatted_20_Text"><text:span text:style-name="Source_20_Text"><text:s text:c="4"/>size_t side;</text:span></text:p>
      <text:p text:style-name="Preformatted_20_Text"><text:span text:style-name="Source_20_Text">};</text:span></text:p>
      <text:p text:style-name="Preformatted_20_Text"><text:span text:style-name="Source_20_Text"/></text:p>
      <text:p text:style-name="Preformatted_20_Text"><text:span text:style-name="Source_20_Text">#endif<text:tab/>/* FOURSQUARE_H */</text:span></text:p>
      <text:p text:style-name="Preformatted_20_Text"/>
      <text:list xml:id="list5938723877232961068" text:style-name="L9">
        <text:list-item>
          <text:p text:style-name="P143"><text:span text:style-name="Source_20_Text"><text:span text:style-name="T51">Foursquare.cpp</text:span></text:span></text:p>
        </text:list-item>
      </text:list>
      <text:p text:style-name="Preformatted_20_Text"/>
      <text:p text:style-name="Preformatted_20_Text">#include &lt;cstdlib&gt;</text:p>
      <text:p text:style-name="Preformatted_20_Text">#include &lt;iostream&gt;</text:p>
      <text:p text:style-name="Preformatted_20_Text">#include "Foursquare.h"</text:p>
      <text:p text:style-name="Preformatted_20_Text"/>
      <text:p text:style-name="Preformatted_20_Text"/>
      <text:p text:style-name="Preformatted_20_Text">Foursquare::Foursquare() : Foursquare(0) {</text:p>
      <text:p text:style-name="Preformatted_20_Text">}</text:p>
      <text:p text:style-name="Preformatted_20_Text"/>
      <text:p text:style-name="Preformatted_20_Text">Foursquare::Foursquare(size_t i) : side(i) {</text:p>
      <text:p text:style-name="Preformatted_20_Text"><text:s text:c="4"/>std::cout &lt;&lt; "Foursquare created: " &lt;&lt; side &lt;&lt; std::endl;</text:p>
      <text:p text:style-name="Preformatted_20_Text">}</text:p>
      <text:p text:style-name="Preformatted_20_Text"/>
      <text:p text:style-name="Preformatted_20_Text">Foursquare::Foursquare(std::istream &amp;is) {</text:p>
      <text:p text:style-name="Preformatted_20_Text"><text:s text:c="4"/>is &gt;&gt; side;</text:p>
      <text:p text:style-name="Preformatted_20_Text"><text:s text:c="4"/>if (!is){</text:p>
      <text:p text:style-name="Preformatted_20_Text"><text:s text:c="8"/>side=0;</text:p>
      <text:p text:style-name="Preformatted_20_Text"><text:s text:c="8"/>is.clear();</text:p>
      <text:p text:style-name="Preformatted_20_Text"><text:s text:c="8"/>is.ignore();</text:p>
      <text:p text:style-name="Preformatted_20_Text"><text:s text:c="4"/>}</text:p>
      <text:p text:style-name="Preformatted_20_Text">}</text:p>
      <text:p text:style-name="Preformatted_20_Text"/>
      <text:p text:style-name="Preformatted_20_Text">Foursquare::Foursquare(const Foursquare&amp; orig) {</text:p>
      <text:p text:style-name="Preformatted_20_Text"><text:s text:c="4"/>std::cout &lt;&lt; "Foursquare copy created" &lt;&lt; std::endl;</text:p>
      <text:p text:style-name="Preformatted_20_Text"><text:soft-page-break/><text:s text:c="4"/>side = orig.side;</text:p>
      <text:p text:style-name="Preformatted_20_Text">}</text:p>
      <text:p text:style-name="Preformatted_20_Text"/>
      <text:p text:style-name="Preformatted_20_Text">double Foursquare::Square() {</text:p>
      <text:p text:style-name="Preformatted_20_Text"><text:s text:c="4"/>return side*side;</text:p>
      <text:p text:style-name="Preformatted_20_Text"/>
      <text:p text:style-name="Preformatted_20_Text">}</text:p>
      <text:p text:style-name="Preformatted_20_Text"/>
      <text:p text:style-name="Preformatted_20_Text">void Foursquare::Print() {</text:p>
      <text:p text:style-name="Preformatted_20_Text"><text:s text:c="4"/>std::cout &lt;&lt; "a=" &lt;&lt; side <text:s/>&lt;&lt; std::endl;</text:p>
      <text:p text:style-name="Preformatted_20_Text"/>
      <text:p text:style-name="Preformatted_20_Text">}</text:p>
      <text:p text:style-name="Preformatted_20_Text"/>
      <text:p text:style-name="Preformatted_20_Text">Foursquare::~Foursquare() {</text:p>
      <text:p text:style-name="Preformatted_20_Text"><text:s text:c="4"/>std::cout &lt;&lt; "Foursquare deleted" &lt;&lt; std::endl;</text:p>
      <text:p text:style-name="Preformatted_20_Text">}</text:p>
      <text:p text:style-name="P144"/>
      <text:list xml:id="list1123195850508662690" text:style-name="L10">
        <text:list-item>
          <text:p text:style-name="P148"><text:span text:style-name="T65">Octahedron</text:span>.h</text:p>
        </text:list-item>
      </text:list>
      <text:p text:style-name="Preformatted_20_Text"/>
      <text:p text:style-name="Preformatted_20_Text">#ifndef OCTAHEDRON_H</text:p>
      <text:p text:style-name="Preformatted_20_Text">#define<text:tab/>OCTAHEDRON_H</text:p>
      <text:p text:style-name="Preformatted_20_Text">#include &lt;cstdlib&gt;</text:p>
      <text:p text:style-name="Preformatted_20_Text">#include &lt;iostream&gt;</text:p>
      <text:p text:style-name="Preformatted_20_Text">#include "Figure.h"</text:p>
      <text:p text:style-name="Preformatted_20_Text"/>
      <text:p text:style-name="Preformatted_20_Text">class Octahedron : public Figure{</text:p>
      <text:p text:style-name="Preformatted_20_Text">public:</text:p>
      <text:p text:style-name="Preformatted_20_Text"><text:s text:c="4"/>Octahedron();</text:p>
      <text:p text:style-name="Preformatted_20_Text"><text:s text:c="4"/>Octahedron(std::istream &amp;is);</text:p>
      <text:p text:style-name="Preformatted_20_Text"><text:s text:c="4"/>Octahedron(size_t i);</text:p>
      <text:p text:style-name="Preformatted_20_Text"><text:s text:c="4"/>Octahedron(const Octahedron&amp; orig);</text:p>
      <text:p text:style-name="Preformatted_20_Text"/>
      <text:p text:style-name="Preformatted_20_Text"><text:s text:c="4"/>double Square() override;</text:p>
      <text:p text:style-name="Preformatted_20_Text"><text:s text:c="4"/>void <text:s text:c="2"/>Print() override;</text:p>
      <text:p text:style-name="Preformatted_20_Text"/>
      <text:p text:style-name="Preformatted_20_Text"><text:s text:c="4"/>virtual ~Octahedron();</text:p>
      <text:p text:style-name="Preformatted_20_Text">private:</text:p>
      <text:p text:style-name="Preformatted_20_Text"><text:s text:c="4"/>size_t side;</text:p>
      <text:p text:style-name="Preformatted_20_Text">};</text:p>
      <text:p text:style-name="Preformatted_20_Text"/>
      <text:p text:style-name="Preformatted_20_Text">#endif<text:tab/>/* OCTAHEDRON_H */</text:p>
      <text:p text:style-name="P144"/>
      <text:list xml:id="list1432848065601426271" text:style-name="L11">
        <text:list-item>
          <text:p text:style-name="P147"><text:span text:style-name="T66">Octahedron</text:span>.cpp</text:p>
        </text:list-item>
      </text:list>
      <text:p text:style-name="Preformatted_20_Text"/>
      <text:p text:style-name="Preformatted_20_Text">#include &lt;cstdlib&gt;</text:p>
      <text:p text:style-name="Preformatted_20_Text">#include &lt;iostream&gt;</text:p>
      <text:p text:style-name="Preformatted_20_Text">#include &lt;cmath&gt;</text:p>
      <text:p text:style-name="Preformatted_20_Text">#include "Octahedron.h"</text:p>
      <text:p text:style-name="Preformatted_20_Text"/>
      <text:p text:style-name="Preformatted_20_Text"/>
      <text:p text:style-name="Preformatted_20_Text">Octahedron::Octahedron() : Octahedron(0) {</text:p>
      <text:p text:style-name="Preformatted_20_Text">}</text:p>
      <text:p text:style-name="Preformatted_20_Text"/>
      <text:p text:style-name="Preformatted_20_Text">Octahedron::Octahedron(size_t i) : side(i) {</text:p>
      <text:p text:style-name="Preformatted_20_Text"><text:s text:c="4"/>std::cout &lt;&lt; "Octahedron created: " &lt;&lt; side &lt;&lt; std::endl;</text:p>
      <text:p text:style-name="Preformatted_20_Text">}</text:p>
      <text:p text:style-name="Preformatted_20_Text"/>
      <text:p text:style-name="Preformatted_20_Text">Octahedron::Octahedron(std::istream &amp;is) {</text:p>
      <text:p text:style-name="Preformatted_20_Text"><text:s text:c="4"/>is &gt;&gt; side;</text:p>
      <text:p text:style-name="Preformatted_20_Text"><text:s text:c="5"/>if (!is){</text:p>
      <text:p text:style-name="Preformatted_20_Text"><text:s text:c="8"/>side=0;</text:p>
      <text:p text:style-name="Preformatted_20_Text"><text:s text:c="8"/>is.clear();</text:p>
      <text:p text:style-name="Preformatted_20_Text"><text:s text:c="8"/>is.ignore();</text:p>
      <text:p text:style-name="Preformatted_20_Text"><text:soft-page-break/><text:s text:c="4"/>}</text:p>
      <text:p text:style-name="Preformatted_20_Text">}</text:p>
      <text:p text:style-name="Preformatted_20_Text"/>
      <text:p text:style-name="Preformatted_20_Text">Octahedron::Octahedron(const Octahedron&amp; orig) {</text:p>
      <text:p text:style-name="Preformatted_20_Text"><text:s text:c="4"/>std::cout &lt;&lt; "Octahedron copy created" &lt;&lt; std::endl;</text:p>
      <text:p text:style-name="Preformatted_20_Text"><text:s text:c="4"/>side = orig.side;</text:p>
      <text:p text:style-name="Preformatted_20_Text">}</text:p>
      <text:p text:style-name="Preformatted_20_Text"/>
      <text:p text:style-name="Preformatted_20_Text">double Octahedron::Square() {</text:p>
      <text:p text:style-name="Preformatted_20_Text"><text:s text:c="4"/>return 2*side*side*(1+sqrt(2));</text:p>
      <text:p text:style-name="Preformatted_20_Text"/>
      <text:p text:style-name="Preformatted_20_Text">}</text:p>
      <text:p text:style-name="Preformatted_20_Text"/>
      <text:p text:style-name="Preformatted_20_Text">void Octahedron::Print() {</text:p>
      <text:p text:style-name="Preformatted_20_Text"><text:s text:c="4"/>std::cout &lt;&lt; "a=" &lt;&lt; side <text:s/>&lt;&lt; std::endl;</text:p>
      <text:p text:style-name="Preformatted_20_Text"/>
      <text:p text:style-name="Preformatted_20_Text">}</text:p>
      <text:p text:style-name="Preformatted_20_Text"/>
      <text:p text:style-name="Preformatted_20_Text">Octahedron::~Octahedron() {</text:p>
      <text:p text:style-name="Preformatted_20_Text"><text:s text:c="4"/>std::cout &lt;&lt; "Octahedron deleted" &lt;&lt; std::endl;</text:p>
      <text:p text:style-name="Preformatted_20_Text">}</text:p>
      <text:p text:style-name="P144"/>
      <text:list xml:id="list8080154378273889996" text:style-name="L12">
        <text:list-item>
          <text:p text:style-name="P146"><text:span text:style-name="T66">Triangle</text:span>.h</text:p>
        </text:list-item>
      </text:list>
      <text:p text:style-name="Preformatted_20_Text"/>
      <text:p text:style-name="Preformatted_20_Text">#ifndef TRIANGLE_H</text:p>
      <text:p text:style-name="Preformatted_20_Text">#define<text:tab/>TRIANGLE_H</text:p>
      <text:p text:style-name="Preformatted_20_Text">#include &lt;cstdlib&gt;</text:p>
      <text:p text:style-name="Preformatted_20_Text">#include &lt;iostream&gt;</text:p>
      <text:p text:style-name="Preformatted_20_Text">#include "Figure.h"</text:p>
      <text:p text:style-name="Preformatted_20_Text"/>
      <text:p text:style-name="Preformatted_20_Text">class Triangle : public Figure{</text:p>
      <text:p text:style-name="Preformatted_20_Text">public:</text:p>
      <text:p text:style-name="Preformatted_20_Text"><text:s text:c="4"/>Triangle();</text:p>
      <text:p text:style-name="Preformatted_20_Text"><text:s text:c="4"/>Triangle(std::istream &amp;is);</text:p>
      <text:p text:style-name="Preformatted_20_Text"><text:s text:c="4"/>Triangle(size_t i,size_t j,size_t k);</text:p>
      <text:p text:style-name="Preformatted_20_Text"><text:s text:c="4"/>Triangle(const Triangle&amp; orig);</text:p>
      <text:p text:style-name="Preformatted_20_Text"/>
      <text:p text:style-name="Preformatted_20_Text"><text:s text:c="4"/>double Square() override;</text:p>
      <text:p text:style-name="Preformatted_20_Text"><text:s text:c="4"/>void <text:s text:c="2"/>Print() override;</text:p>
      <text:p text:style-name="Preformatted_20_Text"/>
      <text:p text:style-name="Preformatted_20_Text"><text:s text:c="4"/>virtual ~Triangle();</text:p>
      <text:p text:style-name="Preformatted_20_Text">private:</text:p>
      <text:p text:style-name="Preformatted_20_Text"><text:s text:c="4"/>size_t side_a;</text:p>
      <text:p text:style-name="Preformatted_20_Text"><text:s text:c="4"/>size_t side_b;</text:p>
      <text:p text:style-name="Preformatted_20_Text"><text:s text:c="4"/>size_t side_c;</text:p>
      <text:p text:style-name="Preformatted_20_Text">};</text:p>
      <text:p text:style-name="Preformatted_20_Text"/>
      <text:p text:style-name="Preformatted_20_Text">#endif<text:tab/>/* TRIANGLE_H */</text:p>
      <text:list xml:id="list6473369483226930879" text:style-name="L13">
        <text:list-header>
          <text:p text:style-name="P145"/>
        </text:list-header>
        <text:list-item>
          <text:p text:style-name="P145"><text:span text:style-name="T66">Triangle</text:span>.cpp</text:p>
        </text:list-item>
      </text:list>
      <text:p text:style-name="Preformatted_20_Text"/>
      <text:p text:style-name="Preformatted_20_Text"><text:s text:c="4"/>#include &lt;cstdlib&gt;</text:p>
      <text:p text:style-name="Preformatted_20_Text">#include &lt;cmath&gt;</text:p>
      <text:p text:style-name="Preformatted_20_Text">#include &lt;iostream&gt;</text:p>
      <text:p text:style-name="Preformatted_20_Text">#include "Triangle.h"</text:p>
      <text:p text:style-name="Preformatted_20_Text">Triangle::Triangle() : Triangle(0, 0, 0) {</text:p>
      <text:p text:style-name="Preformatted_20_Text">}</text:p>
      <text:p text:style-name="Preformatted_20_Text"/>
      <text:p text:style-name="Preformatted_20_Text">Triangle::Triangle(size_t i, size_t j, size_t k) : side_a(i), side_b(j), side_c(k) {</text:p>
      <text:p text:style-name="Preformatted_20_Text"><text:s text:c="4"/>std::cout &lt;&lt; "Triangle created: " &lt;&lt; side_a &lt;&lt; ", " &lt;&lt; side_b &lt;&lt; ", " &lt;&lt; side_c &lt;&lt; std::endl;</text:p>
      <text:p text:style-name="Preformatted_20_Text">}</text:p>
      <text:p text:style-name="Preformatted_20_Text"><text:soft-page-break/></text:p>
      <text:p text:style-name="Preformatted_20_Text">Triangle::Triangle(std::istream &amp;is) {</text:p>
      <text:p text:style-name="Preformatted_20_Text"><text:s text:c="4"/>is &gt;&gt; side_a;</text:p>
      <text:p text:style-name="Preformatted_20_Text"><text:s text:c="4"/>if (!is){</text:p>
      <text:p text:style-name="Preformatted_20_Text"><text:s text:c="8"/>side_a=0;</text:p>
      <text:p text:style-name="Preformatted_20_Text"><text:s text:c="8"/>is.clear();</text:p>
      <text:p text:style-name="Preformatted_20_Text"><text:s text:c="8"/>is.ignore();</text:p>
      <text:p text:style-name="P162"><text:s text:c="4"/>}</text:p>
      <text:p text:style-name="P162"><text:s text:c="4"/>is &gt;&gt; side_b; <text:s text:c="3"/></text:p>
      <text:p text:style-name="Preformatted_20_Text"><text:s text:c="4"/>if (!is){</text:p>
      <text:p text:style-name="Preformatted_20_Text"><text:s text:c="8"/>side_b=0;</text:p>
      <text:p text:style-name="Preformatted_20_Text"><text:s text:c="8"/>is.clear();</text:p>
      <text:p text:style-name="Preformatted_20_Text"><text:s text:c="8"/>is.ignore();</text:p>
      <text:p text:style-name="Preformatted_20_Text"><text:s text:c="4"/>}</text:p>
      <text:p text:style-name="Preformatted_20_Text"><text:s text:c="4"/>is &gt;&gt; side_c;</text:p>
      <text:p text:style-name="Preformatted_20_Text"><text:s text:c="4"/>if (!is){</text:p>
      <text:p text:style-name="Preformatted_20_Text"><text:s text:c="8"/>side_c=0;</text:p>
      <text:p text:style-name="Preformatted_20_Text"><text:s text:c="8"/>is.clear();</text:p>
      <text:p text:style-name="Preformatted_20_Text"><text:s text:c="8"/>is.ignore();</text:p>
      <text:p text:style-name="Preformatted_20_Text"><text:s text:c="4"/>}</text:p>
      <text:p text:style-name="Preformatted_20_Text">}</text:p>
      <text:p text:style-name="Preformatted_20_Text"/>
      <text:p text:style-name="Preformatted_20_Text">Triangle::Triangle(const Triangle&amp; orig) {</text:p>
      <text:p text:style-name="Preformatted_20_Text"><text:s text:c="4"/>std::cout &lt;&lt; "Triangle copy created" &lt;&lt; std::endl;</text:p>
      <text:p text:style-name="Preformatted_20_Text"><text:s text:c="4"/>side_a = orig.side_a;</text:p>
      <text:p text:style-name="Preformatted_20_Text"><text:s text:c="4"/>side_b = orig.side_b;</text:p>
      <text:p text:style-name="Preformatted_20_Text"><text:s text:c="4"/>side_c = orig.side_c;</text:p>
      <text:p text:style-name="Preformatted_20_Text">}</text:p>
      <text:p text:style-name="Preformatted_20_Text"/>
      <text:p text:style-name="Preformatted_20_Text">double Triangle::Square() {</text:p>
      <text:p text:style-name="Preformatted_20_Text"><text:s text:c="4"/>double p = double(side_a + side_b + side_c) / 2.0;</text:p>
      <text:p text:style-name="Preformatted_20_Text"><text:s text:c="4"/>return sqrt(p * (p - double(side_a))*(p - double(side_b))*(p - double(side_c)));</text:p>
      <text:p text:style-name="Preformatted_20_Text">}</text:p>
      <text:p text:style-name="Preformatted_20_Text">void Triangle::Print() {</text:p>
      <text:p text:style-name="Preformatted_20_Text"><text:s text:c="4"/>std::cout &lt;&lt; "a=" &lt;&lt; side_a &lt;&lt; ", b=" &lt;&lt; side_b &lt;&lt; ", c=" &lt;&lt; side_c &lt;&lt; std::endl;</text:p>
      <text:p text:style-name="Preformatted_20_Text"/>
      <text:p text:style-name="Preformatted_20_Text">}</text:p>
      <text:p text:style-name="Preformatted_20_Text">Triangle::~Triangle() {</text:p>
      <text:p text:style-name="Preformatted_20_Text"><text:s text:c="4"/>std::cout &lt;&lt; "Triangle deleted" &lt;&lt; std::endl;</text:p>
      <text:p text:style-name="Preformatted_20_Text">}</text:p>
      <text:p text:style-name="Preformatted_20_Text"/>
      <text:list xml:id="list9025179528037034026" text:style-name="L14">
        <text:list-item>
          <text:p text:style-name="P149">main.cpp</text:p>
        </text:list-item>
      </text:list>
      <text:p text:style-name="Preformatted_20_Text"/>
      <text:p text:style-name="Preformatted_20_Text">#include &lt;cstdlib&gt;</text:p>
      <text:p text:style-name="Preformatted_20_Text">#include &lt;iostream&gt;</text:p>
      <text:p text:style-name="Preformatted_20_Text">#include &lt;cmath&gt;</text:p>
      <text:p text:style-name="Preformatted_20_Text">#include "Triangle.h"</text:p>
      <text:p text:style-name="Preformatted_20_Text">#include "Octahedron.h"</text:p>
      <text:p text:style-name="Preformatted_20_Text">#include "Foursquare.h"</text:p>
      <text:p text:style-name="Preformatted_20_Text">int main(int argc, char** argv) {</text:p>
      <text:p text:style-name="Preformatted_20_Text"><text:tab/>char num='0';</text:p>
      <text:p text:style-name="Preformatted_20_Text"><text:tab/>Figure *ptr;</text:p>
      <text:p text:style-name="Preformatted_20_Text"><text:tab/>while(true){</text:p>
      <text:p text:style-name="Preformatted_20_Text"><text:tab/><text:tab/>std::cout &lt;&lt; std::endl &lt;&lt; "Menu: " &lt;&lt; std::endl;</text:p>
      <text:p text:style-name="Preformatted_20_Text"><text:tab/><text:tab/>std::cout &lt;&lt; "1) Triangle" &lt;&lt; std::endl; </text:p>
      <text:p text:style-name="Preformatted_20_Text"><text:tab/><text:tab/>std::cout &lt;&lt; "2) Octahedron" &lt;&lt; std::endl;</text:p>
      <text:p text:style-name="Preformatted_20_Text"><text:tab/><text:tab/>std::cout &lt;&lt; "3) Square" &lt;&lt; std::endl;</text:p>
      <text:p text:style-name="Preformatted_20_Text"><text:tab/><text:tab/>std::cout &lt;&lt; "4) Exit" &lt;&lt; std::endl;</text:p>
      <text:p text:style-name="Preformatted_20_Text"><text:tab/><text:tab/>std::cin &gt;&gt; num;</text:p>
      <text:p text:style-name="Preformatted_20_Text"><text:tab/><text:tab/>if(num=='4')</text:p>
      <text:p text:style-name="Preformatted_20_Text"><text:tab/><text:tab/><text:tab/>break;</text:p>
      <text:p text:style-name="Preformatted_20_Text"><text:soft-page-break/><text:tab/><text:tab/>switch(num){</text:p>
      <text:p text:style-name="Preformatted_20_Text"><text:tab/><text:tab/><text:tab/>case '1':{</text:p>
      <text:p text:style-name="Preformatted_20_Text"><text:tab/><text:tab/><text:tab/><text:tab/>std::cout &lt;&lt;"Enter sides of Triangle"&lt;&lt; std::endl;</text:p>
      <text:p text:style-name="Preformatted_20_Text"><text:tab/><text:tab/><text:tab/><text:tab/>ptr = new Triangle(std::cin);</text:p>
      <text:p text:style-name="Preformatted_20_Text"><text:tab/><text:tab/><text:tab/><text:tab/>std::cout &lt;&lt; "Triangle: ";</text:p>
      <text:p text:style-name="Preformatted_20_Text"><text:tab/><text:tab/><text:tab/><text:tab/>ptr-&gt;Print();</text:p>
      <text:p text:style-name="Preformatted_20_Text"><text:tab/><text:tab/><text:tab/><text:tab/>std::cout &lt;&lt; "Square of Triangle: ";</text:p>
      <text:p text:style-name="Preformatted_20_Text"><text:tab/><text:tab/><text:tab/><text:tab/>std::cout &lt;&lt; ptr-&gt;Square() &lt;&lt; std::endl;</text:p>
      <text:p text:style-name="Preformatted_20_Text"><text:tab/><text:tab/><text:tab/><text:tab/>delete ptr;</text:p>
      <text:p text:style-name="Preformatted_20_Text"><text:tab/><text:tab/><text:tab/><text:tab/>break;</text:p>
      <text:p text:style-name="Preformatted_20_Text"><text:tab/><text:tab/><text:tab/>}</text:p>
      <text:p text:style-name="Preformatted_20_Text"><text:tab/><text:tab/><text:tab/>case '2':{</text:p>
      <text:p text:style-name="Preformatted_20_Text"><text:tab/><text:tab/><text:tab/><text:tab/>std::cout &lt;&lt;"Enter side of Octahedron"&lt;&lt; std::endl;</text:p>
      <text:p text:style-name="Preformatted_20_Text"><text:tab/><text:tab/><text:tab/><text:tab/>ptr = new Octahedron(std::cin);</text:p>
      <text:p text:style-name="Preformatted_20_Text"><text:tab/><text:tab/><text:tab/><text:tab/>std::cout &lt;&lt; "Octahedron: ";</text:p>
      <text:p text:style-name="Preformatted_20_Text"><text:tab/><text:tab/><text:tab/><text:tab/>ptr-&gt;Print();</text:p>
      <text:p text:style-name="Preformatted_20_Text"><text:tab/><text:tab/><text:tab/><text:tab/>std::cout &lt;&lt; "Square of Octahedron: ";</text:p>
      <text:p text:style-name="Preformatted_20_Text"><text:tab/><text:tab/><text:tab/><text:tab/>std::cout &lt;&lt; ptr-&gt;Square() &lt;&lt; std::endl;</text:p>
      <text:p text:style-name="Preformatted_20_Text"><text:tab/><text:tab/><text:tab/><text:tab/>delete ptr;</text:p>
      <text:p text:style-name="Preformatted_20_Text"><text:tab/><text:tab/><text:tab/><text:tab/>break;</text:p>
      <text:p text:style-name="Preformatted_20_Text"><text:tab/><text:tab/><text:tab/>}</text:p>
      <text:p text:style-name="Preformatted_20_Text"><text:tab/><text:tab/><text:tab/>case '3':{</text:p>
      <text:p text:style-name="Preformatted_20_Text"><text:tab/><text:tab/><text:tab/><text:tab/>std::cout &lt;&lt;"Enter side of Square"&lt;&lt; std::endl;</text:p>
      <text:p text:style-name="Preformatted_20_Text"><text:tab/><text:tab/><text:tab/><text:tab/>ptr = new Foursquare(std::cin);</text:p>
      <text:p text:style-name="Preformatted_20_Text"><text:tab/><text:tab/><text:tab/><text:tab/>std::cout &lt;&lt; "Square: ";</text:p>
      <text:p text:style-name="Preformatted_20_Text"><text:tab/><text:tab/><text:tab/><text:tab/>ptr-&gt;Print();</text:p>
      <text:p text:style-name="Preformatted_20_Text"><text:tab/><text:tab/><text:tab/><text:tab/>std::cout &lt;&lt; "Square of Square: ";</text:p>
      <text:p text:style-name="Preformatted_20_Text"><text:tab/><text:tab/><text:tab/><text:tab/>std::cout &lt;&lt; ptr-&gt;Square() &lt;&lt; std::endl;</text:p>
      <text:p text:style-name="Preformatted_20_Text"><text:tab/><text:tab/><text:tab/><text:tab/>delete ptr;</text:p>
      <text:p text:style-name="Preformatted_20_Text"><text:tab/><text:tab/><text:tab/><text:tab/>break;</text:p>
      <text:p text:style-name="Preformatted_20_Text"><text:tab/><text:tab/><text:tab/>}</text:p>
      <text:p text:style-name="Preformatted_20_Text"><text:tab/><text:tab/><text:tab/>default:{</text:p>
      <text:p text:style-name="Preformatted_20_Text"><text:tab/><text:tab/><text:tab/><text:tab/>std::cout &lt;&lt; "Unknown option" &lt;&lt; std::endl;;</text:p>
      <text:p text:style-name="Preformatted_20_Text"><text:tab/><text:tab/><text:tab/><text:tab/>break;</text:p>
      <text:p text:style-name="Preformatted_20_Text"><text:tab/><text:tab/><text:tab/>}</text:p>
      <text:p text:style-name="Preformatted_20_Text"><text:tab/><text:tab/>}<text:tab/></text:p>
      <text:p text:style-name="Preformatted_20_Text"><text:tab/>}</text:p>
      <text:p text:style-name="Preformatted_20_Text"><text:tab/>return 0;</text:p>
      <text:p text:style-name="Preformatted_20_Text">}</text:p>
      <text:p text:style-name="Standard">Выводы: <text:span text:style-name="T8">в данной лабораторной работе я получил навыки программирования классов на языке С++, познакомился с перегрузкой операторов и дружественными функциями. </text:span></text:p>
      <text:p text:style-name="Standard"/>
      <text:p text:style-name="P29"><text:span text:style-name="T69">Ссылка на код: </text:span>https://github.com/memosiki/oop-3sem/tree/master/1</text:p>
      <text:p text:style-name="P30"/>
      <text:p text:style-name="P105">Московский Авиационный Институт</text:p>
      <text:p text:style-name="P32">(Национальный Исследовательский Университет)</text:p>
      <text:p text:style-name="P40"><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40">Кафедра 806 «Вычислительная математика и программирование»</text:p>
      <text:p text:style-name="P14"/>
      <text:p text:style-name="P49">Объектно-ориентированное программирование</text:p>
      <text:h text:style-name="P123" text:outline-level="1"><text:bookmark-start text:name="__RefHeading___Toc210_8590123171"/>Лабораторная работа №<text:span text:style-name="T67">2</text:span><text:bookmark-end text:name="__RefHeading___Toc210_8590123171"/></text:h>
      <text:h text:style-name="P131" text:outline-level="1"/>
      <text:p text:style-name="P85"/>
      <text:p text:style-name="P85"/>
      <text:p text:style-name="P85"/>
      <text:p text:style-name="P85"/>
      <text:p text:style-name="P85"/>
      <text:p text:style-name="P85"/>
      <text:p text:style-name="P85"><text:tab/><text:tab/><text:tab/><text:tab/><text:tab/><text:tab/><text:tab/><text:span text:style-name="T63">Студент:<text:tab/><text:tab/>Лукашкин К.В</text:span></text:p>
      <text:p text:style-name="P76"><text:tab/><text:tab/><text:tab/><text:tab/><text:tab/><text:tab/><text:tab/><text:span text:style-name="T61">Год приёма:<text:tab/>2017</text:span></text:p>
      <text:p text:style-name="P76"><text:tab/><text:tab/><text:tab/><text:tab/><text:tab/><text:tab/><text:tab/><text:span text:style-name="T61">Группа: <text:tab/><text:tab/>М8О-204Б</text:span></text:p>
      <text:p text:style-name="P76"><text:tab/><text:tab/><text:tab/><text:tab/><text:tab/><text:tab/><text:tab/><text:span text:style-name="T61">Преподаватель: <text:tab/>Поповкин А. В.</text:span></text:p>
      <text:p text:style-name="P68"><text:span text:style-name="T61"><text:tab/><text:tab/><text:tab/><text:tab/>Вариант: <text:tab/><text:tab/>№8</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2"><text:span text:style-name="T64">Москва, 2017</text:span></text:p>
      <text:h text:style-name="P139" text:outline-level="2">Цель работы</text:h>
      <text:p text:style-name="Text_20_body">Целью лабораторной работы является: <text:s/></text:p>
      <text:list xml:id="list5248017060146956934" text:style-name="L19">
        <text:list-item>
          <text:p text:style-name="P65">Закрепление навыков работы с классами. <text:s/></text:p>
        </text:list-item>
        <text:list-item>
          <text:p text:style-name="P65">Создание простых динамических структур данных. <text:s/></text:p>
        </text:list-item>
        <text:list-item>
          <text:p text:style-name="P65">Работа с объектами, передаваемыми «по значению». <text:s/></text:p>
        </text:list-item>
      </text:list>
      <text:p text:style-name="Text_20_body"/>
      <text:h text:style-name="Heading_20_2" text:outline-level="2">Задание <text:s/></text:h>
      <text:p text:style-name="P62">Необходимо спроектировать и запрограммировать на языке C++ класс-контейнер первого уровня, содержащий одну фигуру (колонка фигура 1), согласно вариантов задания (реализованную в ЛР1). <text:s/></text:p>
      <text:p text:style-name="P62">Классы должны удовлетворять следующим правилам: </text:p>
      <text:list xml:id="list1182866840280868944" text:style-name="L18">
        <text:list-item>
          <text:p text:style-name="P63">Требования к классу фигуры аналогичны требованиям из лабораторной работы 1. <text:s/></text:p>
        </text:list-item>
        <text:list-item>
          <text:p text:style-name="P64">Классы фигур должны иметь переопределенный оператор вывода в поток std::ostream (&lt;&lt;). <text:s/>Оператор должен распечатывать параметры фигуры (тип фигуры, длины сторон, радиус и т.д). <text:s/></text:p>
        </text:list-item>
        <text:list-item>
          <text:p text:style-name="P64">Классы фигур должны иметь переопределенный оператор ввода фигуры из потока std::istream (&gt;&gt;). <text:s/>Оператор должен вводить основные параметры фигуры (длины сторон, радиус и т.д). <text:s/></text:p>
        </text:list-item>
      </text:list>
      <text:list xml:id="list3041960448023923998" text:style-name="L17">
        <text:list-item>
          <text:p text:style-name="P61">Классы фигур должны иметь операторы копирования (=). <text:s/></text:p>
        </text:list-item>
        <text:list-item>
          <text:p text:style-name="P61">Классы фигур должны иметь операторы сравнения с такими же фигурами (==).</text:p>
        </text:list-item>
        <text:list-item>
          <text:p text:style-name="P61">Класс-контейнер должен соджержать объекты фигур “по значению” (не по ссылке). <text:s/></text:p>
        </text:list-item>
        <text:list-item>
          <text:p text:style-name="P61">Класс-контейнер должен иметь метод по добавлению фигуры в контейнер <text:s/></text:p>
        </text:list-item>
        <text:list-item>
          <text:p text:style-name="P61">Класс-контейнер должен иметь методы по получению фигуры из контейнера (опеределяется структурой контейнера). </text:p>
        </text:list-item>
        <text:list-item>
          <text:p text:style-name="P61">Класс-контейнер должен иметь метод по удалению фигуры из контейнера (опеределяется структурой контейнера). <text:s/></text:p>
        </text:list-item>
        <text:list-item>
          <text:p text:style-name="P61">Класс-контейнер должен иметь перегруженный оператор по выводу контейнера в поток std::ostream (&lt;&lt;). <text:s/></text:p>
        </text:list-item>
        <text:list-item>
          <text:p text:style-name="P61">Класс-контейнер должен иметь деструктор, удаляющий все элементы контейнера. <text:s/></text:p>
        </text:list-item>
        <text:list-item>
          <text:p text:style-name="P61">Классы должны быть расположенны в раздельных файлах: отдельно заголовки (.h), отдельно описание методов (.cpp). <text:s text:c="3"/></text:p>
        </text:list-item>
      </text:list>
      <text:p text:style-name="Text_20_body"/>
      <text:p text:style-name="Text_20_body">Нельзя использовать: </text:p>
      <text:list xml:id="list6992869215901705461" text:style-name="L16">
        <text:list-item>
          <text:p text:style-name="P60">Стандартные контейнеры std. <text:s/></text:p>
        </text:list-item>
        <text:list-item>
          <text:p text:style-name="P60">Шаблоны (template). <text:s/></text:p>
        </text:list-item>
        <text:list-item>
          <text:p text:style-name="P60">Различные варианты умных указателей (shared_ptr, weak_ptr). <text:s/></text:p>
        </text:list-item>
      </text:list>
      <text:p text:style-name="Text_20_body"/>
      <text:p text:style-name="Text_20_body">Программа должна позволять: <text:s/></text:p>
      <text:list xml:id="list8628750601849105079" text:style-name="L15">
        <text:list-item>
          <text:p text:style-name="P59">Вводить произвольное количество фигур и добавлять их в контейнер. <text:s/></text:p>
        </text:list-item>
        <text:list-item>
          <text:p text:style-name="P59">Распечатывать содержимое контейнера. <text:s/></text:p>
        </text:list-item>
        <text:list-item>
          <text:p text:style-name="P59">Удалять фигуры <text:s/>из контейнера. </text:p>
        </text:list-item>
      </text:list>
      <text:p text:style-name="Text_20_body"/>
      <text:h text:style-name="Heading_20_2" text:outline-level="2">Теория</text:h>
      <text:p text:style-name="Standard"><text:span text:style-name="T1">Динамические структуры данных</text:span> – это структуры данных, <text:bookmark text:name="keyword8"/>память под которые выделяется и освобождается по мере необходимости.</text:p>
      <text:p text:style-name="Standard"><text:bookmark text:name="id_5"/><text:bookmark text:name="keyword9"/>Динамические структуры данных в процессе существования в памяти могут изменять <text:soft-page-break/>не только число составляющих их элементов, но и характер связей между элементами. При этом не учитывается изменение содержимого самих элементов данных. Такая особенность динамических структур, как непостоянство их размера и характера отношений между элементами, приводит к тому, что на этапе создания машинного кода <text:bookmark text:name="keyword10"/>программа-<text:bookmark text:name="keyword11"/>компилятор не может выделить для всей структуры в целом участок памяти фиксированного размера, а также не может сопоставить с отдельными компонентами структуры конкретные адреса. Для решения проблемы адресации <text:bookmark text:name="keyword12"/>динамических структур данных используется метод, называемый <text:span text:style-name="T5">динамическим распределением памяти</text:span>, то есть <text:bookmark text:name="keyword13"/>память под отдельные элементы выделяется в момент, когда они "начинают существовать" в процессе выполнения программы, а не во <text:bookmark text:name="keyword14"/>время компиляции. <text:bookmark text:name="keyword15"/>Компилятор в этом случае выделяет фиксированный объем памяти для хранения адреса динамически размещаемого элемента, а не самого элемента.</text:p>
      <text:p text:style-name="Standard"><text:bookmark text:name="id_6"/><text:bookmark text:name="keyword16"/>Динамическая структура данных характеризуется тем что:</text:p>
      <text:list xml:id="list2020488753186627957" text:style-name="L20">
        <text:list-item>
          <text:p text:style-name="P20"><text:bookmark text:name="id_7"/>она не имеет имени; <text:span text:style-name="T68">(чаще всего к ней обращаются через указатель на адрес)</text:span></text:p>
        </text:list-item>
        <text:list-item>
          <text:p text:style-name="P20">ей выделяется память в процессе выполнения программы; </text:p>
        </text:list-item>
        <text:list-item>
          <text:p text:style-name="P20">количество элементов структуры может не фиксироваться; </text:p>
        </text:list-item>
        <text:list-item>
          <text:p text:style-name="P20">размерность структуры может меняться в процессе выполнения программы; </text:p>
        </text:list-item>
        <text:list-item>
          <text:p text:style-name="P20">в процессе выполнения программы может меняться характер взаимосвязи между элементами структуры. </text:p>
        </text:list-item>
      </text:list>
      <text:p text:style-name="Text_20_body"><text:span text:style-name="T68">При </text:span><text:span text:style-name="T4">п</text:span><text:span text:style-name="T2">ередач</text:span><text:span text:style-name="T4">е</text:span><text:span text:style-name="T2"> по значению </text:span><text:span text:style-name="T68">с</text:span>одержимое аргумента <text:s/>копирует<text:span text:style-name="T68">ся</text:span> в формальный параметр подпрограммы. Изменения, сделанные в параметре, не влияют на значение переменной, используемой при вызове.</text:p>
      <text:h text:style-name="Heading_20_2" text:outline-level="2"><text:span text:style-name="T58">Л</text:span><text:span text:style-name="T57">истинг</text:span></text:h>
      <text:list xml:id="list2165946503086572197" text:style-name="L21">
        <text:list-item>
          <text:p text:style-name="P150"><text:span text:style-name="T69">Octahedron</text:span>.h</text:p>
        </text:list-item>
      </text:list>
      <text:p text:style-name="P163">#ifndef OCTAHEDRON_H</text:p>
      <text:p text:style-name="P163">#define OCTAHEDRON_H</text:p>
      <text:p text:style-name="P163"/>
      <text:p text:style-name="P163">#include &lt;iostream&gt;</text:p>
      <text:p text:style-name="P163">#include "Figure.h"</text:p>
      <text:p text:style-name="P163"/>
      <text:p text:style-name="P163">class Octahedron: public Figure {</text:p>
      <text:p text:style-name="P163">public:</text:p>
      <text:p text:style-name="P163"><text:s text:c="4"/>Octahedron();</text:p>
      <text:p text:style-name="P163"><text:s text:c="4"/>Octahedron(size_t i);</text:p>
      <text:p text:style-name="P163"><text:s text:c="4"/>Octahedron(std::istream &amp;is);</text:p>
      <text:p text:style-name="P163"/>
      <text:p text:style-name="P163"><text:s text:c="4"/>double Square() override;</text:p>
      <text:p text:style-name="P163"><text:s text:c="4"/>void Print() override;</text:p>
      <text:p text:style-name="P163"/>
      <text:p text:style-name="P163"><text:s text:c="4"/>Octahedron&amp; operator=(const Octahedron&amp; right);</text:p>
      <text:p text:style-name="P163"><text:s text:c="4"/>bool operator==(const Octahedron&amp; right);</text:p>
      <text:p text:style-name="P163"/>
      <text:p text:style-name="P163"><text:s text:c="4"/>friend std::ostream&amp; operator &lt;&lt;(std::ostream&amp; os,</text:p>
      <text:p text:style-name="P163"><text:s text:c="12"/>const Octahedron&amp; Octahedron);</text:p>
      <text:p text:style-name="P163"><text:s text:c="4"/>friend std::istream&amp; operator &gt;&gt;(std::istream&amp; is, Octahedron&amp; Octahedron);</text:p>
      <text:p text:style-name="P163"/>
      <text:p text:style-name="P163"><text:s text:c="4"/>~Octahedron();</text:p>
      <text:p text:style-name="P163"/>
      <text:p text:style-name="P163">private:</text:p>
      <text:p text:style-name="P163"><text:s text:c="4"/>size_t side;</text:p>
      <text:p text:style-name="P163">};</text:p>
      <text:p text:style-name="P163"/>
      <text:p text:style-name="P163">#endif</text:p>
      <text:p text:style-name="P163"/>
      <text:list xml:id="list7249143234086967940" text:style-name="L22">
        <text:list-item>
          <text:p text:style-name="P151"><text:span text:style-name="T69">Octahedron</text:span>.cpp</text:p>
        </text:list-item>
      </text:list>
      <text:p text:style-name="P164"><text:span text:style-name="T69">#include "Octahedron.h"</text:span></text:p>
      <text:p text:style-name="P163"><text:soft-page-break/>#include &lt;cmath&gt;</text:p>
      <text:p text:style-name="P163"/>
      <text:p text:style-name="P163">Octahedron::Octahedron() :</text:p>
      <text:p text:style-name="P163"><text:s text:c="8"/>Octahedron(0) {</text:p>
      <text:p text:style-name="P163">}</text:p>
      <text:p text:style-name="P163"/>
      <text:p text:style-name="P163">Octahedron::Octahedron(size_t i) :</text:p>
      <text:p text:style-name="P163"><text:s text:c="8"/>side(i) {</text:p>
      <text:p text:style-name="P163"><text:s text:c="4"/>std::cout &lt;&lt; "Octahedron created: " &lt;&lt; side &lt;&lt; std::endl;</text:p>
      <text:p text:style-name="P163">}</text:p>
      <text:p text:style-name="P163"/>
      <text:p text:style-name="P163">Octahedron::Octahedron(std::istream &amp;is) {</text:p>
      <text:p text:style-name="P163"><text:s text:c="4"/>is &gt;&gt; side;</text:p>
      <text:p text:style-name="P163"><text:s text:c="4"/>if (!is) {</text:p>
      <text:p text:style-name="P163"><text:s text:c="8"/>side = 0;</text:p>
      <text:p text:style-name="P163"><text:s text:c="8"/>is.clear();</text:p>
      <text:p text:style-name="P163"><text:s text:c="8"/>is.ignore();</text:p>
      <text:p text:style-name="P163"><text:s text:c="4"/>}</text:p>
      <text:p text:style-name="P163">}</text:p>
      <text:p text:style-name="P163"/>
      <text:p text:style-name="P163">double Octahedron::Square() {</text:p>
      <text:p text:style-name="P163"><text:s text:c="4"/>return 2 * side * side * (1 + sqrt(2));</text:p>
      <text:p text:style-name="P163"/>
      <text:p text:style-name="P163">}</text:p>
      <text:p text:style-name="P163"/>
      <text:p text:style-name="P163">void Octahedron::Print() {</text:p>
      <text:p text:style-name="P163"><text:s text:c="4"/>std::cout &lt;&lt; "a=" &lt;&lt; side &lt;&lt; std::endl;</text:p>
      <text:p text:style-name="P163"/>
      <text:p text:style-name="P163">}</text:p>
      <text:p text:style-name="P163"/>
      <text:p text:style-name="P163">Octahedron&amp; Octahedron::operator =(const Octahedron&amp; right) {</text:p>
      <text:p text:style-name="P163"><text:s text:c="4"/>if (this == &amp;right)</text:p>
      <text:p text:style-name="P163"><text:s text:c="8"/>return *this;</text:p>
      <text:p text:style-name="P163"/>
      <text:p text:style-name="P163"><text:s text:c="4"/>side = right.side;</text:p>
      <text:p text:style-name="P163"><text:s text:c="4"/>return *this;</text:p>
      <text:p text:style-name="P163">}</text:p>
      <text:p text:style-name="P163"/>
      <text:p text:style-name="P163">bool Octahedron::operator==(const Octahedron&amp; right) {</text:p>
      <text:p text:style-name="P163"><text:s text:c="4"/>return side == right.side;</text:p>
      <text:p text:style-name="P163">}</text:p>
      <text:p text:style-name="P163"/>
      <text:p text:style-name="P163">std::ostream&amp; operator &lt;&lt;(std::ostream&amp; os, const Octahedron&amp; octahedron) {</text:p>
      <text:p text:style-name="P163"><text:s text:c="4"/>os &lt;&lt; "Octahedron: ";</text:p>
      <text:p text:style-name="P163"><text:s text:c="4"/>os &lt;&lt; "a=" &lt;&lt; octahedron.side &lt;&lt; std::endl;</text:p>
      <text:p text:style-name="P163"><text:s text:c="4"/>return os;</text:p>
      <text:p text:style-name="P163">}</text:p>
      <text:p text:style-name="P163"/>
      <text:p text:style-name="P163">std::istream&amp; operator &gt;&gt;(std::istream&amp; is, Octahedron&amp; octahedron) {</text:p>
      <text:p text:style-name="P163"><text:s text:c="4"/>std::cout &lt;&lt; "Enter sides of octahedron: ";</text:p>
      <text:p text:style-name="P163"><text:s text:c="4"/>is &gt;&gt; octahedron.side;</text:p>
      <text:p text:style-name="P163"><text:s text:c="4"/>if (!is) {</text:p>
      <text:p text:style-name="P163"><text:s text:c="8"/>octahedron.side = 0;</text:p>
      <text:p text:style-name="P163"><text:s text:c="8"/>is.clear();</text:p>
      <text:p text:style-name="P163"><text:s text:c="8"/>is.ignore();</text:p>
      <text:p text:style-name="P163"><text:s text:c="4"/>}</text:p>
      <text:p text:style-name="P163"><text:s text:c="4"/>return is;</text:p>
      <text:p text:style-name="P163">}</text:p>
      <text:p text:style-name="P163">Octahedron::~Octahedron() {</text:p>
      <text:p text:style-name="P163"><text:s text:c="4"/>std::cout &lt;&lt; "Octahedron deleted" &lt;&lt; std::endl;</text:p>
      <text:p text:style-name="P163"/>
      <text:p text:style-name="P163">}</text:p>
      <text:p text:style-name="P163"/>
      <text:list xml:id="list9206251161412974570" text:style-name="L23">
        <text:list-item>
          <text:p text:style-name="P165"><text:soft-page-break/><text:span text:style-name="T52">TList</text:span><text:span text:style-name="T51">.h</text:span></text:p>
        </text:list-item>
      </text:list>
      <text:p text:style-name="P164"><text:span text:style-name="T69">#ifndef TLIST_H</text:span></text:p>
      <text:p text:style-name="P163">#define TLIST_H</text:p>
      <text:p text:style-name="P163">#include "Octahedron.h"</text:p>
      <text:p text:style-name="P163"/>
      <text:p text:style-name="P163">struct Item {</text:p>
      <text:p text:style-name="P163"><text:s text:c="4"/>Octahedron data;</text:p>
      <text:p text:style-name="P163"><text:s text:c="4"/>Item* next;</text:p>
      <text:p text:style-name="P163">};</text:p>
      <text:p text:style-name="P163"/>
      <text:p text:style-name="P163">class TList {</text:p>
      <text:p text:style-name="P163">private:</text:p>
      <text:p text:style-name="P163"><text:s text:c="4"/>Item *head;</text:p>
      <text:p text:style-name="P163"><text:s text:c="4"/>int size;</text:p>
      <text:p text:style-name="P163">public:</text:p>
      <text:p text:style-name="P163"/>
      <text:p text:style-name="P163"><text:s text:c="4"/>TList();</text:p>
      <text:p text:style-name="P163"><text:s text:c="4"/>bool Empty();</text:p>
      <text:p text:style-name="P163"><text:s text:c="4"/>int Size();</text:p>
      <text:p text:style-name="P163"><text:s text:c="4"/>Octahedron Fetch(const int index);</text:p>
      <text:p text:style-name="P163"><text:s text:c="4"/>void Insert(const int index, const Octahedron value);</text:p>
      <text:p text:style-name="P163"><text:s text:c="4"/>void PushBack(const Octahedron value);</text:p>
      <text:p text:style-name="P163"><text:s text:c="4"/>void Delete(int ind);</text:p>
      <text:p text:style-name="P163"/>
      <text:p text:style-name="P163"><text:s text:c="4"/>friend std::ostream&amp; operator &lt;&lt;(std::ostream&amp; os, const TList&amp; array);</text:p>
      <text:p text:style-name="P163"/>
      <text:p text:style-name="P163"><text:s text:c="4"/>virtual ~TList();</text:p>
      <text:p text:style-name="P163">};</text:p>
      <text:p text:style-name="P163">#endif</text:p>
      <text:p text:style-name="P163"/>
      <text:list xml:id="list1448806512688611035" text:style-name="L24">
        <text:list-item>
          <text:p text:style-name="P166"><text:span text:style-name="T52">TList</text:span>.cpp</text:p>
        </text:list-item>
      </text:list>
      <text:p text:style-name="P163">#include "TList.h"</text:p>
      <text:p text:style-name="P163"/>
      <text:p text:style-name="P163">TList::TList() {</text:p>
      <text:p text:style-name="P163"><text:s text:c="4"/>head = nullptr;</text:p>
      <text:p text:style-name="P163"><text:s text:c="4"/>size = 0;</text:p>
      <text:p text:style-name="P163">}</text:p>
      <text:p text:style-name="P163"/>
      <text:p text:style-name="P163">bool TList::Empty() {</text:p>
      <text:p text:style-name="P163"><text:s text:c="4"/>return size == 0;</text:p>
      <text:p text:style-name="P163">}</text:p>
      <text:p text:style-name="P163"/>
      <text:p text:style-name="P163">int TList::Size() {</text:p>
      <text:p text:style-name="P163"><text:s text:c="4"/>return size;</text:p>
      <text:p text:style-name="P163">}</text:p>
      <text:p text:style-name="P163"/>
      <text:p text:style-name="P163">Octahedron TList::Fetch(const int index) {</text:p>
      <text:p text:style-name="P163"><text:s text:c="4"/>if (index &lt; 0 || index &gt; size - 1) {</text:p>
      <text:p text:style-name="P163"><text:s text:c="8"/>std::cerr &lt;&lt; "Invalid index" &lt;&lt; std::endl;</text:p>
      <text:p text:style-name="P163"><text:s text:c="8"/>return head-&gt;data;</text:p>
      <text:p text:style-name="P163"><text:s text:c="4"/>}</text:p>
      <text:p text:style-name="P163"/>
      <text:p text:style-name="P163"><text:s text:c="4"/>Item* current = head;</text:p>
      <text:p text:style-name="P163"><text:s text:c="4"/>for (int i = 0; i &lt; index; ++i) {</text:p>
      <text:p text:style-name="P163"><text:s text:c="8"/>current = current-&gt;next;</text:p>
      <text:p text:style-name="P163"><text:s text:c="4"/>};</text:p>
      <text:p text:style-name="P163"><text:s text:c="4"/>return current-&gt;data;</text:p>
      <text:p text:style-name="P163">}</text:p>
      <text:p text:style-name="P163"/>
      <text:p text:style-name="P163">void TList::Insert(const int index, const Octahedron value) {</text:p>
      <text:p text:style-name="P163"><text:s text:c="4"/>//idea</text:p>
      <text:p text:style-name="P163"><text:s text:c="4"/>//find pair and insert element between them</text:p>
      <text:p text:style-name="P163"><text:s text:c="4"/>//element stands on position of second one from pair</text:p>
      <text:p text:style-name="P163"><text:soft-page-break/><text:s text:c="4"/>//exceptional situations with no pair:</text:p>
      <text:p text:style-name="P163"><text:s text:c="4"/>//element last or first</text:p>
      <text:p text:style-name="P163"><text:s text:c="4"/>if (index == size) {</text:p>
      <text:p text:style-name="P163"><text:s text:c="8"/>//if element is last</text:p>
      <text:p text:style-name="P163"><text:s text:c="8"/>//no need to shift anything</text:p>
      <text:p text:style-name="P163"><text:s text:c="8"/>PushBack(value);</text:p>
      <text:p text:style-name="P163"><text:s text:c="8"/>return;</text:p>
      <text:p text:style-name="P163"><text:s text:c="4"/>}</text:p>
      <text:p text:style-name="P163"><text:s text:c="4"/>else if (index &lt; 0 || index &gt; size) {</text:p>
      <text:p text:style-name="P163"><text:s text:c="8"/>std::cerr &lt;&lt; "Invalid index" &lt;&lt; std::endl;</text:p>
      <text:p text:style-name="P163"><text:s text:c="8"/>return;</text:p>
      <text:p text:style-name="P163"><text:s text:c="4"/>}</text:p>
      <text:p text:style-name="P163"><text:s text:c="4"/>else {</text:p>
      <text:p text:style-name="P163"><text:s text:c="8"/>if (index == 0) {</text:p>
      <text:p text:style-name="P163"><text:s text:c="12"/>//element become new head</text:p>
      <text:p text:style-name="P163"><text:s text:c="12"/>Item* shifted = head;</text:p>
      <text:p text:style-name="P163"><text:s text:c="12"/>head = new Item;</text:p>
      <text:p text:style-name="P163"><text:s text:c="12"/>head-&gt;next = shifted;</text:p>
      <text:p text:style-name="P163"><text:s text:c="12"/>head-&gt;data = value;</text:p>
      <text:p text:style-name="P163"><text:s text:c="12"/>size++;</text:p>
      <text:p text:style-name="P163"><text:s text:c="12"/>return;</text:p>
      <text:p text:style-name="P163"><text:s text:c="8"/>}</text:p>
      <text:p text:style-name="P163"><text:s text:c="8"/>Item* current = head;</text:p>
      <text:p text:style-name="P163"><text:s text:c="8"/>for (int i = 1; i &lt; index; ++i) {</text:p>
      <text:p text:style-name="P163"><text:s text:c="12"/>current = current-&gt;next;</text:p>
      <text:p text:style-name="P163"><text:s text:c="8"/>};</text:p>
      <text:p text:style-name="P163"><text:s text:c="8"/>Item* prev = current;</text:p>
      <text:p text:style-name="P163"><text:s text:c="8"/>Item* shifted = prev-&gt;next;</text:p>
      <text:p text:style-name="P163"/>
      <text:p text:style-name="P163"><text:s text:c="8"/>current = new Item;</text:p>
      <text:p text:style-name="P163"><text:s text:c="8"/>prev-&gt;next = current;</text:p>
      <text:p text:style-name="P163"><text:s text:c="8"/>current-&gt;next = shifted;</text:p>
      <text:p text:style-name="P163"><text:s text:c="8"/>current-&gt;data = value;</text:p>
      <text:p text:style-name="P163"><text:s text:c="8"/>size++;</text:p>
      <text:p text:style-name="P163"><text:s text:c="4"/>}</text:p>
      <text:p text:style-name="P163"><text:s text:c="4"/>return;</text:p>
      <text:p text:style-name="P163">}</text:p>
      <text:p text:style-name="P163"/>
      <text:p text:style-name="P163">void TList::PushBack(const Octahedron value) {</text:p>
      <text:p text:style-name="P163"/>
      <text:p text:style-name="P163"><text:s text:c="4"/>Item* item = new Item;</text:p>
      <text:p text:style-name="P163"/>
      <text:p text:style-name="P163"><text:s text:c="4"/>Item* current = head;</text:p>
      <text:p text:style-name="P163"><text:s text:c="4"/>//running thru all list</text:p>
      <text:p text:style-name="P163"><text:s text:c="4"/>for (int i = 1; i &lt; size; ++i) {</text:p>
      <text:p text:style-name="P163"><text:s text:c="8"/>current = current-&gt;next;</text:p>
      <text:p text:style-name="P163"><text:s text:c="4"/>}</text:p>
      <text:p text:style-name="P163"><text:s text:c="4"/>//if list empty</text:p>
      <text:p text:style-name="P163"><text:s text:c="4"/>//item is new head</text:p>
      <text:p text:style-name="P163"><text:s text:c="4"/>if (size == 0) {</text:p>
      <text:p text:style-name="P163"><text:s text:c="8"/>current = item;</text:p>
      <text:p text:style-name="P163"><text:s text:c="8"/>head = current;</text:p>
      <text:p text:style-name="P163"><text:s text:c="4"/>}</text:p>
      <text:p text:style-name="P163"><text:s text:c="4"/>else {</text:p>
      <text:p text:style-name="P163"><text:s text:c="8"/>//stands after previous last element</text:p>
      <text:p text:style-name="P163"><text:s text:c="8"/>current-&gt;next = item;</text:p>
      <text:p text:style-name="P163"><text:s text:c="4"/>}</text:p>
      <text:p text:style-name="P163"><text:s text:c="4"/>//ext to last is head</text:p>
      <text:p text:style-name="P163"><text:s text:c="4"/>//for cyclic list</text:p>
      <text:p text:style-name="P163"><text:s text:c="4"/>item-&gt;next = head;</text:p>
      <text:p text:style-name="P163"><text:s text:c="4"/>item-&gt;data = value;</text:p>
      <text:p text:style-name="P163"><text:s text:c="4"/>size++;</text:p>
      <text:p text:style-name="P163"><text:s text:c="4"/>return;</text:p>
      <text:p text:style-name="P163">}</text:p>
      <text:p text:style-name="P163"><text:soft-page-break/></text:p>
      <text:p text:style-name="P163">void TList::Delete(int ind) {</text:p>
      <text:p text:style-name="P163"><text:s text:c="4"/>if (ind &lt; 0 || ind &gt; size - 1) {</text:p>
      <text:p text:style-name="P163"><text:s text:c="8"/>std::cerr &lt;&lt; "Invalid index" &lt;&lt; std::endl;</text:p>
      <text:p text:style-name="P163"><text:s text:c="8"/>return;</text:p>
      <text:p text:style-name="P163"><text:s text:c="4"/>}</text:p>
      <text:p text:style-name="P163"><text:s text:c="4"/>else {</text:p>
      <text:p text:style-name="P163"><text:s text:c="8"/>if (ind == 0) {</text:p>
      <text:p text:style-name="P163"><text:s text:c="12"/>Item* second = head-&gt;next;</text:p>
      <text:p text:style-name="P163"><text:s text:c="12"/>delete head;</text:p>
      <text:p text:style-name="P163"><text:s text:c="12"/>head = second;</text:p>
      <text:p text:style-name="P163"><text:s text:c="12"/>size--;</text:p>
      <text:p text:style-name="P163"><text:s text:c="12"/>return;</text:p>
      <text:p text:style-name="P163"><text:s text:c="8"/>}</text:p>
      <text:p text:style-name="P163"><text:s text:c="8"/>Item* current = head;</text:p>
      <text:p text:style-name="P163"><text:s text:c="8"/>for (int i = 1; i &lt; ind; ++i) {</text:p>
      <text:p text:style-name="P163"><text:s text:c="12"/>current = current-&gt;next;</text:p>
      <text:p text:style-name="P163"><text:s text:c="8"/>}</text:p>
      <text:p text:style-name="P163"><text:s text:c="8"/>Item* aftercur = current-&gt;next-&gt;next;</text:p>
      <text:p text:style-name="P163"><text:s text:c="8"/>delete current-&gt;next;</text:p>
      <text:p text:style-name="P163"><text:s text:c="8"/>current-&gt;next = aftercur;</text:p>
      <text:p text:style-name="P163"><text:s text:c="8"/>size--;</text:p>
      <text:p text:style-name="P163"><text:s text:c="4"/>}</text:p>
      <text:p text:style-name="P163"><text:s text:c="4"/>return;</text:p>
      <text:p text:style-name="P163">}</text:p>
      <text:p text:style-name="P163"/>
      <text:p text:style-name="P163">std::ostream&amp; operator &lt;&lt;(std::ostream&amp; os, const TList&amp; list) {</text:p>
      <text:p text:style-name="P163"><text:s text:c="4"/>if (list.size == 0)</text:p>
      <text:p text:style-name="P163"><text:s text:c="8"/>os &lt;&lt; "Empty" &lt;&lt; std::endl;</text:p>
      <text:p text:style-name="P163"><text:s text:c="4"/>Item* current = list.head;</text:p>
      <text:p text:style-name="P163"><text:s text:c="4"/>for (int i = 0; i &lt; list.size; ++i) {</text:p>
      <text:p text:style-name="P163"><text:s text:c="8"/>os &lt;&lt; current-&gt;data;</text:p>
      <text:p text:style-name="P163"><text:s text:c="8"/>current = current-&gt;next;</text:p>
      <text:p text:style-name="P163"><text:s text:c="4"/>}</text:p>
      <text:p text:style-name="P163"><text:s text:c="4"/>return os;</text:p>
      <text:p text:style-name="P163">}</text:p>
      <text:p text:style-name="P163"/>
      <text:p text:style-name="P163">TList::~TList() {</text:p>
      <text:p text:style-name="P163"><text:s text:c="4"/>for (int i = 0; i &lt; size; ++i)</text:p>
      <text:p text:style-name="P163"><text:s text:c="8"/>Delete(0);</text:p>
      <text:p text:style-name="P163"><text:s text:c="4"/>size = 0;</text:p>
      <text:p text:style-name="P163">}</text:p>
      <text:p text:style-name="Preformatted_20_Text"/>
      <text:list xml:id="list7125957209189340908" text:style-name="L25">
        <text:list-item>
          <text:p text:style-name="P152">main.cpp</text:p>
        </text:list-item>
      </text:list>
      <text:p text:style-name="P163">#include &lt;iostream&gt;</text:p>
      <text:p text:style-name="P163">#include "TList.h"</text:p>
      <text:p text:style-name="P163"/>
      <text:p text:style-name="P163">int main() {</text:p>
      <text:p text:style-name="P163"><text:s text:c="4"/>TList* list = new TList();</text:p>
      <text:p text:style-name="P163"/>
      <text:p text:style-name="P163"><text:s text:c="4"/>unsigned int action;</text:p>
      <text:p text:style-name="P163"/>
      <text:p text:style-name="P163"><text:s text:c="4"/>while (true) {</text:p>
      <text:p text:style-name="P163"><text:s text:c="8"/>std::cout &lt;&lt; "Menu:" &lt;&lt; std::endl;</text:p>
      <text:p text:style-name="P163"><text:s text:c="8"/>std::cout &lt;&lt; "1) Add figure in the end" &lt;&lt; std::endl;</text:p>
      <text:p text:style-name="P163"><text:s text:c="8"/>std::cout &lt;&lt; "2) Add figure at index" &lt;&lt; std::endl;</text:p>
      <text:p text:style-name="P163"><text:s text:c="8"/>std::cout &lt;&lt; "3) Delete figure at index" &lt;&lt; std::endl;</text:p>
      <text:p text:style-name="P163"><text:s text:c="8"/>std::cout &lt;&lt; "4) Fetch figure at index" &lt;&lt; std::endl;</text:p>
      <text:p text:style-name="P163"><text:s text:c="8"/>std::cout &lt;&lt; "5) Print" &lt;&lt; std::endl;</text:p>
      <text:p text:style-name="P163"><text:s text:c="8"/>std::cout &lt;&lt; "6) Print size" &lt;&lt; std::endl;</text:p>
      <text:p text:style-name="P163"><text:s text:c="8"/>std::cout &lt;&lt; "0) Quit" &lt;&lt; std::endl;</text:p>
      <text:p text:style-name="P163"><text:s text:c="8"/>std::cin &gt;&gt; action;</text:p>
      <text:p text:style-name="P163"/>
      <text:p text:style-name="P163"><text:soft-page-break/><text:s text:c="8"/>if (action == 0) {</text:p>
      <text:p text:style-name="P163"><text:s text:c="12"/>break;</text:p>
      <text:p text:style-name="P163"><text:s text:c="8"/>}</text:p>
      <text:p text:style-name="P163"/>
      <text:p text:style-name="P163"><text:s text:c="8"/>switch (action) {</text:p>
      <text:p text:style-name="P163"><text:s text:c="8"/>case 1: {</text:p>
      <text:p text:style-name="P163"><text:s text:c="12"/>Octahedron t;</text:p>
      <text:p text:style-name="P163"><text:s text:c="12"/>std::cin &gt;&gt; t;</text:p>
      <text:p text:style-name="P163"><text:s text:c="12"/>list-&gt;PushBack(t);</text:p>
      <text:p text:style-name="P163"><text:s text:c="12"/>break;</text:p>
      <text:p text:style-name="P163"><text:s text:c="8"/>}</text:p>
      <text:p text:style-name="P163"><text:s text:c="8"/>case 2: {</text:p>
      <text:p text:style-name="P163"><text:s text:c="12"/>int dIndex;</text:p>
      <text:p text:style-name="P163"><text:s text:c="12"/>std::cout &lt;&lt; "Enter index: ";</text:p>
      <text:p text:style-name="P163"><text:s text:c="12"/>std::cin &gt;&gt; dIndex;</text:p>
      <text:p text:style-name="P163"><text:s text:c="12"/>Octahedron t;</text:p>
      <text:p text:style-name="P163"><text:s text:c="12"/>std::cin &gt;&gt; t;</text:p>
      <text:p text:style-name="P163"><text:s text:c="12"/>list-&gt;Insert(dIndex, t);</text:p>
      <text:p text:style-name="P163"><text:s text:c="12"/>break;</text:p>
      <text:p text:style-name="P163"><text:s text:c="8"/>}</text:p>
      <text:p text:style-name="P163"/>
      <text:p text:style-name="P163"><text:s text:c="8"/>case 3: {</text:p>
      <text:p text:style-name="P163"><text:s text:c="12"/>int dIndex;</text:p>
      <text:p text:style-name="P163"><text:s text:c="12"/>std::cout &lt;&lt; "Enter index: ";</text:p>
      <text:p text:style-name="P163"><text:s text:c="12"/>std::cin &gt;&gt; dIndex;</text:p>
      <text:p text:style-name="P163"><text:s text:c="12"/>list-&gt;Delete(dIndex);</text:p>
      <text:p text:style-name="P163"/>
      <text:p text:style-name="P163"><text:s text:c="12"/>break;</text:p>
      <text:p text:style-name="P163"><text:s text:c="8"/>}</text:p>
      <text:p text:style-name="P163"/>
      <text:p text:style-name="P163"><text:s text:c="8"/>case 4: {</text:p>
      <text:p text:style-name="P163"><text:s text:c="12"/>int dIndex;</text:p>
      <text:p text:style-name="P163"><text:s text:c="12"/>std::cout &lt;&lt; "Enter index: ";</text:p>
      <text:p text:style-name="P163"><text:s text:c="12"/>std::cin &gt;&gt; dIndex;</text:p>
      <text:p text:style-name="P163"><text:s text:c="12"/>std::cout &lt;&lt; list-&gt;Fetch(dIndex);</text:p>
      <text:p text:style-name="P163"><text:s text:c="12"/>break;</text:p>
      <text:p text:style-name="P163"><text:s text:c="8"/>}</text:p>
      <text:p text:style-name="P163"><text:s text:c="8"/>case 5: {</text:p>
      <text:p text:style-name="P163"><text:s text:c="12"/>std::cout &lt;&lt; (*list);</text:p>
      <text:p text:style-name="P163"><text:s text:c="12"/>break;</text:p>
      <text:p text:style-name="P163"><text:s text:c="8"/>}</text:p>
      <text:p text:style-name="P163"><text:s text:c="8"/>case 6: {</text:p>
      <text:p text:style-name="P163"><text:s text:c="12"/>std::cout &lt;&lt; list-&gt;Size() &lt;&lt; std::endl;</text:p>
      <text:p text:style-name="P163"><text:s text:c="12"/>break;</text:p>
      <text:p text:style-name="P163"><text:s text:c="8"/>}</text:p>
      <text:p text:style-name="P163"/>
      <text:p text:style-name="P163"><text:s text:c="8"/>default:</text:p>
      <text:p text:style-name="P163"><text:s text:c="12"/>std::cout &lt;&lt; "Invalid action" &lt;&lt; std::endl;</text:p>
      <text:p text:style-name="P163"><text:s text:c="12"/>break;</text:p>
      <text:p text:style-name="P163"><text:s text:c="8"/>}</text:p>
      <text:p text:style-name="P163"><text:s text:c="4"/>}</text:p>
      <text:p text:style-name="P163"/>
      <text:p text:style-name="P163"><text:s text:c="4"/>delete list;</text:p>
      <text:p text:style-name="P163"><text:s text:c="4"/>return 0;</text:p>
      <text:p text:style-name="P164"><text:span text:style-name="T69">}</text:span></text:p>
      <text:p text:style-name="Text_20_body"><text:span text:style-name="T15">Выводы</text:span><text:span text:style-name="T16">:</text:span><text:span text:style-name="T17"> </text:span><text:span text:style-name="T19">в данной лабораторной работе я </text:span><text:span text:style-name="T20">закрепил</text:span><text:span text:style-name="T19"> навыки п</text:span><text:span text:style-name="T30">рог</text:span><text:span text:style-name="T19">раммирования классов на языке С++,</text:span><text:span text:style-name="T30"> изучил и применил</text:span><text:span text:style-name="T20"> динамически</text:span><text:span text:style-name="T30">е</text:span><text:span text:style-name="T20"> структур</text:span><text:span text:style-name="T30">ы</text:span><text:span text:style-name="T20">.</text:span></text:p>
      <text:p text:style-name="P107"><text:span text:style-name="T10">Ссылка на код: </text:span><text:span text:style-name="T9">https://github.com/memosiki/oop-3sem/tree/master/</text:span><text:span text:style-name="T10">2</text:span></text:p>
      <text:p text:style-name="P115">Московский Авиационный Институт</text:p>
      <text:p text:style-name="P33">(Национальный Исследовательский Университет)</text:p>
      <text:p text:style-name="P41"><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41">Кафедра 806 «Вычислительная математика и программирование»</text:p>
      <text:p text:style-name="P15"/>
      <text:p text:style-name="P50">Объектно-ориентированное программирование</text:p>
      <text:h text:style-name="P124" text:outline-level="1"><text:bookmark-start text:name="__RefHeading___Toc210_85901231711"/>Лабораторная работа №<text:span text:style-name="T69">3</text:span><text:bookmark-end text:name="__RefHeading___Toc210_85901231711"/></text:h>
      <text:h text:style-name="P132" text:outline-level="1"/>
      <text:p text:style-name="P86"/>
      <text:p text:style-name="P86"/>
      <text:p text:style-name="P86"/>
      <text:p text:style-name="P86"/>
      <text:p text:style-name="P86"/>
      <text:p text:style-name="P86"/>
      <text:p text:style-name="P86"><text:tab/><text:tab/><text:tab/><text:tab/><text:tab/><text:tab/><text:tab/><text:span text:style-name="T63">Студент:<text:tab/><text:tab/>Лукашкин К.В</text:span></text:p>
      <text:p text:style-name="P77"><text:tab/><text:tab/><text:tab/><text:tab/><text:tab/><text:tab/><text:tab/><text:span text:style-name="T61">Год приёма:<text:tab/>2017</text:span></text:p>
      <text:p text:style-name="P77"><text:tab/><text:tab/><text:tab/><text:tab/><text:tab/><text:tab/><text:tab/><text:span text:style-name="T61">Группа: <text:tab/><text:tab/>М8О-204Б</text:span></text:p>
      <text:p text:style-name="P77"><text:tab/><text:tab/><text:tab/><text:tab/><text:tab/><text:tab/><text:tab/><text:span text:style-name="T61">Преподаватель: <text:tab/>Поповкин А. В.</text:span></text:p>
      <text:p text:style-name="P69"><text:span text:style-name="T61"><text:tab/><text:tab/><text:tab/><text:tab/>Вариант: <text:tab/><text:tab/>№8</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94"><text:span text:style-name="T64">Москва, 2017</text:span></text:p>
      <text:h text:style-name="P140" text:outline-level="2">Ц<text:span text:style-name="T70">ель работы</text:span> <text:s/></text:h>
      <text:p text:style-name="Standard">Целью лабораторной работы является: <text:s/></text:p>
      <text:list xml:id="list3880095912336034273" text:style-name="L26">
        <text:list-item>
          <text:p text:style-name="P21">Закрепление навыков работы с классами. <text:s/></text:p>
        </text:list-item>
        <text:list-item>
          <text:p text:style-name="P21">Знакомство с умными указателями. </text:p>
        </text:list-item>
      </text:list>
      <text:p text:style-name="Standard">Задание <text:s text:c="3"/></text:p>
      <text:p text:style-name="Standard">Необходимо спроектировать и запрограммировать на языке C++ класс-контейнер первого уровня, содержащий все три фигуры класса фигуры, согласно вариантов задания (реализованную в ЛР1). <text:s/></text:p>
      <text:p text:style-name="Standard">Классы должны удовлетворять следующим правилам: <text:s/></text:p>
      <text:list xml:id="list5113792338524156840" text:style-name="L27">
        <text:list-item>
          <text:p text:style-name="P22">Требования к классу фигуры аналогичны требованиям из лабораторной работы 1. <text:s/></text:p>
        </text:list-item>
        <text:list-item>
          <text:p text:style-name="P22">Класс-контейнер должен соджержать объекты используя std:shared_ptr&lt;...&gt;. <text:s/></text:p>
        </text:list-item>
        <text:list-item>
          <text:p text:style-name="P22">Класс-контейнер должен иметь метод по добавлению фигуры в контейнер <text:s/></text:p>
        </text:list-item>
        <text:list-item>
          <text:p text:style-name="P22">Класс-контейнер должен иметь методы по получению фигуры из контейнера (опеределяется структурой контейнера). <text:s/></text:p>
        </text:list-item>
        <text:list-item>
          <text:p text:style-name="P22">Класс-контейнер должен иметь метод по удалению <text:s/>фигуры из контейнера (опеределяется структурой контейнера). <text:s/></text:p>
        </text:list-item>
        <text:list-item>
          <text:p text:style-name="P22">Класс-контейнер должен иметь перегруженный оператор по выводу контейнера в поток std::ostream (&lt;&lt;). <text:s/></text:p>
        </text:list-item>
        <text:list-item>
          <text:p text:style-name="P22">Класс-контейнер должен иметь деструктор, удаляющий все элементы контейнера. <text:s/></text:p>
        </text:list-item>
        <text:list-item>
          <text:p text:style-name="P22">Классы должны быть расположенны в раздельных файлах: отдельно заголовки (.h), отдельно описание методов (.cpp). <text:s/></text:p>
        </text:list-item>
        <text:list-item>
          <text:p text:style-name="P22">Программа должна позволять: <text:s/></text:p>
        </text:list-item>
        <text:list-item>
          <text:p text:style-name="P22">Вводить произвольное количество фигур и добавлять их в контейнер. <text:s/></text:p>
        </text:list-item>
        <text:list-item>
          <text:p text:style-name="P22">Распечатывать содержимое контейнера. <text:s/></text:p>
        </text:list-item>
        <text:list-item>
          <text:p text:style-name="P22">Удалять фигуры из контейнера. </text:p>
        </text:list-item>
      </text:list>
      <text:h text:style-name="Heading_20_2" text:outline-level="2">Теория</text:h>
      <text:p text:style-name="Standard"><text:span text:style-name="Strong_20_Emphasis">Smart pointer</text:span> — это объект, работать с которым можно как с обычным указателем, но при этом, в отличии от последнего, он предоставляет дополнительный функционал (например, автоматическое освобождение закрепленной за указателем области памяти).</text:p>
      <text:p text:style-name="Standard">Умные указатели призваны для борьбы с утечками памяти, которые сложно избежать в больших проектах. Они особенно удобны в местах, где возникают исключения, так как при последних происходит процесс раскрутки стека и уничтожаются локальные объекты. В случае обычного указателя — уничтожится переменная-указатель, при этом ресурс останется не освобожденным. В случае умного указателя — вызовется деструктор, который и освободит выделенный ресурс.</text:p>
      <text:p text:style-name="Standard"><text:span text:style-name="T71">В новом стандарте появились следующие умные указатели: </text:span><text:span text:style-name="Teletype"><text:span text:style-name="T72">unique_ptr</text:span></text:span><text:span text:style-name="T71">, </text:span><text:span text:style-name="Teletype"><text:span text:style-name="T72">shared_ptr</text:span></text:span> и <text:span text:style-name="Teletype"><text:span text:style-name="T72">weak_ptr</text:span></text:span>. Все они объявлены в заголовочном файле <text:span text:style-name="Teletype">&lt;memory&gt;</text:span>.</text:p>
      <text:p text:style-name="P23">unique_ptr</text:p>
      <text:p text:style-name="Standard">Этот указатель пришел на смену старому и проблематичному <text:span text:style-name="Teletype">auto_ptr</text:span>. Основная проблема последнего заключается в правах владения. Объект этого класса теряет права владения ресурсом при копировании (присваивании, использовании в конструкторе копий, передаче в функцию по значению).</text:p>
      <text:p text:style-name="P23">shared_ptr</text:p>
      <text:p text:style-name="Standard">Это самый популярный и самый широкоиспользуемый умный указатель. Он начал своё развитие как часть библиотеки boost. Данный указатель был столь успешным, что его включили в C++ Technical Report 1 и он был доступен в пространстве имен <text:span text:style-name="Teletype">tr1</text:span> — <text:span text:style-name="Teletype">std::tr1::shared_ptr&lt;&gt;</text:span>.</text:p>
      <text:p text:style-name="Standard">В отличии от рассмотренных выше указателей, <text:span text:style-name="Teletype">shared_ptr</text:span> реализует подсчет <text:soft-page-break/>ссылок на ресурс. Ресурс освободится тогда, когда счетчик ссылок на него будет равен 0. Как видно, система реализует одно из основных правил сборщика мусора.</text:p>
      <text:p text:style-name="P23">weak_ptr</text:p>
      <text:p text:style-name="Standard">Этот указатель также, как и <text:span text:style-name="Teletype">shared_ptr</text:span> начал свое рождение в проекте boost, затем был включен в C++ Technical Report 1 и, наконец, пришел в новый стандарт. Данный класс позволяет <text:span text:style-name="T70">избежать</text:span> циклическ<text:span text:style-name="T70">ой</text:span> зависимост<text:span text:style-name="T70">и</text:span>, которая может образоваться при использовании <text:span text:style-name="Teletype">shared_ptr</text:span>. </text:p>
      <text:h text:style-name="Heading_20_2" text:outline-level="2">Листинг</text:h>
      <text:list xml:id="list7668016570106120669" text:style-name="L28">
        <text:list-item>
          <text:p text:style-name="P153"><text:span text:style-name="T73">TList</text:span>.h</text:p>
        </text:list-item>
      </text:list>
      <text:p text:style-name="P185">#ifndef TLIST_H</text:p>
      <text:p text:style-name="P185">#define TLIST_H</text:p>
      <text:p text:style-name="P185">#include "TListItem.h"</text:p>
      <text:p text:style-name="P185">#include &lt;memory&gt;</text:p>
      <text:p text:style-name="P185">class TList {</text:p>
      <text:p text:style-name="P185">private:</text:p>
      <text:p text:style-name="P185"><text:s text:c="4"/>std::shared_ptr&lt;TListItem&gt; head;</text:p>
      <text:p text:style-name="P185"><text:s text:c="4"/>int size;</text:p>
      <text:p text:style-name="P185">public:</text:p>
      <text:p text:style-name="P185"/>
      <text:p text:style-name="P185"><text:s text:c="4"/>TList();</text:p>
      <text:p text:style-name="P185"><text:s text:c="4"/>bool Empty()const;</text:p>
      <text:p text:style-name="P185"><text:s text:c="4"/>int Size()const;</text:p>
      <text:p text:style-name="P185"><text:s text:c="4"/>std::shared_ptr&lt;Figure&gt; Fetch(int index)const;</text:p>
      <text:p text:style-name="P185"><text:s text:c="4"/>void Insert(int index, std::shared_ptr&lt;Figure&gt;&amp; obj);</text:p>
      <text:p text:style-name="P185"><text:s text:c="4"/>void Delete(int ind);</text:p>
      <text:p text:style-name="P185"/>
      <text:p text:style-name="P185"><text:s text:c="4"/>friend std::ostream&amp; operator &lt;&lt;(std::ostream&amp; os, const TList&amp; array);</text:p>
      <text:p text:style-name="P185"/>
      <text:p text:style-name="P185"><text:s text:c="4"/>virtual ~TList();</text:p>
      <text:p text:style-name="P185">};</text:p>
      <text:p text:style-name="P185">#endif</text:p>
      <text:p text:style-name="P185"/>
      <text:list xml:id="list1373478673257286762" text:style-name="L29">
        <text:list-item>
          <text:p text:style-name="P154"><text:span text:style-name="T73">TList</text:span>.cpp</text:p>
        </text:list-item>
      </text:list>
      <text:p text:style-name="P185">#include "TList.h"</text:p>
      <text:p text:style-name="P185">#include "TListItem.h"</text:p>
      <text:p text:style-name="P185">#include &lt;memory&gt;</text:p>
      <text:p text:style-name="P185">#include &lt;iostream&gt;</text:p>
      <text:p text:style-name="P185">TList::TList() :</text:p>
      <text:p text:style-name="P185"><text:s text:c="8"/>head(nullptr), size(0) {</text:p>
      <text:p text:style-name="P185">}</text:p>
      <text:p text:style-name="P185"/>
      <text:p text:style-name="P185">bool TList::Empty() const {</text:p>
      <text:p text:style-name="P185"><text:s text:c="4"/>return size == 0;</text:p>
      <text:p text:style-name="P185">}</text:p>
      <text:p text:style-name="P185"/>
      <text:p text:style-name="P185">int TList::Size() const {</text:p>
      <text:p text:style-name="P185"><text:s text:c="4"/>return size;</text:p>
      <text:p text:style-name="P185">}</text:p>
      <text:p text:style-name="P185"/>
      <text:p text:style-name="P185">std::shared_ptr&lt;Figure&gt; TList::Fetch(int index) const {</text:p>
      <text:p text:style-name="P185"><text:s text:c="4"/>if (index &lt; 0 || index &gt; size - 1) {</text:p>
      <text:p text:style-name="P185"><text:s text:c="8"/>std::cerr &lt;&lt; "Invalid index" &lt;&lt; std::endl;</text:p>
      <text:p text:style-name="P185"><text:s text:c="8"/>return nullptr;</text:p>
      <text:p text:style-name="P185"><text:s text:c="4"/>}</text:p>
      <text:p text:style-name="P185"><text:s text:c="4"/>std::shared_ptr&lt;TListItem&gt; current(head);</text:p>
      <text:p text:style-name="P185"><text:s text:c="4"/>for (int i = 0; i &lt; index; ++i) {</text:p>
      <text:p text:style-name="P185"><text:s text:c="8"/>current = current-&gt;GetNext();</text:p>
      <text:p text:style-name="P185"><text:s text:c="4"/>};</text:p>
      <text:p text:style-name="P185"><text:s text:c="4"/>return current-&gt;GetValue();</text:p>
      <text:p text:style-name="P185"><text:soft-page-break/>}</text:p>
      <text:p text:style-name="P185"/>
      <text:p text:style-name="P185">void TList::Insert(int index, std::shared_ptr&lt;Figure&gt; &amp;obj) {</text:p>
      <text:p text:style-name="P185"><text:s text:c="4"/>//idea</text:p>
      <text:p text:style-name="P185"><text:s text:c="4"/>//find pair and insert element between them</text:p>
      <text:p text:style-name="P185"><text:s text:c="4"/>//element stands on position of second one from pair</text:p>
      <text:p text:style-name="P185"><text:s text:c="4"/>//exceptional situations with no pair:</text:p>
      <text:p text:style-name="P185"><text:s text:c="4"/>//element last or first</text:p>
      <text:p text:style-name="P185"><text:s text:c="4"/>std::shared_ptr&lt;TListItem&gt; item(new TListItem(obj));</text:p>
      <text:p text:style-name="P185"/>
      <text:p text:style-name="P185"><text:s text:c="4"/>if (index &lt; 0 || index &gt; size) {</text:p>
      <text:p text:style-name="P185"><text:s text:c="8"/>std::cerr &lt;&lt; "Invalid index" &lt;&lt; std::endl;</text:p>
      <text:p text:style-name="P185"><text:s text:c="8"/>return;</text:p>
      <text:p text:style-name="P185"><text:s text:c="4"/>} else if (index == 0) {</text:p>
      <text:p text:style-name="P185"><text:s text:c="8"/>item-&gt;SetNext(head);</text:p>
      <text:p text:style-name="P185"><text:s text:c="8"/>this-&gt;head = item;</text:p>
      <text:p text:style-name="P185"><text:s text:c="4"/>} else {</text:p>
      <text:p text:style-name="P185"><text:s text:c="8"/>std::shared_ptr&lt;TListItem&gt; prev(head);</text:p>
      <text:p text:style-name="P185"><text:s text:c="8"/>for (int i = 0; i &lt; index - 1; ++i)</text:p>
      <text:p text:style-name="P185"><text:s text:c="12"/>prev = prev-&gt;GetNext();</text:p>
      <text:p text:style-name="P185"/>
      <text:p text:style-name="P185"><text:s text:c="8"/>std::shared_ptr&lt;TListItem&gt; shifted(prev-&gt;GetNext());</text:p>
      <text:p text:style-name="P185"><text:s text:c="8"/>prev-&gt;SetNext(item);</text:p>
      <text:p text:style-name="P185"><text:s text:c="8"/>item-&gt;SetNext(shifted);</text:p>
      <text:p text:style-name="P185"><text:s text:c="4"/>}</text:p>
      <text:p text:style-name="P185"><text:s text:c="4"/>size++;</text:p>
      <text:p text:style-name="P185">}</text:p>
      <text:p text:style-name="P185"/>
      <text:p text:style-name="P185">void TList::Delete(int ind) {</text:p>
      <text:p text:style-name="P185"><text:s text:c="4"/>if (ind &lt; 0 || ind &gt; size - 1) {</text:p>
      <text:p text:style-name="P185"><text:s text:c="8"/>std::cerr &lt;&lt; "Invalid index" &lt;&lt; std::endl;</text:p>
      <text:p text:style-name="P185"><text:s text:c="8"/>return;</text:p>
      <text:p text:style-name="P185"><text:s text:c="4"/>} else if (ind == 0) {</text:p>
      <text:p text:style-name="P185"><text:s text:c="8"/>head = head-&gt;GetNext();</text:p>
      <text:p text:style-name="P185"><text:s text:c="4"/>} else {</text:p>
      <text:p text:style-name="P185"><text:s text:c="8"/>std::shared_ptr&lt;TListItem&gt; current = head;</text:p>
      <text:p text:style-name="P185"><text:s text:c="8"/>for (int i = 0; i &lt; ind - 1; ++i)</text:p>
      <text:p text:style-name="P185"><text:s text:c="12"/>current = current-&gt;GetNext();</text:p>
      <text:p text:style-name="P185"><text:s text:c="8"/>std::shared_ptr&lt;TListItem&gt; aftercur = current-&gt;GetNext()-&gt;GetNext();</text:p>
      <text:p text:style-name="P185"><text:s text:c="8"/>current-&gt;SetNext(aftercur);</text:p>
      <text:p text:style-name="P185"><text:s text:c="4"/>}</text:p>
      <text:p text:style-name="P185"><text:s text:c="4"/>size--;</text:p>
      <text:p text:style-name="P185"><text:s text:c="4"/>return;</text:p>
      <text:p text:style-name="P185">}</text:p>
      <text:p text:style-name="P185"/>
      <text:p text:style-name="P185">std::ostream&amp; operator &lt;&lt;(std::ostream&amp; os, const TList&amp; list) {</text:p>
      <text:p text:style-name="P185"><text:s text:c="4"/>if (list.size == 0)</text:p>
      <text:p text:style-name="P185"><text:s text:c="8"/>os &lt;&lt; "Empty" &lt;&lt; std::endl;</text:p>
      <text:p text:style-name="P185"><text:s text:c="4"/>for (int i = 0; i &lt; list.Size(); ++i) {</text:p>
      <text:p text:style-name="P185"><text:s text:c="8"/>os &lt;&lt; *(list.Fetch(i));</text:p>
      <text:p text:style-name="P185"><text:s text:c="4"/>}</text:p>
      <text:p text:style-name="P185"><text:s text:c="4"/>return os;</text:p>
      <text:p text:style-name="P185">}</text:p>
      <text:p text:style-name="P185"/>
      <text:p text:style-name="P185">TList::~TList() {</text:p>
      <text:p text:style-name="P185"><text:s text:c="4"/>for (int i = 0; i &lt; size; ++i)</text:p>
      <text:p text:style-name="P185"><text:s text:c="8"/>Delete(0);</text:p>
      <text:p text:style-name="P185"><text:s text:c="4"/>size = 0;</text:p>
      <text:p text:style-name="P185">}</text:p>
      <text:p text:style-name="P185"/>
      <text:list xml:id="list1257609868160575786" text:style-name="L30">
        <text:list-item>
          <text:p text:style-name="P155">TlistItem.h</text:p>
        </text:list-item>
      </text:list>
      <text:p text:style-name="P185">#ifndef TLISTITEM_H_</text:p>
      <text:p text:style-name="P185">#define TLISTITEM_H_</text:p>
      <text:p text:style-name="P185"><text:soft-page-break/></text:p>
      <text:p text:style-name="P185">#include &lt;memory&gt;</text:p>
      <text:p text:style-name="P185"/>
      <text:p text:style-name="P185">#include "Figure.h"</text:p>
      <text:p text:style-name="P185"/>
      <text:p text:style-name="P185">class TListItem {</text:p>
      <text:p text:style-name="P185">private:</text:p>
      <text:p text:style-name="P185"><text:s text:c="4"/>std::shared_ptr&lt;TListItem&gt; next;</text:p>
      <text:p text:style-name="P185"><text:s text:c="4"/>std::shared_ptr&lt;Figure&gt; figure;</text:p>
      <text:p text:style-name="P185">public:</text:p>
      <text:p text:style-name="P185"/>
      <text:p text:style-name="P185"><text:s text:c="4"/>TListItem();</text:p>
      <text:p text:style-name="P185"><text:s text:c="4"/>TListItem(const std::shared_ptr&lt;Figure&gt; &amp;);</text:p>
      <text:p text:style-name="P185"><text:s text:c="4"/>std::shared_ptr&lt;Figure&gt; GetValue();</text:p>
      <text:p text:style-name="P185"><text:s text:c="4"/>std::shared_ptr&lt;TListItem&gt; GetNext();</text:p>
      <text:p text:style-name="P185"><text:s text:c="4"/>void SetNext(const std::shared_ptr&lt;TListItem&gt;&amp; obj);</text:p>
      <text:p text:style-name="P185"><text:s text:c="4"/>friend std::ostream&amp; operator &lt;&lt;(std::ostream&amp; os, TListItem&amp; obj);</text:p>
      <text:p text:style-name="P185"/>
      <text:p text:style-name="P185"><text:s text:c="4"/>virtual ~TListItem();</text:p>
      <text:p text:style-name="P185">};</text:p>
      <text:p text:style-name="P185"/>
      <text:p text:style-name="P185">#endif /* TLISTITEM_H_ */</text:p>
      <text:p text:style-name="P184"/>
      <text:list xml:id="list5848945130525" text:continue-numbering="true" text:style-name="L30">
        <text:list-item>
          <text:p text:style-name="P182">TListItem.cpp</text:p>
        </text:list-item>
      </text:list>
      <text:p text:style-name="P185">#include "TListItem.h"</text:p>
      <text:p text:style-name="P185">#include &lt;memory&gt;</text:p>
      <text:p text:style-name="P185">TListItem::TListItem() {</text:p>
      <text:p text:style-name="P185"><text:s text:c="4"/>this-&gt;figure = nullptr;</text:p>
      <text:p text:style-name="P185">}</text:p>
      <text:p text:style-name="P185">TListItem::TListItem(const std::shared_ptr&lt;Figure&gt; &amp;figure) {</text:p>
      <text:p text:style-name="P185"><text:s text:c="4"/>this-&gt;figure = figure;</text:p>
      <text:p text:style-name="P185">}</text:p>
      <text:p text:style-name="P185"/>
      <text:p text:style-name="P185"/>
      <text:p text:style-name="P185">void TListItem::SetNext(const std::shared_ptr&lt;TListItem&gt;&amp; obj) {</text:p>
      <text:p text:style-name="P185"><text:s text:c="4"/>this-&gt;next = obj;</text:p>
      <text:p text:style-name="P185"><text:s text:c="4"/>return;</text:p>
      <text:p text:style-name="P185">}</text:p>
      <text:p text:style-name="P185"/>
      <text:p text:style-name="P185">std::shared_ptr&lt;Figure&gt; TListItem::GetValue() {</text:p>
      <text:p text:style-name="P185"><text:s text:c="4"/>return this-&gt;figure;</text:p>
      <text:p text:style-name="P185">}</text:p>
      <text:p text:style-name="P185"/>
      <text:p text:style-name="P185">std::shared_ptr&lt;TListItem&gt; TListItem::GetNext() {</text:p>
      <text:p text:style-name="P185"><text:s text:c="4"/>return this-&gt;next;</text:p>
      <text:p text:style-name="P185">}</text:p>
      <text:p text:style-name="P185"/>
      <text:p text:style-name="P185">std::ostream&amp; operator &lt;&lt;(std::ostream&amp; os, TListItem&amp; item) {</text:p>
      <text:p text:style-name="P185"><text:s text:c="4"/>if(item.GetValue()!=nullptr)</text:p>
      <text:p text:style-name="P185"><text:s text:c="8"/>os&lt;&lt;*(item.GetValue());</text:p>
      <text:p text:style-name="P185"><text:s text:c="4"/>return os;</text:p>
      <text:p text:style-name="P185">}</text:p>
      <text:p text:style-name="P185">TlistItem::~TListItem(){}</text:p>
      <text:p text:style-name="P185"/>
      <text:list xml:id="list7745871555511451280" text:style-name="L31">
        <text:list-item>
          <text:p text:style-name="P167"><text:span text:style-name="T51">main.c</text:span></text:p>
        </text:list-item>
      </text:list>
      <text:p text:style-name="P185">#include &lt;iostream&gt;</text:p>
      <text:p text:style-name="P185">#include "TList.h"</text:p>
      <text:p text:style-name="P185">#include "Triangle.h"</text:p>
      <text:p text:style-name="P185">#include "Octahedron.h"</text:p>
      <text:p text:style-name="P185">#include "Foursquare.h"</text:p>
      <text:p text:style-name="P185">int main() {</text:p>
      <text:p text:style-name="P185"><text:s text:c="4"/>TList* list = new TList();</text:p>
      <text:p text:style-name="P185"><text:s text:c="4"/>std::shared_ptr&lt;Figure&gt; fig;</text:p>
      <text:p text:style-name="P185"><text:soft-page-break/><text:s text:c="4"/>unsigned int action;</text:p>
      <text:p text:style-name="P185"/>
      <text:p text:style-name="P185"><text:s text:c="4"/>while (true) {</text:p>
      <text:p text:style-name="P185"><text:s text:c="8"/>std::cout &lt;&lt; "Menu:" &lt;&lt; std::endl;</text:p>
      <text:p text:style-name="P185"><text:s text:c="8"/>std::cout &lt;&lt; "1) Add figure at index" &lt;&lt; std::endl;</text:p>
      <text:p text:style-name="P185"><text:s text:c="8"/>std::cout &lt;&lt; "2) Delete figure at index" &lt;&lt; std::endl;</text:p>
      <text:p text:style-name="P185"><text:s text:c="8"/>std::cout &lt;&lt; "3) Fetch figure at index" &lt;&lt; std::endl;</text:p>
      <text:p text:style-name="P185"><text:s text:c="8"/>std::cout &lt;&lt; "4) Print" &lt;&lt; std::endl;</text:p>
      <text:p text:style-name="P185"><text:s text:c="8"/>std::cout &lt;&lt; "5) Print size" &lt;&lt; std::endl;</text:p>
      <text:p text:style-name="P185"><text:s text:c="8"/>std::cout &lt;&lt; "0) Quit" &lt;&lt; std::endl;</text:p>
      <text:p text:style-name="P185"><text:s text:c="8"/>std::cin &gt;&gt; action;</text:p>
      <text:p text:style-name="P185"/>
      <text:p text:style-name="P185"><text:s text:c="8"/>if (action == 0) {</text:p>
      <text:p text:style-name="P185"><text:s text:c="12"/>break;</text:p>
      <text:p text:style-name="P185"><text:s text:c="8"/>}</text:p>
      <text:p text:style-name="P185"/>
      <text:p text:style-name="P185"><text:s text:c="8"/>switch (action) {</text:p>
      <text:p text:style-name="P185"><text:s text:c="8"/>case 1: {</text:p>
      <text:p text:style-name="P185"><text:s text:c="12"/>char figure_type;</text:p>
      <text:p text:style-name="P185"><text:s text:c="12"/>std::cout</text:p>
      <text:p text:style-name="P185"><text:s text:c="20"/>&lt;&lt; "Enter figure type: t - triangle, s - foursquare, o - octahedron: ";</text:p>
      <text:p text:style-name="P185"><text:s text:c="12"/>std::cin &gt;&gt; figure_type;</text:p>
      <text:p text:style-name="P185"/>
      <text:p text:style-name="P185"><text:s text:c="12"/>int dIndex;</text:p>
      <text:p text:style-name="P185"><text:s text:c="12"/>std::cout &lt;&lt; "Enter index: ";</text:p>
      <text:p text:style-name="P185"><text:s text:c="12"/>std::cin &gt;&gt; dIndex;</text:p>
      <text:p text:style-name="P185"><text:s text:c="12"/>switch (figure_type) {</text:p>
      <text:p text:style-name="P185"><text:s text:c="12"/>case 't': {</text:p>
      <text:p text:style-name="P185"><text:s text:c="16"/>std::cout &lt;&lt; "Enter sides of triangle" &lt;&lt; std::endl;</text:p>
      <text:p text:style-name="P185"><text:s text:c="16"/>fig = std::make_shared&lt;Triangle&gt;(std::cin);</text:p>
      <text:p text:style-name="P185"><text:s text:c="16"/>list-&gt;Insert(dIndex,fig);</text:p>
      <text:p text:style-name="P185"><text:s text:c="16"/>break;</text:p>
      <text:p text:style-name="P185"><text:s text:c="12"/>}</text:p>
      <text:p text:style-name="P185"><text:s text:c="12"/>case 's': {</text:p>
      <text:p text:style-name="P185"/>
      <text:p text:style-name="P185"><text:s text:c="16"/>std::cout &lt;&lt; "Enter side of square" &lt;&lt; std::endl;</text:p>
      <text:p text:style-name="P185"><text:s text:c="16"/>fig = std::make_shared&lt;Foursquare&gt;(std::cin);</text:p>
      <text:p text:style-name="P185"><text:s text:c="16"/>list-&gt;Insert(dIndex,fig);</text:p>
      <text:p text:style-name="P185"><text:s text:c="16"/>break;</text:p>
      <text:p text:style-name="P185"><text:s text:c="12"/>}</text:p>
      <text:p text:style-name="P185"><text:s text:c="12"/>case 'o': {</text:p>
      <text:p text:style-name="P185"/>
      <text:p text:style-name="P185"><text:s text:c="16"/>std::cout &lt;&lt; "Enter side of octahedron" &lt;&lt; std::endl;</text:p>
      <text:p text:style-name="P185"><text:s text:c="16"/>fig = std::make_shared&lt;Octahedron&gt;(std::cin);</text:p>
      <text:p text:style-name="P185"><text:s text:c="16"/>list-&gt;Insert(dIndex,fig);</text:p>
      <text:p text:style-name="P185"><text:s text:c="16"/>break;</text:p>
      <text:p text:style-name="P185"><text:s text:c="12"/>}</text:p>
      <text:p text:style-name="P185"><text:s text:c="12"/>default: {</text:p>
      <text:p text:style-name="P185"><text:s text:c="16"/>std::cout &lt;&lt; "Try more..." &lt;&lt; std::endl;</text:p>
      <text:p text:style-name="P185"><text:s text:c="16"/>break;</text:p>
      <text:p text:style-name="P185"><text:s text:c="12"/>}</text:p>
      <text:p text:style-name="P185"><text:s text:c="12"/>}</text:p>
      <text:p text:style-name="P185"/>
      <text:p text:style-name="P185"><text:s text:c="12"/>break;</text:p>
      <text:p text:style-name="P185"><text:s text:c="8"/>}</text:p>
      <text:p text:style-name="P185"/>
      <text:p text:style-name="P185"><text:s text:c="8"/>case 2: {</text:p>
      <text:p text:style-name="P185"><text:s text:c="12"/>int dIndex;</text:p>
      <text:p text:style-name="P185"><text:s text:c="12"/>std::cout &lt;&lt; "Enter index: ";</text:p>
      <text:p text:style-name="P185"><text:s text:c="12"/>std::cin &gt;&gt; dIndex;</text:p>
      <text:p text:style-name="P185"><text:s text:c="12"/>list-&gt;Delete(dIndex);</text:p>
      <text:p text:style-name="P185"/>
      <text:p text:style-name="P185"><text:s text:c="12"/>break;</text:p>
      <text:p text:style-name="P185"><text:soft-page-break/><text:s text:c="8"/>}</text:p>
      <text:p text:style-name="P185"/>
      <text:p text:style-name="P185"><text:s text:c="8"/>case 3: {</text:p>
      <text:p text:style-name="P185"><text:s text:c="12"/>int dIndex;</text:p>
      <text:p text:style-name="P185"><text:s text:c="12"/>std::cout &lt;&lt; "Enter index: ";</text:p>
      <text:p text:style-name="P185"><text:s text:c="12"/>std::cin &gt;&gt; dIndex;</text:p>
      <text:p text:style-name="P185"><text:s text:c="12"/>std::cout &lt;&lt; *(list-&gt;Fetch(dIndex));</text:p>
      <text:p text:style-name="P185"><text:s text:c="12"/>break;</text:p>
      <text:p text:style-name="P185"><text:s text:c="8"/>}</text:p>
      <text:p text:style-name="P185"><text:s text:c="8"/>case 4: {</text:p>
      <text:p text:style-name="P185"><text:s text:c="12"/>std::cout &lt;&lt; (*list);</text:p>
      <text:p text:style-name="P185"><text:s text:c="12"/>break;</text:p>
      <text:p text:style-name="P185"><text:s text:c="8"/>}</text:p>
      <text:p text:style-name="P185"><text:s text:c="8"/>case 5: {</text:p>
      <text:p text:style-name="P185"><text:s text:c="12"/>std::cout &lt;&lt; list-&gt;Size() &lt;&lt; std::endl;</text:p>
      <text:p text:style-name="P185"><text:s text:c="12"/>break;</text:p>
      <text:p text:style-name="P185"><text:s text:c="8"/>}</text:p>
      <text:p text:style-name="P185"/>
      <text:p text:style-name="P185"><text:s text:c="8"/>default:</text:p>
      <text:p text:style-name="P185"><text:s text:c="12"/>std::cout &lt;&lt; "Invalid action" &lt;&lt; std::endl;</text:p>
      <text:p text:style-name="P185"><text:s text:c="12"/>break;</text:p>
      <text:p text:style-name="P185"><text:s text:c="8"/>}</text:p>
      <text:p text:style-name="P185"><text:s text:c="4"/>}</text:p>
      <text:p text:style-name="P185"/>
      <text:p text:style-name="P185"><text:s text:c="4"/>delete list;</text:p>
      <text:p text:style-name="P185"><text:s text:c="4"/>return 0;</text:p>
      <text:p text:style-name="P185">}</text:p>
      <text:p text:style-name="P181"/>
      <text:p text:style-name="Text_20_body"><text:span text:style-name="T15">Выводы</text:span><text:span text:style-name="T16">:</text:span><text:span text:style-name="T17"> </text:span><text:span text:style-name="T19">в данной лабораторной работе я </text:span><text:span text:style-name="T20">закрепил</text:span><text:span text:style-name="T19"> навыки п</text:span><text:span text:style-name="T31">р</text:span><text:span text:style-name="T19">ограммирования классов на языке С++, </text:span><text:span text:style-name="T31">изучил и применил</text:span><text:span text:style-name="T21"> умны</text:span><text:span text:style-name="T31">е</text:span><text:span text:style-name="T21"> указател</text:span><text:span text:style-name="T31">и</text:span><text:span text:style-name="T20">. </text:span><text:span text:style-name="T31">Реализовал контейнер хранящий три различные фигуры по ссылке.</text:span></text:p>
      <text:p text:style-name="P108"><text:span text:style-name="T69">Ссылка на код: </text:span>https://github.com/memosiki/oop-3sem/tree/master/<text:span text:style-name="T73">3</text:span></text:p>
      <text:p text:style-name="P6"/>
      <text:p text:style-name="P116">Московский Авиационный Институт</text:p>
      <text:p text:style-name="P34">(Национальный Исследовательский Университет)</text:p>
      <text:p text:style-name="P42"><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42">Кафедра 806 «Вычислительная математика и программирование»</text:p>
      <text:p text:style-name="P16"/>
      <text:p text:style-name="P51">Объектно-ориентированное программирование</text:p>
      <text:h text:style-name="P125" text:outline-level="1"><text:bookmark-start text:name="__RefHeading___Toc210_85901231712"/>Лабораторная работа №<text:span text:style-name="T74">4</text:span><text:bookmark-end text:name="__RefHeading___Toc210_85901231712"/></text:h>
      <text:h text:style-name="P133" text:outline-level="1"/>
      <text:p text:style-name="P87"/>
      <text:p text:style-name="P87"/>
      <text:p text:style-name="P87"/>
      <text:p text:style-name="P87"/>
      <text:p text:style-name="P87"/>
      <text:p text:style-name="P87"/>
      <text:p text:style-name="P87"><text:tab/><text:tab/><text:tab/><text:tab/><text:tab/><text:tab/><text:tab/><text:span text:style-name="T63">Студент:<text:tab/><text:tab/>Лукашкин К.В</text:span></text:p>
      <text:p text:style-name="P78"><text:tab/><text:tab/><text:tab/><text:tab/><text:tab/><text:tab/><text:tab/><text:span text:style-name="T61">Год приёма:<text:tab/>2017</text:span></text:p>
      <text:p text:style-name="P78"><text:tab/><text:tab/><text:tab/><text:tab/><text:tab/><text:tab/><text:tab/><text:span text:style-name="T61">Группа: <text:tab/><text:tab/>М8О-204Б</text:span></text:p>
      <text:p text:style-name="P78"><text:tab/><text:tab/><text:tab/><text:tab/><text:tab/><text:tab/><text:tab/><text:span text:style-name="T61">Преподаватель: <text:tab/>Поповкин А. В.</text:span></text:p>
      <text:p text:style-name="P70"><text:span text:style-name="T61"><text:tab/><text:tab/><text:tab/><text:tab/>Вариант: <text:tab/><text:tab/>№8</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6"><text:span text:style-name="T64">Москва, 2017</text:span></text:p>
      <text:h text:style-name="Heading_20_2" text:outline-level="2"><text:soft-page-break/>Цель работы<text:tab/> </text:h>
      <text:p text:style-name="Text_20_body">Целью <text:s/>лабораторной работы является: <text:s/></text:p>
      <text:p text:style-name="Text_20_body">• Знакомство с шаблонами классов. <text:s/></text:p>
      <text:p text:style-name="Text_20_body">• Построение шаблонов динамических структур данных. <text:s/></text:p>
      <text:h text:style-name="P137" text:outline-level="2">Задание </text:h>
      <text:p text:style-name="P66">Необходимо спроектировать и запрограммировать на языке C++ шаблон класса-контейнера первого уровня, содержащий все три фигуры класса фигуры, согласно вариантов задания (реализованную в ЛР1). <text:s/></text:p>
      <text:p text:style-name="Text_20_body">Классы должны удовлетворять следующим правилам: <text:s/></text:p>
      <text:p text:style-name="Text_20_body">• Требования к классам фигуры аналогичны требованиям из лабораторной работы 1. <text:s/></text:p>
      <text:p text:style-name="Text_20_body">• Шаблон класса-контейнера должен соджержать объекты используя std:shared_ptr&lt;...&gt;. <text:s/></text:p>
      <text:p text:style-name="Text_20_body">• Шаблон класса-контейнера должен иметь метод по добавлению фигуры в контейнер. <text:s/></text:p>
      <text:p text:style-name="Text_20_body">• Шаблон класса-контейнера должен иметь методы по получению фигуры из контейнера (опеределяется структурой контейнера). <text:s/></text:p>
      <text:p text:style-name="Text_20_body">• Шаблон класса-контейнера должен иметь метод по удалению фигуры из контейнера <text:s/>(опеределяется структурой контейнера). <text:s/></text:p>
      <text:p text:style-name="Text_20_body">• Шаблон класса-контейнера должен иметь перегруженный оператор по выводу контейнера в поток std::ostream (&lt;&lt;). <text:s/></text:p>
      <text:p text:style-name="Text_20_body">• Шаблон класса-контейнера должен иметь деструктор, удаляющий все элементы контейнера. <text:s/></text:p>
      <text:p text:style-name="Text_20_body">• Классы должны быть расположенны в раздельных файлах: отдельно заголовки (.h), отдельно описание методов (.cpp).</text:p>
      <text:h text:style-name="Heading_20_2" text:outline-level="2">Теория</text:h>
      <text:p text:style-name="Text_20_body"><text:span text:style-name="T2">Шаблоны</text:span> — средство языка C++, предназначенное для кодирования обобщённых алгоритмов, без привязки к некоторым параметрам (например, типам данных, размерам буферов, значениям по умолчанию).</text:p>
      <text:p text:style-name="Text_20_body">В C++ возможно создание шаблонов функций и классов.</text:p>
      <text:p text:style-name="Text_20_body">Шаблоны позволяют создавать параметризованные классы и функции. Параметром может быть любой тип или значение одного из допустимых типов (целое число, enum, указатель на любой объект с глобально доступным именем, ссылка). </text:p>
      <text:p text:style-name="Text_20_body"><text:span text:style-name="T14">Любой шаблон начинается со слова </text:span><text:span text:style-name="Source_20_Text"><text:span text:style-name="T56">template</text:span></text:span><text:span text:style-name="T14">, будь то шаблон функции или шаблон класса. После <text:s/>ключевого слова </text:span><text:span text:style-name="Source_20_Text"><text:span text:style-name="T56">template </text:span></text:span><text:span text:style-name="T14">идут угловые скобки — </text:span><text:span text:style-name="Source_20_Text"><text:span text:style-name="T56">&lt; &gt;</text:span></text:span><text:span text:style-name="T14">, в которых перечисляется список параметров шаблона. Каждому параметру должно предшествовать зарезервированное слово </text:span><text:span text:style-name="Source_20_Text"><text:span text:style-name="T56">class </text:span></text:span><text:span text:style-name="T14">или </text:span><text:span text:style-name="Source_20_Text"><text:span text:style-name="T56">typename</text:span></text:span><text:span text:style-name="T14">. Отсутствие этих ключевых слов будет расцениваться компилятором как синтаксическая ошибка. </text:span></text:p>
      <text:p text:style-name="Text_20_body">Ключевое слово <text:span text:style-name="Source_20_Text">typename </text:span>говорит о том, что в шаблоне будет использоваться встроенный тип данных, такой как: <text:span text:style-name="Source_20_Text">int</text:span>, <text:span text:style-name="Source_20_Text">double</text:span>,<text:span text:style-name="Source_20_Text">float</text:span>, <text:span text:style-name="Source_20_Text">char </text:span>и т. д. А ключевое слово <text:span text:style-name="Source_20_Text">class </text:span>сообщает компилятору, что в шаблоне функции в качестве параметра будут использоваться пользовательские типы данных, то есть классы. Но не в коем случае не путайте параметр шаблона и шаблон класса.</text:p>
      <text:h text:style-name="Heading_20_2" text:outline-level="2">Листинг</text:h>
      <text:list xml:id="list999566617868428870" text:style-name="L32">
        <text:list-item>
          <text:p text:style-name="P156">Tlist.h</text:p>
        </text:list-item>
      </text:list>
      <text:p text:style-name="P186">#ifndef TLIST_H</text:p>
      <text:p text:style-name="P186">#define TLIST_H</text:p>
      <text:p text:style-name="P186"/>
      <text:p text:style-name="P186">#include &lt;memory&gt;</text:p>
      <text:p text:style-name="P186">#include &lt;iostream&gt;</text:p>
      <text:p text:style-name="P186"><text:soft-page-break/></text:p>
      <text:p text:style-name="P186">#include "TListItem.h"</text:p>
      <text:p text:style-name="P186">#include "TListItem.cpp"</text:p>
      <text:p text:style-name="P186"/>
      <text:p text:style-name="P186">template&lt;class T&gt;</text:p>
      <text:p text:style-name="P186">class TList {</text:p>
      <text:p text:style-name="P186">private:</text:p>
      <text:p text:style-name="P186"><text:tab/>std::shared_ptr&lt;TListItem&lt;T&gt;&gt; head;</text:p>
      <text:p text:style-name="P186"><text:tab/>int size;</text:p>
      <text:p text:style-name="P186">public:</text:p>
      <text:p text:style-name="P186"><text:tab/>TList();</text:p>
      <text:p text:style-name="P186"><text:tab/>bool Empty() const;</text:p>
      <text:p text:style-name="P186"><text:tab/>int Size() const;</text:p>
      <text:p text:style-name="P186"><text:tab/>std::shared_ptr&lt;T&gt; Fetch(int index) const;</text:p>
      <text:p text:style-name="P186"><text:tab/>void Insert(int index, std::shared_ptr&lt;T&gt;&amp; obj);</text:p>
      <text:p text:style-name="P186"><text:tab/>void Delete(const int ind);</text:p>
      <text:p text:style-name="P186"/>
      <text:p text:style-name="P186"><text:tab/>template&lt;class TT&gt;</text:p>
      <text:p text:style-name="P186"><text:tab/>friend std::ostream&amp; operator &lt;&lt;(std::ostream&amp; os,</text:p>
      <text:p text:style-name="P186"><text:tab/><text:tab/><text:tab/>const TList&lt;TT&gt;&amp; list);</text:p>
      <text:p text:style-name="P186"/>
      <text:p text:style-name="P186"><text:tab/>virtual ~TList();</text:p>
      <text:p text:style-name="P186">};</text:p>
      <text:p text:style-name="P186">#endif</text:p>
      <text:p text:style-name="P186"/>
      <text:list xml:id="list5850255733134" text:continue-numbering="true" text:style-name="L32">
        <text:list-item>
          <text:p text:style-name="P183">Tlist.cpp</text:p>
        </text:list-item>
      </text:list>
      <text:p text:style-name="P12">#include "TList.h"</text:p>
      <text:p text:style-name="P12">template&lt;class T&gt;</text:p>
      <text:p text:style-name="P12">TList&lt;T&gt;::TList() :</text:p>
      <text:p text:style-name="P12"><text:tab/><text:tab/>head(nullptr), size(0) {</text:p>
      <text:p text:style-name="P12">}</text:p>
      <text:p text:style-name="P12"/>
      <text:p text:style-name="P12">template&lt;class T&gt;</text:p>
      <text:p text:style-name="P12">bool TList&lt;T&gt;::Empty() const {</text:p>
      <text:p text:style-name="P12"><text:tab/>return size == 0;</text:p>
      <text:p text:style-name="P12">}</text:p>
      <text:p text:style-name="P12"/>
      <text:p text:style-name="P12">template&lt;class T&gt;</text:p>
      <text:p text:style-name="P12">int TList&lt;T&gt;::Size() const {</text:p>
      <text:p text:style-name="P12"><text:tab/>return size;</text:p>
      <text:p text:style-name="P12">}</text:p>
      <text:p text:style-name="P12"/>
      <text:p text:style-name="P12">template&lt;class T&gt;</text:p>
      <text:p text:style-name="P12">std::shared_ptr&lt;T&gt; TList&lt;T&gt;::Fetch(int index)const {</text:p>
      <text:p text:style-name="P12"><text:tab/>if (index &lt; 0 || index &gt; size - 1) {</text:p>
      <text:p text:style-name="P12"><text:tab/><text:tab/>std::cerr &lt;&lt; "Invalid index" &lt;&lt; std::endl;</text:p>
      <text:p text:style-name="P12"><text:tab/><text:tab/>return head-&gt;GetValue();</text:p>
      <text:p text:style-name="P12"><text:tab/>}</text:p>
      <text:p text:style-name="P12"><text:tab/>std::shared_ptr&lt;TListItem&lt;T&gt;&gt; current(head);</text:p>
      <text:p text:style-name="P12"><text:tab/>for (int i = 0; i &lt; index; ++i) {</text:p>
      <text:p text:style-name="P12"><text:tab/><text:tab/>current = current-&gt;GetNext();</text:p>
      <text:p text:style-name="P12"><text:tab/>};</text:p>
      <text:p text:style-name="P12"><text:tab/>return current-&gt;GetValue();</text:p>
      <text:p text:style-name="P12">}</text:p>
      <text:p text:style-name="P12"/>
      <text:p text:style-name="P12">template&lt;class T&gt;</text:p>
      <text:p text:style-name="P12">void TList&lt;T&gt;::Insert(int index, std::shared_ptr&lt;T&gt;&amp; obj) {</text:p>
      <text:p text:style-name="P12"><text:soft-page-break/><text:tab/>//idea</text:p>
      <text:p text:style-name="P12"><text:tab/>//find pair and insert element between them</text:p>
      <text:p text:style-name="P12"><text:tab/>//element stands on position of second one from pair</text:p>
      <text:p text:style-name="P12"><text:tab/>//exceptional situations with no pair:</text:p>
      <text:p text:style-name="P12"><text:tab/>//element last or first</text:p>
      <text:p text:style-name="P12"><text:tab/>std::shared_ptr&lt;TListItem&lt;T&gt;&gt; item(new TListItem&lt;T&gt;(obj));</text:p>
      <text:p text:style-name="P12"/>
      <text:p text:style-name="P12"><text:tab/>if (index &lt; 0 || index &gt; size) {</text:p>
      <text:p text:style-name="P12"><text:tab/><text:tab/>std::cerr &lt;&lt; "Invalid index" &lt;&lt; std::endl;</text:p>
      <text:p text:style-name="P12"><text:tab/><text:tab/>return;</text:p>
      <text:p text:style-name="P12"><text:tab/>} else if (index == 0) {</text:p>
      <text:p text:style-name="P12"><text:tab/><text:tab/>item-&gt;SetNext(head);</text:p>
      <text:p text:style-name="P12"><text:tab/><text:tab/>this-&gt;head = item;</text:p>
      <text:p text:style-name="P12"><text:tab/>} else {</text:p>
      <text:p text:style-name="P12"><text:tab/><text:tab/>std::shared_ptr&lt;TListItem&lt;T&gt;&gt; prev(head);</text:p>
      <text:p text:style-name="P12"><text:tab/><text:tab/>for (int i = 0; i &lt; index - 1; ++i)</text:p>
      <text:p text:style-name="P12"><text:tab/><text:tab/><text:tab/>prev = prev-&gt;GetNext();</text:p>
      <text:p text:style-name="P12"/>
      <text:p text:style-name="P12"><text:tab/><text:tab/>std::shared_ptr&lt;TListItem&lt;T&gt;&gt; shifted(prev-&gt;GetNext());</text:p>
      <text:p text:style-name="P12"><text:tab/><text:tab/>prev-&gt;SetNext(item);</text:p>
      <text:p text:style-name="P12"><text:tab/><text:tab/>item-&gt;SetNext(shifted);</text:p>
      <text:p text:style-name="P12"><text:tab/>}</text:p>
      <text:p text:style-name="P12"><text:tab/>size++;</text:p>
      <text:p text:style-name="P12"><text:tab/>return;</text:p>
      <text:p text:style-name="P12">}</text:p>
      <text:p text:style-name="P12"/>
      <text:p text:style-name="P12"/>
      <text:p text:style-name="P12">template&lt;class T&gt;</text:p>
      <text:p text:style-name="P12">void TList&lt;T&gt;::Delete(int ind) {</text:p>
      <text:p text:style-name="P12"><text:tab/>if (ind &lt; 0 || ind &gt; size - 1) {</text:p>
      <text:p text:style-name="P12"><text:tab/><text:tab/>std::cerr &lt;&lt; "Invalid index" &lt;&lt; std::endl;</text:p>
      <text:p text:style-name="P12"><text:tab/><text:tab/>return;</text:p>
      <text:p text:style-name="P12"><text:tab/>} else if (ind == 0) {</text:p>
      <text:p text:style-name="P12"><text:tab/><text:tab/>head = head-&gt;GetNext();</text:p>
      <text:p text:style-name="P12"><text:tab/>} else {</text:p>
      <text:p text:style-name="P12"><text:tab/><text:tab/>std::shared_ptr&lt;TListItem&lt;T&gt;&gt; current = head;</text:p>
      <text:p text:style-name="P12"><text:tab/><text:tab/>for (int i = 0; i &lt; ind - 1; ++i)</text:p>
      <text:p text:style-name="P12"><text:tab/><text:tab/><text:tab/>current = current-&gt;GetNext();</text:p>
      <text:p text:style-name="P12"><text:tab/><text:tab/>std::shared_ptr&lt;TListItem&lt;T&gt;&gt; aftercur = current-&gt;GetNext()-&gt;GetNext();</text:p>
      <text:p text:style-name="P12"><text:tab/><text:tab/>current-&gt;SetNext(aftercur);</text:p>
      <text:p text:style-name="P12"><text:tab/>}</text:p>
      <text:p text:style-name="P12"><text:tab/>size--;</text:p>
      <text:p text:style-name="P12"><text:tab/>return;</text:p>
      <text:p text:style-name="P12">}</text:p>
      <text:p text:style-name="P12"/>
      <text:p text:style-name="P12"/>
      <text:p text:style-name="P12">template&lt;class T&gt;</text:p>
      <text:p text:style-name="P12">std::ostream&amp; operator &lt;&lt;(std::ostream&amp; os, const TList&lt;T&gt;&amp; list) {</text:p>
      <text:p text:style-name="P12"><text:tab/>if (list.size == 0)</text:p>
      <text:p text:style-name="P12"><text:tab/><text:tab/>os &lt;&lt; "Empty" &lt;&lt; std::endl;</text:p>
      <text:p text:style-name="P12"><text:tab/>for (int i = 0; i &lt; list.size; ++i) {</text:p>
      <text:p text:style-name="P12"><text:tab/><text:tab/>os &lt;&lt; *list.Fetch(i);</text:p>
      <text:p text:style-name="P12"><text:soft-page-break/><text:tab/>}</text:p>
      <text:p text:style-name="P12"><text:tab/>return os;</text:p>
      <text:p text:style-name="P12">}</text:p>
      <text:p text:style-name="P12"/>
      <text:p text:style-name="P12">template&lt;class T&gt;</text:p>
      <text:p text:style-name="P12">TList&lt;T&gt;::~TList() {</text:p>
      <text:p text:style-name="P12"><text:tab/>for (int i = 0; i &lt; size; ++i)</text:p>
      <text:p text:style-name="P12"><text:tab/><text:tab/>Delete(0);</text:p>
      <text:p text:style-name="P12"><text:tab/>size = 0;</text:p>
      <text:p text:style-name="P12">}</text:p>
      <text:p text:style-name="P186"/>
      <text:list xml:id="list5849910580815" text:continue-numbering="true" text:style-name="L32">
        <text:list-item>
          <text:p text:style-name="P189"><text:span text:style-name="T43">TlistItem.h</text:span></text:p>
        </text:list-item>
      </text:list>
      <text:p text:style-name="P187">#ifndef TLISTITEM_H_</text:p>
      <text:p text:style-name="P187">#define TLISTITEM_H_</text:p>
      <text:p text:style-name="P187"/>
      <text:p text:style-name="P187">#include &lt;memory&gt;</text:p>
      <text:p text:style-name="P187">#include &lt;iostream&gt;</text:p>
      <text:p text:style-name="P187"/>
      <text:p text:style-name="P187">template&lt;class T&gt; class TList;</text:p>
      <text:p text:style-name="P187">template&lt;class T&gt;</text:p>
      <text:p text:style-name="P187">class TListItem {</text:p>
      <text:p text:style-name="P187">private:</text:p>
      <text:p text:style-name="P187"><text:tab/>std::shared_ptr&lt;TListItem&gt; next;</text:p>
      <text:p text:style-name="P187"><text:tab/>std::shared_ptr&lt;T&gt; value;</text:p>
      <text:p text:style-name="P187"/>
      <text:p text:style-name="P187"><text:tab/>void SetNext(const std::shared_ptr&lt;TListItem&gt; obj);</text:p>
      <text:p text:style-name="P187">public:</text:p>
      <text:p text:style-name="P187"><text:tab/>friend class TList&lt;T&gt; ;</text:p>
      <text:p text:style-name="P187"><text:tab/>TListItem();</text:p>
      <text:p text:style-name="P187"><text:tab/>TListItem(std::shared_ptr&lt;T&gt;);</text:p>
      <text:p text:style-name="P187"><text:tab/>std::shared_ptr&lt;TListItem&gt; GetNext() const;</text:p>
      <text:p text:style-name="P187"><text:tab/>std::shared_ptr&lt;T&gt; GetValue() const;</text:p>
      <text:p text:style-name="P187"/>
      <text:p text:style-name="P187"><text:tab/>template&lt;class TT&gt;</text:p>
      <text:p text:style-name="P187"><text:tab/>friend std::ostream&amp; operator &lt;&lt;(std::ostream&amp; os, TListItem&lt;TT&gt;&amp; obj);</text:p>
      <text:p text:style-name="P187"/>
      <text:p text:style-name="P187"><text:tab/>virtual ~TListItem();</text:p>
      <text:p text:style-name="P187">};</text:p>
      <text:p text:style-name="P187"/>
      <text:p text:style-name="P187"><text:soft-page-break/>#endif /* TLISTITEM_H_ */</text:p>
      <text:p text:style-name="P187"/>
      <text:list xml:id="list5849440348710" text:continue-numbering="true" text:style-name="L32">
        <text:list-item>
          <text:p text:style-name="P189"><text:span text:style-name="T43">TlistItem.cpp</text:span></text:p>
        </text:list-item>
      </text:list>
      <text:p text:style-name="P187">#include "TListItem.h"</text:p>
      <text:p text:style-name="P187"/>
      <text:p text:style-name="P187">template&lt;class T&gt;</text:p>
      <text:p text:style-name="P187">TListItem&lt;T&gt;::TListItem() {</text:p>
      <text:p text:style-name="P187"><text:tab/>value = nullptr;</text:p>
      <text:p text:style-name="P187"><text:tab/>next = nullptr;</text:p>
      <text:p text:style-name="P187"/>
      <text:p text:style-name="P187">}</text:p>
      <text:p text:style-name="P187">template&lt;class T&gt;</text:p>
      <text:p text:style-name="P187">TListItem&lt;T&gt;::TListItem(const std::shared_ptr&lt;T&gt; fig) {</text:p>
      <text:p text:style-name="P187"><text:tab/>value = fig;</text:p>
      <text:p text:style-name="P187"><text:tab/>next = nullptr;</text:p>
      <text:p text:style-name="P187">}</text:p>
      <text:p text:style-name="P187"/>
      <text:p text:style-name="P187">template&lt;class T&gt;</text:p>
      <text:p text:style-name="P187">void TListItem&lt;T&gt;::SetNext(const std::shared_ptr&lt;TListItem&lt;T&gt;&gt; fig) {</text:p>
      <text:p text:style-name="P187"><text:tab/>next = fig;</text:p>
      <text:p text:style-name="P187"><text:tab/>return;</text:p>
      <text:p text:style-name="P187">}</text:p>
      <text:p text:style-name="P187">template&lt;class T&gt;</text:p>
      <text:p text:style-name="P187">std::shared_ptr&lt;TListItem&lt;T&gt;&gt; TListItem&lt;T&gt;::GetNext() const {</text:p>
      <text:p text:style-name="P187"><text:tab/>return next;</text:p>
      <text:p text:style-name="P187">}</text:p>
      <text:p text:style-name="P187">template&lt;class T&gt;</text:p>
      <text:p text:style-name="P187">std::shared_ptr&lt;T&gt; TListItem&lt;T&gt;::GetValue() const {</text:p>
      <text:p text:style-name="P187"><text:tab/>return value;</text:p>
      <text:p text:style-name="P187">}</text:p>
      <text:p text:style-name="P187">template&lt;class T&gt;</text:p>
      <text:p text:style-name="P187">std::ostream&amp; operator &lt;&lt;(std::ostream&amp; os, TListItem&lt;T&gt;&amp; item) {</text:p>
      <text:p text:style-name="P187"><text:tab/>if (item.value)</text:p>
      <text:p text:style-name="P187"><text:tab/><text:tab/>os &lt;&lt; *(item.value);</text:p>
      <text:p text:style-name="P187"><text:tab/>return os;</text:p>
      <text:p text:style-name="P187"><text:soft-page-break/>}</text:p>
      <text:p text:style-name="P187">template&lt;class T&gt;</text:p>
      <text:p text:style-name="P187">TListItem&lt;T&gt;::~TListItem() {</text:p>
      <text:p text:style-name="P187">}</text:p>
      <text:p text:style-name="P188"/>
      <text:p text:style-name="P1"><text:span text:style-name="T15">Выводы</text:span><text:span text:style-name="T16">:</text:span><text:span text:style-name="T17"> </text:span><text:span text:style-name="T19">в данной лабораторной работе я </text:span><text:span text:style-name="T23">получил навыки построения шаблонов <text:s/>динамических структур данных</text:span><text:span text:style-name="T20">. </text:span><text:span text:style-name="T32">Реализовал шаблонный контейнер.</text:span></text:p>
      <text:p text:style-name="P109"><text:span text:style-name="T69">Ссылка на код: </text:span>https://github.com/memosiki/oop-3sem/tree/master/<text:span text:style-name="T73">3</text:span></text:p>
      <text:p text:style-name="P7"/>
      <text:p text:style-name="P101">Московский Авиационный Институт</text:p>
      <text:p text:style-name="P35">(Национальный Исследовательский Университет)</text:p>
      <text:p text:style-name="P43"><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43">Кафедра 806 «Вычислительная математика и программирование»</text:p>
      <text:p text:style-name="P17"/>
      <text:p text:style-name="P52">Объектно-ориентированное программирование</text:p>
      <text:h text:style-name="P126" text:outline-level="1"><text:bookmark-start text:name="__RefHeading___Toc210_859012317111"/>Лабораторная работа №<text:span text:style-name="T75">5</text:span><text:bookmark-end text:name="__RefHeading___Toc210_859012317111"/></text:h>
      <text:h text:style-name="P134" text:outline-level="1"/>
      <text:p text:style-name="P88"/>
      <text:p text:style-name="P88"/>
      <text:p text:style-name="P88"/>
      <text:p text:style-name="P88"/>
      <text:p text:style-name="P88"/>
      <text:p text:style-name="P88"/>
      <text:p text:style-name="P88"><text:tab/><text:tab/><text:tab/><text:tab/><text:tab/><text:tab/><text:tab/><text:span text:style-name="T63">Студент:<text:tab/><text:tab/>Лукашкин К.В</text:span></text:p>
      <text:p text:style-name="P79"><text:tab/><text:tab/><text:tab/><text:tab/><text:tab/><text:tab/><text:tab/><text:span text:style-name="T61">Год приёма:<text:tab/>2017</text:span></text:p>
      <text:p text:style-name="P79"><text:tab/><text:tab/><text:tab/><text:tab/><text:tab/><text:tab/><text:tab/><text:span text:style-name="T61">Группа: <text:tab/><text:tab/>М8О-204Б</text:span></text:p>
      <text:p text:style-name="P79"><text:tab/><text:tab/><text:tab/><text:tab/><text:tab/><text:tab/><text:tab/><text:span text:style-name="T61">Преподаватель: <text:tab/>Поповкин А. В.</text:span></text:p>
      <text:p text:style-name="P71"><text:span text:style-name="T61"><text:tab/><text:tab/><text:tab/><text:tab/>Вариант: <text:tab/><text:tab/>№8</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5"><text:span text:style-name="T64">Москва, 2017</text:span></text:p>
      <text:h text:style-name="Heading_20_2" text:outline-level="2"><text:soft-page-break/>Ц<text:span text:style-name="T75">ель работы</text:span><text:tab/> </text:h>
      <text:p text:style-name="P4">Целью лабораторной работы является: </text:p>
      <text:p text:style-name="P4">• Закрепление навыков работы с шаблонами классов. </text:p>
      <text:p text:style-name="P4">• Построение итераторов для динамических структур данных. </text:p>
      <text:h text:style-name="Heading_20_2" text:outline-level="2">Задание <text:s/></text:h>
      <text:p text:style-name="Standard">Используя структуры данных, разработанные для предыдущей лабораторной работы (ЛР<text:span text:style-name="T75">№</text:span>4) спроектировать и разработать Итератор для динамической структуры данных. </text:p>
      <text:p text:style-name="Standard">Итератор должен быть разработан в виде шаблона и должен уметь работать со всеми типами фигур, согласно варианту задания. </text:p>
      <text:p text:style-name="Preformatted_20_Text">Итератор должен позволять использовать структуру данных в операторах типа for. Например: for(auto i : stack) std::cout &lt;&lt; *i &lt;&lt; std::endl;</text:p>
      <text:p text:style-name="Preformatted_20_Text"/>
      <text:h text:style-name="P138" text:outline-level="2">Теория</text:h>
      <text:p text:style-name="Standard">Итератор (от англ. <text:span text:style-name="T77">iterator</text:span> ― перечислитель) — интерфейс, предоставляющий доступ к элементам коллекции (массива или контейнера) и навигацию по ним. </text:p>
      <text:p text:style-name="Standard">Язык C++ широко использует итераторы в STL, поддерживающей несколько различных типов итераторов, включая 'однонаправленные итераторы', 'двунаправленные итераторы' и 'итераторы произвольного доступа'. Все стандартные шаблоны типов контейнеров реализуют разнообразный, но постоянный набор типов итераторов. Синтаксис стандартных итераторов сделан похожим на обычные указатели языка Си, где операторы <text:span text:style-name="Source_20_Text">*</text:span> и <text:span text:style-name="Source_20_Text">-&gt;</text:span> используются для указания элемента, на который указывает итератор, а такие арифметические операторы указателя, как <text:span text:style-name="Source_20_Text">++</text:span>, используются для перехода итератора к следующему элементу.</text:p>
      <text:p text:style-name="Standard">Итераторы обычно используются парами, один из которых используется для указания текущей итерации, а второй служит для обозначения конца коллекции. Итераторы создаются при помощи соответствующих классов контейнеров, используя такие стандартные методы как <text:span text:style-name="Source_20_Text">begin()</text:span> и <text:span text:style-name="Source_20_Text">end()</text:span>. Функция <text:span text:style-name="Source_20_Text">begin()</text:span> возвращает указатель на первый элемент, а <text:span text:style-name="Source_20_Text">end()</text:span> — на воображаемый несуществующий элемент, следующий за последним.</text:p>
      <text:p text:style-name="Text_20_body"/>
      <text:h text:style-name="Heading_20_2" text:outline-level="2">Листинг</text:h>
      <text:list xml:id="list7349094965017396295" text:style-name="L33">
        <text:list-item>
          <text:p text:style-name="P157">TIterator.h</text:p>
        </text:list-item>
      </text:list>
      <text:p text:style-name="P168">#ifndef TITERATOR_H_</text:p>
      <text:p text:style-name="P168">#define TITERATOR_H_</text:p>
      <text:p text:style-name="P168"/>
      <text:p text:style-name="P168">#include &lt;memory&gt;</text:p>
      <text:p text:style-name="P168">#include &lt;iostream&gt;</text:p>
      <text:p text:style-name="P168">template&lt;class T&gt;</text:p>
      <text:p text:style-name="P168">class TIterator {</text:p>
      <text:p text:style-name="P168">public:</text:p>
      <text:p text:style-name="P168"><text:tab/>TIterator(std::shared_ptr&lt;T&gt; n) {</text:p>
      <text:p text:style-name="P168"><text:tab/><text:tab/>node_ptr = n;</text:p>
      <text:p text:style-name="P168"><text:tab/>}</text:p>
      <text:p text:style-name="P168"/>
      <text:p text:style-name="P168"><text:tab/>std::shared_ptr&lt;T&gt; operator *() {</text:p>
      <text:p text:style-name="P168"><text:tab/><text:tab/>return node_ptr;</text:p>
      <text:p text:style-name="P168"><text:tab/>}</text:p>
      <text:p text:style-name="P168"/>
      <text:p text:style-name="P168"><text:tab/>std::shared_ptr&lt;T&gt; operator -&gt;() {</text:p>
      <text:p text:style-name="P168"><text:tab/><text:tab/>return node_ptr;</text:p>
      <text:p text:style-name="P168"><text:tab/>}</text:p>
      <text:p text:style-name="P168"><text:soft-page-break/></text:p>
      <text:p text:style-name="P168"><text:tab/>void operator ++() {</text:p>
      <text:p text:style-name="P168"><text:tab/><text:tab/>node_ptr = node_ptr-&gt;GetNext();</text:p>
      <text:p text:style-name="P168"><text:tab/>}</text:p>
      <text:p text:style-name="P168"/>
      <text:p text:style-name="P168"><text:tab/>TIterator operator ++(int) {</text:p>
      <text:p text:style-name="P168"><text:tab/><text:tab/>TIterator iter(*this);</text:p>
      <text:p text:style-name="P168"><text:tab/><text:tab/>++(*this);</text:p>
      <text:p text:style-name="P168"><text:tab/><text:tab/>return iter;</text:p>
      <text:p text:style-name="P168"><text:tab/>}</text:p>
      <text:p text:style-name="P168"/>
      <text:p text:style-name="P168"><text:tab/>bool operator ==(TIterator const&amp; i) {</text:p>
      <text:p text:style-name="P168"><text:tab/><text:tab/>return node_ptr == i.node_ptr;</text:p>
      <text:p text:style-name="P168"><text:tab/>}</text:p>
      <text:p text:style-name="P168"/>
      <text:p text:style-name="P168"><text:tab/>bool operator !=(TIterator const&amp; i) {</text:p>
      <text:p text:style-name="P168"><text:tab/><text:tab/>return !(*this == i);</text:p>
      <text:p text:style-name="P168"><text:tab/>}</text:p>
      <text:p text:style-name="P168"/>
      <text:p text:style-name="P168">private:</text:p>
      <text:p text:style-name="P168"><text:tab/>std::shared_ptr&lt;T&gt; node_ptr;</text:p>
      <text:p text:style-name="P168">};</text:p>
      <text:p text:style-name="P168"/>
      <text:p text:style-name="P168">#endif /* TITERATOR_H_ */</text:p>
      <text:p text:style-name="P168"/>
      <text:list xml:id="list5849163637834" text:continue-numbering="true" text:style-name="L33">
        <text:list-item>
          <text:p text:style-name="P157">TList.h</text:p>
        </text:list-item>
      </text:list>
      <text:p text:style-name="P168">#ifndef TLIST_H</text:p>
      <text:p text:style-name="P168">#define TLIST_H</text:p>
      <text:p text:style-name="P168"/>
      <text:p text:style-name="P168">#include &lt;memory&gt;</text:p>
      <text:p text:style-name="P168">#include &lt;iostream&gt;</text:p>
      <text:p text:style-name="P168"/>
      <text:p text:style-name="P168">#include "TListItem.h"</text:p>
      <text:p text:style-name="P168">#include "TListItem.cpp"</text:p>
      <text:p text:style-name="P168">#include "TIterator.h"</text:p>
      <text:p text:style-name="P168"/>
      <text:p text:style-name="P168">template&lt;class T&gt;</text:p>
      <text:p text:style-name="P168">class TList {</text:p>
      <text:p text:style-name="P168">private:</text:p>
      <text:p text:style-name="P168"><text:tab/>std::shared_ptr&lt;TListItem&lt;T&gt;&gt; head;</text:p>
      <text:p text:style-name="P168"><text:tab/>int size;</text:p>
      <text:p text:style-name="P168">public:</text:p>
      <text:p text:style-name="P168"><text:tab/>TList();</text:p>
      <text:p text:style-name="P168"><text:tab/>bool Empty() const;</text:p>
      <text:p text:style-name="P168"><text:tab/>int Size() const;</text:p>
      <text:p text:style-name="P168"><text:tab/>std::shared_ptr&lt;T&gt; Fetch(int index) const;</text:p>
      <text:p text:style-name="P168"><text:tab/>void Insert(int index, std::shared_ptr&lt;T&gt;&amp; obj);</text:p>
      <text:p text:style-name="P168"><text:tab/>void Delete(const int ind);</text:p>
      <text:p text:style-name="P168"/>
      <text:p text:style-name="P168"><text:tab/>TIterator&lt;TListItem&lt;T&gt;&gt; begin();</text:p>
      <text:p text:style-name="P168"><text:tab/>TIterator&lt;TListItem&lt;T&gt;&gt; end();</text:p>
      <text:p text:style-name="P168"/>
      <text:p text:style-name="P168"><text:tab/>template&lt;class TT&gt;</text:p>
      <text:p text:style-name="P168"><text:tab/>friend std::ostream&amp; operator &lt;&lt;(std::ostream&amp; os,</text:p>
      <text:p text:style-name="P168"><text:tab/><text:tab/><text:tab/>const TList&lt;TT&gt;&amp; list);</text:p>
      <text:p text:style-name="P168"/>
      <text:p text:style-name="P168"><text:tab/>virtual ~TList();</text:p>
      <text:p text:style-name="P168">};</text:p>
      <text:p text:style-name="P168">#endif</text:p>
      <text:p text:style-name="P168"/>
      <text:list xml:id="list5849375060399" text:continue-numbering="true" text:style-name="L33">
        <text:list-item>
          <text:p text:style-name="P157">TList.cpp</text:p>
        </text:list-item>
      </text:list>
      <text:p text:style-name="P168">template&lt;class T&gt;</text:p>
      <text:p text:style-name="P168">TIterator&lt;TListItem&lt;T&gt;&gt; TList&lt;T&gt;::begin() {</text:p>
      <text:p text:style-name="P168"><text:soft-page-break/><text:tab/>return TIterator&lt;TListItem&lt;T&gt;&gt;(head);</text:p>
      <text:p text:style-name="P168">}</text:p>
      <text:p text:style-name="P168"/>
      <text:p text:style-name="P168">template&lt;class T&gt;</text:p>
      <text:p text:style-name="P168">TIterator&lt;TListItem&lt;T&gt;&gt; TList&lt;T&gt;::end() {</text:p>
      <text:p text:style-name="P168"><text:tab/>return TIterator&lt;TListItem&lt;T&gt;&gt;(nullptr);</text:p>
      <text:p text:style-name="P168">}</text:p>
      <text:p text:style-name="P168"/>
      <text:p text:style-name="P2"><text:span text:style-name="T15">Выводы</text:span><text:span text:style-name="T16">:</text:span><text:span text:style-name="T17"> </text:span><text:span text:style-name="T19">в данной лабораторной работе я </text:span><text:span text:style-name="T24">получил</text:span><text:span text:style-name="T19"> навыки п</text:span><text:span text:style-name="T32">р</text:span><text:span text:style-name="T19">ограммирования </text:span><text:span text:style-name="T24">итераторов</text:span><text:span text:style-name="T19"> на языке С++, </text:span><text:span text:style-name="T24">закрепил навык работы с шаблонами классов</text:span><text:span text:style-name="T20">.</text:span><text:span text:style-name="T25"> </text:span><text:span text:style-name="T32">Добавил с контейнеру возможность навигации при помощи итератора.</text:span></text:p>
      <text:p text:style-name="P114"><text:span text:style-name="T44">Ссылка на код: </text:span><text:span text:style-name="T45">https://github.com/memosiki/oop-3sem/tree/master/</text:span><text:span text:style-name="T46">5</text:span></text:p>
      <text:p text:style-name="P101">Московский Авиационный Институт</text:p>
      <text:p text:style-name="P35">(Национальный Исследовательский Университет)</text:p>
      <text:p text:style-name="P43"><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43">Кафедра 806 «Вычислительная математика и программирование»</text:p>
      <text:p text:style-name="P17"/>
      <text:p text:style-name="P52">Объектно-ориентированное программирование</text:p>
      <text:h text:style-name="P126" text:outline-level="1"><text:bookmark-start text:name="__RefHeading___Toc210_8590123171111"/>Лабораторная работа №<text:span text:style-name="T75">6</text:span><text:bookmark-end text:name="__RefHeading___Toc210_8590123171111"/></text:h>
      <text:h text:style-name="P134" text:outline-level="1"/>
      <text:p text:style-name="P88"/>
      <text:p text:style-name="P88"/>
      <text:p text:style-name="P88"/>
      <text:p text:style-name="P88"/>
      <text:p text:style-name="P88"/>
      <text:p text:style-name="P88"/>
      <text:p text:style-name="P88"><text:tab/><text:tab/><text:tab/><text:tab/><text:tab/><text:tab/><text:tab/><text:span text:style-name="T63">Студент:<text:tab/><text:tab/>Лукашкин К.В</text:span></text:p>
      <text:p text:style-name="P79"><text:tab/><text:tab/><text:tab/><text:tab/><text:tab/><text:tab/><text:tab/><text:span text:style-name="T61">Год приёма:<text:tab/>2017</text:span></text:p>
      <text:p text:style-name="P79"><text:tab/><text:tab/><text:tab/><text:tab/><text:tab/><text:tab/><text:tab/><text:span text:style-name="T61">Группа: <text:tab/><text:tab/>М8О-204Б</text:span></text:p>
      <text:p text:style-name="P79"><text:tab/><text:tab/><text:tab/><text:tab/><text:tab/><text:tab/><text:tab/><text:span text:style-name="T61">Преподаватель: <text:tab/>Поповкин А. В.</text:span></text:p>
      <text:p text:style-name="P71"><text:span text:style-name="T61"><text:tab/><text:tab/><text:tab/><text:tab/>Вариант: <text:tab/><text:tab/>№8</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8"><text:span text:style-name="T64">Москва, 2017</text:span></text:p>
      <text:h text:style-name="Heading_20_2" text:outline-level="2"><text:soft-page-break/>Ц<text:span text:style-name="T76">ель работы</text:span> </text:h>
      <text:p text:style-name="P5">Целью лабораторной работы является: <text:s/></text:p>
      <text:p text:style-name="P5">• Закрепление навыков по работе с памятью в C++. <text:s/></text:p>
      <text:p text:style-name="P5">• Создание аллокаторов памяти для динамических структур данных. <text:s text:c="3"/></text:p>
      <text:h text:style-name="Heading_20_2" text:outline-level="2">Задание </text:h>
      <text:p text:style-name="P5">Используя структуры данных, разработанные для предыдущей лабораторной работы (ЛРNo5) спроектировать и разработать аллокатор памяти для динамической структуры данных. <text:s/></text:p>
      <text:p text:style-name="P5">Цель построения аллокатора – минимизация вызова операции malloc. Аллокатор должен выделять большие блоки памяти для хранения фигур и при создании новых фигур-объектов выделять место под <text:s/>объекты в этой памяти. </text:p>
      <text:p text:style-name="P5">Алокатор должен хранить списки использованных/свободных блоков. Для хранения списка свободных блоков нужно применять динамическую структуру данных (контейнер 2-го уровня, согласно варианта <text:s/>задания). <text:s/></text:p>
      <text:p text:style-name="P10">Для вызова аллокатора должны быть переопределены оператор new и delete у классов-фигур.</text:p>
      <text:h text:style-name="Heading_20_2" text:outline-level="2">Теория</text:h>
      <text:p text:style-name="P11"/>
      <text:p text:style-name="P24"><text:span text:style-name="T11">Аллокатор умеет выделять и освобождать память в требуемых количествах определённым образом. std::allocator -- пример реализации аллокатора из стандартной библиотеки, просто использует new и delete, которые обычно обращаются к системным вызовам malloc и free.</text:span></text:p>
      <text:p text:style-name="P25">Программист обладает преимуществом над стандартным аллокатором, он знает какое количество памяти будет выделятся чаще, как она будет связана. </text:p>
      <text:p text:style-name="P24"><text:span text:style-name="T78">Хорошим способом оптимизации программы будет уменьшение количества системных вызовов, которые происходят при аллокации. Аллоцировав сразу большой отрезок памяти и распределяя его, можно добиться положительных эффектов. </text:span><text:s/></text:p>
      <text:h text:style-name="Heading_20_2" text:outline-level="2">Листинг</text:h>
      <text:list xml:id="list4146693742782068086" text:style-name="L35">
        <text:list-item>
          <text:p text:style-name="P158">TAllocationBlock.h</text:p>
        </text:list-item>
      </text:list>
      <text:p text:style-name="P171">#ifndef TALLOCATIONBLOCK_H</text:p>
      <text:p text:style-name="P171">#define TALLOCATIONBLOCK_H</text:p>
      <text:p text:style-name="P171">#include &lt;cstdlib&gt;</text:p>
      <text:p text:style-name="P171">#include "TLista.h"</text:p>
      <text:p text:style-name="P171">#include "TLista.cpp"</text:p>
      <text:p text:style-name="P171">class TAllocationBlock {</text:p>
      <text:p text:style-name="P171">public:</text:p>
      <text:p text:style-name="P171"><text:tab/>TAllocationBlock(size_t size, size_t count);</text:p>
      <text:p text:style-name="P171"><text:tab/>virtual ~TAllocationBlock();</text:p>
      <text:p text:style-name="P171"><text:tab/>void *allocate();</text:p>
      <text:p text:style-name="P171"><text:tab/>void deallocate(void *pointer);</text:p>
      <text:p text:style-name="P171"><text:tab/>bool hasFreeBlocks();</text:p>
      <text:p text:style-name="P171"><text:tab/>int freeCount();</text:p>
      <text:p text:style-name="P171">private:</text:p>
      <text:p text:style-name="P171"><text:tab/>size_t _size;<text:tab/> //sizeof blocks in bytes</text:p>
      <text:p text:style-name="P171"><text:tab/>int _count;<text:tab/>//quantity of blocks</text:p>
      <text:p text:style-name="P171"><text:soft-page-break/><text:tab/>char*_usedBlocks;</text:p>
      <text:p text:style-name="P171"><text:tab/>TLista&lt;void*&gt; _freeBlocks;</text:p>
      <text:p text:style-name="P171"/>
      <text:p text:style-name="P171">};</text:p>
      <text:p text:style-name="P171">#endif</text:p>
      <text:p text:style-name="P171">/* TALLOCATIONBLOCK_H */</text:p>
      <text:p text:style-name="P171"/>
      <text:list xml:id="list5849533256668" text:continue-numbering="true" text:style-name="L35">
        <text:list-item>
          <text:p text:style-name="P158">TAllocationBlock.cpp</text:p>
        </text:list-item>
      </text:list>
      <text:p text:style-name="P171">#include "TAllocationBlock.h"</text:p>
      <text:p text:style-name="P171">#include &lt;iostream&gt;</text:p>
      <text:p text:style-name="P171"/>
      <text:p text:style-name="P171">int TAllocationBlock::freeCount() {</text:p>
      <text:p text:style-name="P171"><text:tab/>return _freeBlocks.Size();</text:p>
      <text:p text:style-name="P171">}</text:p>
      <text:p text:style-name="P171">TAllocationBlock::TAllocationBlock(size_t size, size_t count) :</text:p>
      <text:p text:style-name="P171"><text:tab/><text:tab/>_size(size), _count(count) {</text:p>
      <text:p text:style-name="P171"><text:tab/>_usedBlocks = (char*) malloc(_size * _count);</text:p>
      <text:p text:style-name="P171"><text:tab/>//_free_blocks = (void**) malloc(sizeof(void*) * _count);</text:p>
      <text:p text:style-name="P171"><text:tab/>for (int i = 0; i &lt; _count; i++)</text:p>
      <text:p text:style-name="P171"><text:tab/><text:tab/>_freeBlocks.Insert(i, (void*) (_usedBlocks + i * _size));</text:p>
      <text:p text:style-name="P171"><text:tab/>std::cout &lt;&lt; "//TAllocationBlock: Memory init" &lt;&lt; std::endl;</text:p>
      <text:p text:style-name="P171">}</text:p>
      <text:p text:style-name="P171">void *TAllocationBlock::allocate() {</text:p>
      <text:p text:style-name="P171"><text:tab/>void *result = nullptr;</text:p>
      <text:p text:style-name="P171"><text:tab/>if (freeCount() &gt; 0) {</text:p>
      <text:p text:style-name="P171"><text:tab/><text:tab/>result = _freeBlocks.Fetch(freeCount()-1);</text:p>
      <text:p text:style-name="P171"><text:tab/><text:tab/>_freeBlocks.Delete(freeCount()-1);</text:p>
      <text:p text:style-name="P171"><text:tab/><text:tab/>std::cout &lt;&lt; "//TAllocationBlock: Allocate " &lt;&lt; (_count - freeCount())</text:p>
      <text:p text:style-name="P171"><text:tab/><text:tab/><text:tab/><text:tab/>&lt;&lt; " of " &lt;&lt; _count &lt;&lt; std::endl;</text:p>
      <text:p text:style-name="P171"><text:tab/>} else {</text:p>
      <text:p text:style-name="P171"><text:tab/><text:tab/>std::cout &lt;&lt; "//TAllocationBlock: No memory exception" &lt;&lt; std::endl;</text:p>
      <text:p text:style-name="P171"><text:tab/><text:tab/>result = nullptr;</text:p>
      <text:p text:style-name="P171"><text:tab/>}</text:p>
      <text:p text:style-name="P171"><text:tab/>return result;</text:p>
      <text:p text:style-name="P171">}</text:p>
      <text:p text:style-name="P171">void TAllocationBlock::deallocate(void *pointer) {</text:p>
      <text:p text:style-name="P171"><text:tab/>std::cout &lt;&lt; "//TAllocationBlock: Deallocate block " &lt;&lt; std::endl;</text:p>
      <text:p text:style-name="P171"><text:tab/>_freeBlocks.Insert(freeCount(), pointer);</text:p>
      <text:p text:style-name="P171">}</text:p>
      <text:p text:style-name="P171"/>
      <text:p text:style-name="P171">bool TAllocationBlock::hasFreeBlocks() {</text:p>
      <text:p text:style-name="P171"><text:tab/>return freeCount() &gt; 0;</text:p>
      <text:p text:style-name="P171">}</text:p>
      <text:p text:style-name="P171">TAllocationBlock::~TAllocationBlock() {</text:p>
      <text:p text:style-name="P171"><text:tab/>if (freeCount() &lt; _count)</text:p>
      <text:p text:style-name="P171"><text:tab/><text:tab/>std::cout &lt;&lt; "//TAllocationBlock: Memory leaked" &lt;&lt; std::endl;</text:p>
      <text:p text:style-name="P171"><text:tab/>else</text:p>
      <text:p text:style-name="P171"><text:tab/><text:tab/>std::cout &lt;&lt; "//TAllocationBlock: Memory freed" &lt;&lt; std::endl;</text:p>
      <text:p text:style-name="P171">//<text:tab/>_free_blocks will be deleted after exiting this deconstructor</text:p>
      <text:p text:style-name="P171"><text:tab/>delete _usedBlocks;</text:p>
      <text:p text:style-name="P171">}</text:p>
      <text:p text:style-name="Preformatted_20_Text"/>
      <text:list xml:id="list5850057711405" text:continue-numbering="true" text:style-name="L35">
        <text:list-item>
          <text:p text:style-name="P158">TListItem.h</text:p>
        </text:list-item>
      </text:list>
      <text:p text:style-name="P171">#ifndef TLISTITEM_H_</text:p>
      <text:p text:style-name="P171">#define TLISTITEM_H_</text:p>
      <text:p text:style-name="P171"/>
      <text:p text:style-name="P171">#include &lt;memory&gt;</text:p>
      <text:p text:style-name="P171">#include &lt;iostream&gt;</text:p>
      <text:p text:style-name="P171">#include "TAllocationBlock.h"</text:p>
      <text:p text:style-name="P171">#include "TAllocationBlock.cpp"</text:p>
      <text:p text:style-name="P171">template&lt;class T&gt; class TList;</text:p>
      <text:p text:style-name="P171">template&lt;class T&gt;</text:p>
      <text:p text:style-name="P171"><text:soft-page-break/>class TListItem {</text:p>
      <text:p text:style-name="P171">private:</text:p>
      <text:p text:style-name="P171"><text:tab/>std::shared_ptr&lt;TListItem&gt; next;</text:p>
      <text:p text:style-name="P171"><text:tab/>std::shared_ptr&lt;T&gt; value;</text:p>
      <text:p text:style-name="P171"><text:tab/>static TAllocationBlock allocator;</text:p>
      <text:p text:style-name="P171"/>
      <text:p text:style-name="P171"><text:tab/>void SetNext(const std::shared_ptr&lt;TListItem&gt; obj);</text:p>
      <text:p text:style-name="P171">public:</text:p>
      <text:p text:style-name="P171"><text:tab/>friend class TList&lt;T&gt; ;</text:p>
      <text:p text:style-name="P171"><text:tab/>TListItem();</text:p>
      <text:p text:style-name="P171"><text:tab/>TListItem(std::shared_ptr&lt;T&gt;);</text:p>
      <text:p text:style-name="P171"><text:tab/>std::shared_ptr&lt;TListItem&gt; GetNext() const;</text:p>
      <text:p text:style-name="P171"><text:tab/>std::shared_ptr&lt;T&gt; GetValue() const;</text:p>
      <text:p text:style-name="P171"/>
      <text:p text:style-name="P171"><text:tab/>template&lt;class TT&gt;</text:p>
      <text:p text:style-name="P171"><text:tab/>friend std::ostream&amp; operator &lt;&lt;(std::ostream&amp; os, TListItem&lt;TT&gt;&amp; obj);</text:p>
      <text:p text:style-name="P171"/>
      <text:p text:style-name="P171"><text:tab/>void * operator new (size_t size);</text:p>
      <text:p text:style-name="P171"><text:tab/>void operator delete(void *p);</text:p>
      <text:p text:style-name="P171"><text:tab/>virtual ~TListItem();</text:p>
      <text:p text:style-name="P171">};</text:p>
      <text:p text:style-name="P171"/>
      <text:p text:style-name="P171">#endif /* TLISTITEM_H_ */</text:p>
      <text:p text:style-name="P171"/>
      <text:list xml:id="list5850906141716" text:continue-numbering="true" text:style-name="L35">
        <text:list-item>
          <text:p text:style-name="P158">TListItem.cpp</text:p>
        </text:list-item>
      </text:list>
      <text:p text:style-name="P170">#include "TListItem.h"</text:p>
      <text:p text:style-name="P170"/>
      <text:p text:style-name="P170">template&lt;class T&gt;</text:p>
      <text:p text:style-name="P170">TListItem&lt;T&gt;::TListItem() {</text:p>
      <text:p text:style-name="P170"><text:tab/>value = nullptr;</text:p>
      <text:p text:style-name="P170"><text:tab/>next = nullptr;</text:p>
      <text:p text:style-name="P170"/>
      <text:p text:style-name="P170">}</text:p>
      <text:p text:style-name="P170">template&lt;class T&gt;</text:p>
      <text:p text:style-name="P170">TListItem&lt;T&gt;::TListItem(const std::shared_ptr&lt;T&gt; fig) {</text:p>
      <text:p text:style-name="P170"><text:tab/>value = fig;</text:p>
      <text:p text:style-name="P170"><text:tab/>next = nullptr;</text:p>
      <text:p text:style-name="P170">}</text:p>
      <text:p text:style-name="P170"/>
      <text:p text:style-name="P170">template&lt;class T&gt;</text:p>
      <text:p text:style-name="P170">TAllocationBlock TListItem&lt;T&gt;::allocator(</text:p>
      <text:p text:style-name="P170"><text:tab/><text:tab/>sizeof(TListItem&lt;T&gt; ), 20);</text:p>
      <text:p text:style-name="P170"/>
      <text:p text:style-name="P170"/>
      <text:p text:style-name="P170">template&lt;class T&gt;</text:p>
      <text:p text:style-name="P170">void * TListItem&lt;T&gt;::operator new(size_t size) {</text:p>
      <text:p text:style-name="P170"><text:tab/>std::cout&lt;&lt;"//TListItem: new item"&lt;&lt;std::endl;</text:p>
      <text:p text:style-name="P170"><text:tab/>return allocator.allocate();</text:p>
      <text:p text:style-name="P170">}</text:p>
      <text:p text:style-name="P170">template&lt;class T&gt;</text:p>
      <text:p text:style-name="P170">void TListItem&lt;T&gt;::operator delete(void *p) {</text:p>
      <text:p text:style-name="P170"><text:tab/>std::cout&lt;&lt;"//TListItem: item deleted"&lt;&lt;std::endl;</text:p>
      <text:p text:style-name="P170"><text:tab/>allocator.deallocate(p);</text:p>
      <text:p text:style-name="P170">}</text:p>
      <text:p text:style-name="P170"/>
      <text:p text:style-name="P170">template&lt;class T&gt;</text:p>
      <text:p text:style-name="P170">void TListItem&lt;T&gt;::SetNext(const std::shared_ptr&lt;TListItem&lt;T&gt;&gt; fig) {</text:p>
      <text:p text:style-name="P170"><text:tab/>next = fig;</text:p>
      <text:p text:style-name="P170"><text:tab/>return;</text:p>
      <text:p text:style-name="P170">}</text:p>
      <text:p text:style-name="P170">template&lt;class T&gt;</text:p>
      <text:p text:style-name="P170">std::shared_ptr&lt;TListItem&lt;T&gt;&gt; TListItem&lt;T&gt;::GetNext() const {</text:p>
      <text:p text:style-name="P170"><text:tab/>return next;</text:p>
      <text:p text:style-name="P170"><text:soft-page-break/>}</text:p>
      <text:p text:style-name="P170">template&lt;class T&gt;</text:p>
      <text:p text:style-name="P170">std::shared_ptr&lt;T&gt; TListItem&lt;T&gt;::GetValue() const {</text:p>
      <text:p text:style-name="P170"><text:tab/>return value;</text:p>
      <text:p text:style-name="P170">}</text:p>
      <text:p text:style-name="P170">template&lt;class T&gt;</text:p>
      <text:p text:style-name="P170">std::ostream&amp; operator &lt;&lt;(std::ostream&amp; os, TListItem&lt;T&gt;&amp; item) {</text:p>
      <text:p text:style-name="P170"><text:tab/>if (item.value)</text:p>
      <text:p text:style-name="P170"><text:tab/><text:tab/>os &lt;&lt; *(item.value);</text:p>
      <text:p text:style-name="P170"><text:tab/>return os;</text:p>
      <text:p text:style-name="P170">}</text:p>
      <text:p text:style-name="P170">template&lt;class T&gt;</text:p>
      <text:p text:style-name="P170">TListItem&lt;T&gt;::~TListItem() {}</text:p>
      <text:p text:style-name="P170"/>
      <text:list xml:id="list5850080821081" text:continue-numbering="true" text:style-name="L35">
        <text:list-item>
          <text:p text:style-name="P158">TLista.h</text:p>
        </text:list-item>
      </text:list>
      <text:p text:style-name="P172"><text:span text:style-name="T79">#ifndef TLISTA_H</text:span></text:p>
      <text:p text:style-name="P170">#define TLISTA_H</text:p>
      <text:p text:style-name="P170">#include &lt;memory&gt;</text:p>
      <text:p text:style-name="P170">#include &lt;iostream&gt;</text:p>
      <text:p text:style-name="P170"/>
      <text:p text:style-name="P170">template&lt;class T&gt;</text:p>
      <text:p text:style-name="P170">class TLista {</text:p>
      <text:p text:style-name="P170"/>
      <text:p text:style-name="P170">public:</text:p>
      <text:p text:style-name="P170"><text:tab/>struct Item {</text:p>
      <text:p text:style-name="P170"><text:tab/><text:tab/>T data;</text:p>
      <text:p text:style-name="P170"><text:tab/><text:tab/>Item* next;</text:p>
      <text:p text:style-name="P170"><text:tab/>};</text:p>
      <text:p text:style-name="P170"><text:tab/>TLista();</text:p>
      <text:p text:style-name="P170"><text:tab/>bool Empty() const;</text:p>
      <text:p text:style-name="P170"><text:tab/>int Size() const;</text:p>
      <text:p text:style-name="P170"><text:tab/>T Fetch(const int index) const;</text:p>
      <text:p text:style-name="P170"><text:tab/>void Insert(int index, T obj);</text:p>
      <text:p text:style-name="P170"><text:tab/>void Delete(const int ind);</text:p>
      <text:p text:style-name="P170"/>
      <text:p text:style-name="P170"/>
      <text:p text:style-name="P170"><text:tab/>template&lt;class T2&gt;</text:p>
      <text:p text:style-name="P170"><text:tab/>friend std::ostream&amp; operator &lt;&lt;(std::ostream&amp; os, const TLista&lt;T2&gt;&amp; array);</text:p>
      <text:p text:style-name="P170"/>
      <text:p text:style-name="P170"><text:tab/>virtual ~TLista();</text:p>
      <text:p text:style-name="P170">private:</text:p>
      <text:p text:style-name="P170"><text:tab/>Item* head;</text:p>
      <text:p text:style-name="P170"><text:tab/>int size;</text:p>
      <text:p text:style-name="P170">};</text:p>
      <text:p text:style-name="P170"/>
      <text:p text:style-name="P170">#endif //TLISTA_H</text:p>
      <text:p text:style-name="P172"/>
      <text:list xml:id="list5851293025930" text:continue-numbering="true" text:style-name="L35">
        <text:list-item>
          <text:p text:style-name="P169"><text:span text:style-name="T51">TLista.cpp</text:span></text:p>
        </text:list-item>
      </text:list>
      <text:p text:style-name="P170">#include "TLista.h"</text:p>
      <text:p text:style-name="P170">template&lt;class T&gt;</text:p>
      <text:p text:style-name="P170">TLista&lt;T&gt;::TLista() :</text:p>
      <text:p text:style-name="P170"><text:tab/><text:tab/>head(nullptr), size(0) {</text:p>
      <text:p text:style-name="P170">}</text:p>
      <text:p text:style-name="P170"/>
      <text:p text:style-name="P170">template&lt;class T&gt;</text:p>
      <text:p text:style-name="P170">bool TLista&lt;T&gt;::Empty() const {</text:p>
      <text:p text:style-name="P170"><text:tab/>return size == 0;</text:p>
      <text:p text:style-name="P170">}</text:p>
      <text:p text:style-name="P170"/>
      <text:p text:style-name="P170">template&lt;class T&gt;</text:p>
      <text:p text:style-name="P170">int TLista&lt;T&gt;::Size() const {</text:p>
      <text:p text:style-name="P170"><text:tab/>return size;</text:p>
      <text:p text:style-name="P170"><text:soft-page-break/>}</text:p>
      <text:p text:style-name="P170"/>
      <text:p text:style-name="P170">template&lt;class T&gt;</text:p>
      <text:p text:style-name="P170">T TLista&lt;T&gt;::Fetch(const int index) const {</text:p>
      <text:p text:style-name="P170"><text:tab/>if (index &lt; 0 || index &gt; size - 1) {</text:p>
      <text:p text:style-name="P170"><text:tab/><text:tab/>std::cerr &lt;&lt; "Invalid index" &lt;&lt; std::endl;</text:p>
      <text:p text:style-name="P170"><text:tab/><text:tab/>return this-&gt;head;</text:p>
      <text:p text:style-name="P170"><text:tab/>}</text:p>
      <text:p text:style-name="P170"><text:tab/>Item* current = head;</text:p>
      <text:p text:style-name="P170"><text:tab/>for (int i = 0; i &lt; index; ++i) {</text:p>
      <text:p text:style-name="P170"><text:tab/><text:tab/>current = current-&gt;next;</text:p>
      <text:p text:style-name="P170"><text:tab/>};</text:p>
      <text:p text:style-name="P170"><text:tab/>return current-&gt;data;</text:p>
      <text:p text:style-name="P170">}</text:p>
      <text:p text:style-name="P170"/>
      <text:p text:style-name="P170">template&lt;class T&gt;</text:p>
      <text:p text:style-name="P170">void TLista&lt;T&gt;::Insert(int index, T obj) {</text:p>
      <text:p text:style-name="P170"><text:tab/>//idea</text:p>
      <text:p text:style-name="P170"><text:tab/>//find pair and insert element between them</text:p>
      <text:p text:style-name="P170"><text:tab/>//element stands on position of second one from pair</text:p>
      <text:p text:style-name="P170"><text:tab/>//exceptional situations with no pair:</text:p>
      <text:p text:style-name="P170"><text:tab/>//element last or first</text:p>
      <text:p text:style-name="P170"/>
      <text:p text:style-name="P170"><text:tab/>if (index &lt; 0 || index &gt; size) {</text:p>
      <text:p text:style-name="P170"><text:tab/><text:tab/>std::cerr &lt;&lt; "Invalid index" &lt;&lt; std::endl;</text:p>
      <text:p text:style-name="P170"><text:tab/><text:tab/>return;</text:p>
      <text:p text:style-name="P170"><text:tab/>}</text:p>
      <text:p text:style-name="P170"><text:tab/>if (index == 0) {</text:p>
      <text:p text:style-name="P170"><text:tab/><text:tab/>//element become new head</text:p>
      <text:p text:style-name="P170"><text:tab/><text:tab/>Item* shifted = head;</text:p>
      <text:p text:style-name="P170"><text:tab/><text:tab/>head = (Item*) malloc(sizeof(Item));</text:p>
      <text:p text:style-name="P170"><text:tab/><text:tab/>head-&gt;next = shifted;</text:p>
      <text:p text:style-name="P170"><text:tab/><text:tab/>head-&gt;data = obj;</text:p>
      <text:p text:style-name="P170"><text:tab/><text:tab/>size++;</text:p>
      <text:p text:style-name="P170"><text:tab/><text:tab/>return;</text:p>
      <text:p text:style-name="P170"><text:tab/>}</text:p>
      <text:p text:style-name="P170"><text:tab/>Item* prev = head;</text:p>
      <text:p text:style-name="P170"><text:tab/>for (int i = 1; i &lt; index; ++i) {</text:p>
      <text:p text:style-name="P170"><text:tab/><text:tab/>prev = prev-&gt;next;</text:p>
      <text:p text:style-name="P170"><text:tab/>};</text:p>
      <text:p text:style-name="P170"><text:tab/>Item* shifted = prev-&gt;next;</text:p>
      <text:p text:style-name="P170"><text:tab/>Item* current = new Item;</text:p>
      <text:p text:style-name="P170"><text:tab/>prev-&gt;next = current;</text:p>
      <text:p text:style-name="P170"><text:tab/>current-&gt;next = shifted;</text:p>
      <text:p text:style-name="P170"><text:tab/>current-&gt;data = obj;</text:p>
      <text:p text:style-name="P170"><text:tab/>size++;</text:p>
      <text:p text:style-name="P170"><text:tab/>return;</text:p>
      <text:p text:style-name="P170">}</text:p>
      <text:p text:style-name="P170"/>
      <text:p text:style-name="P170">template&lt;class T&gt;</text:p>
      <text:p text:style-name="P170">void TLista&lt;T&gt;::Delete(int ind) {</text:p>
      <text:p text:style-name="P170"><text:tab/>if (ind &lt; 0 || ind &gt; size - 1) {</text:p>
      <text:p text:style-name="P170"><text:tab/><text:tab/>std::cerr &lt;&lt; "Invalid index" &lt;&lt; std::endl;</text:p>
      <text:p text:style-name="P170"><text:tab/><text:tab/>return;</text:p>
      <text:p text:style-name="P170"><text:tab/>}</text:p>
      <text:p text:style-name="P170"/>
      <text:p text:style-name="P170"><text:tab/>if (ind == 0) {</text:p>
      <text:p text:style-name="P170"><text:tab/><text:tab/>Item* item = head-&gt;next;</text:p>
      <text:p text:style-name="P170"><text:tab/><text:tab/>delete head;</text:p>
      <text:p text:style-name="P170"><text:tab/><text:tab/>head = item;</text:p>
      <text:p text:style-name="P170"><text:tab/><text:tab/>size--;</text:p>
      <text:p text:style-name="P170"><text:tab/><text:tab/>return;</text:p>
      <text:p text:style-name="P170"><text:tab/>}</text:p>
      <text:p text:style-name="P170"><text:tab/>Item* current = head;</text:p>
      <text:p text:style-name="P170"><text:soft-page-break/><text:tab/>for (int i = 1; i &lt; ind; ++i) {</text:p>
      <text:p text:style-name="P170"><text:tab/><text:tab/>current = current-&gt;next;</text:p>
      <text:p text:style-name="P170"><text:tab/>}</text:p>
      <text:p text:style-name="P170"><text:tab/>Item*aftercur = current-&gt;next-&gt;next;</text:p>
      <text:p text:style-name="P170"><text:tab/>delete current-&gt;next;</text:p>
      <text:p text:style-name="P170"><text:tab/>current-&gt;next = aftercur;</text:p>
      <text:p text:style-name="P170"><text:tab/>size--;</text:p>
      <text:p text:style-name="P170"/>
      <text:p text:style-name="P170"><text:tab/>return;</text:p>
      <text:p text:style-name="P170">}</text:p>
      <text:p text:style-name="P170"/>
      <text:p text:style-name="P170">template&lt;class T&gt;</text:p>
      <text:p text:style-name="P170">std::ostream&amp; operator &lt;&lt;(std::ostream&amp; os, const TLista&lt;T&gt;&amp; list) {</text:p>
      <text:p text:style-name="P170"><text:tab/>if (list.size == 0)</text:p>
      <text:p text:style-name="P170"><text:tab/><text:tab/>os &lt;&lt; "Empty" &lt;&lt; std::endl;</text:p>
      <text:p text:style-name="P170"><text:tab/>for (int i = 0; i &lt; list.size; ++i) {</text:p>
      <text:p text:style-name="P170"><text:tab/><text:tab/>os &lt;&lt; *list.Fetch(i);</text:p>
      <text:p text:style-name="P170"><text:tab/>}</text:p>
      <text:p text:style-name="P170"><text:tab/>return os;</text:p>
      <text:p text:style-name="P170">}</text:p>
      <text:p text:style-name="P170"/>
      <text:p text:style-name="P170">template&lt;class T&gt;</text:p>
      <text:p text:style-name="P170">TLista&lt;T&gt;::~TLista() {</text:p>
      <text:p text:style-name="P170"><text:tab/>int count = this-&gt;Size();</text:p>
      <text:p text:style-name="P170"><text:tab/>for (int i = 0; i &lt; count; ++i) {</text:p>
      <text:p text:style-name="P170"><text:tab/><text:tab/>std::cout &lt;&lt; "//_freeBlocks element deleted: " &lt;&lt; Fetch(0) &lt;&lt; std::endl;</text:p>
      <text:p text:style-name="P170"><text:tab/><text:tab/>Delete(0);</text:p>
      <text:p text:style-name="P170"><text:tab/>}</text:p>
      <text:p text:style-name="P170"><text:tab/>size = 0;</text:p>
      <text:p text:style-name="P170">}</text:p>
      <text:p text:style-name="P172"/>
      <text:p text:style-name="Text_20_body"><text:span text:style-name="T15">Выводы</text:span><text:span text:style-name="T16">:</text:span><text:span text:style-name="T17"> </text:span><text:span text:style-name="T19">в данной лабораторной работе я </text:span><text:span text:style-name="T26">закрепил</text:span><text:span text:style-name="T19"> навыки </text:span><text:span text:style-name="T26">работы с памятью </text:span><text:span text:style-name="T19"><text:s/>на языке С++, </text:span><text:span text:style-name="T26">получил навыки со</text:span><text:span text:style-name="T33">зд</text:span><text:span text:style-name="T26">ания а</text:span><text:span text:style-name="T33">л</text:span><text:span text:style-name="T26">локаторов</text:span><text:span text:style-name="T20">. </text:span><text:span text:style-name="T22">Добавил </text:span><text:span text:style-name="T27">ал</text:span><text:span text:style-name="T33">л</text:span><text:span text:style-name="T27">окатор </text:span><text:span text:style-name="T33">и упрощенный список</text:span><text:span text:style-name="T27">, в котором </text:span><text:span text:style-name="T33">будут хранится</text:span><text:span text:style-name="T27"> </text:span><text:span text:style-name="T33">адреса </text:span><text:span text:style-name="T27">использованных/свободных блоков</text:span><text:span text:style-name="T25">.</text:span></text:p>
      <text:p text:style-name="P110"><text:span text:style-name="T69">Ссылка на код: </text:span>https://github.com/memosiki/oop-3sem/tree/master/<text:span text:style-name="T79">6</text:span></text:p>
      <text:p text:style-name="P8"/>
      <text:p text:style-name="P118">Московский Авиационный Институт</text:p>
      <text:p text:style-name="P36">(Национальный Исследовательский Университет)</text:p>
      <text:p text:style-name="P44"><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44">Кафедра 806 «Вычислительная математика и программирование»</text:p>
      <text:p text:style-name="P18"/>
      <text:p text:style-name="P53">Объектно-ориентированное программирование</text:p>
      <text:h text:style-name="P127" text:outline-level="1"><text:bookmark-start text:name="__RefHeading___Toc210_85901231711111"/>Лабораторная работа №<text:span text:style-name="T79">7</text:span><text:bookmark-end text:name="__RefHeading___Toc210_85901231711111"/></text:h>
      <text:h text:style-name="P135" text:outline-level="1"/>
      <text:p text:style-name="P89"/>
      <text:p text:style-name="P89"/>
      <text:p text:style-name="P89"/>
      <text:p text:style-name="P89"/>
      <text:p text:style-name="P89"/>
      <text:p text:style-name="P89"/>
      <text:p text:style-name="P89"><text:tab/><text:tab/><text:tab/><text:tab/><text:tab/><text:tab/><text:tab/><text:span text:style-name="T63">Студент:<text:tab/><text:tab/>Лукашкин К.В</text:span></text:p>
      <text:p text:style-name="P80"><text:tab/><text:tab/><text:tab/><text:tab/><text:tab/><text:tab/><text:tab/><text:span text:style-name="T61">Год приёма:<text:tab/>2017</text:span></text:p>
      <text:p text:style-name="P80"><text:tab/><text:tab/><text:tab/><text:tab/><text:tab/><text:tab/><text:tab/><text:span text:style-name="T61">Группа: <text:tab/><text:tab/>М8О-204Б</text:span></text:p>
      <text:p text:style-name="P80"><text:tab/><text:tab/><text:tab/><text:tab/><text:tab/><text:tab/><text:tab/><text:span text:style-name="T61">Преподаватель: <text:tab/>Поповкин А. В.</text:span></text:p>
      <text:p text:style-name="P72"><text:span text:style-name="T61"><text:tab/><text:tab/><text:tab/><text:tab/>Вариант: <text:tab/><text:tab/>№8</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99"><text:span text:style-name="T64">Москва, 2017</text:span></text:p>
      <text:h text:style-name="Heading_20_2" text:outline-level="2"><text:soft-page-break/>Ц<text:span text:style-name="T79">ель работы</text:span></text:h>
      <text:p text:style-name="Standard">Целью лабораторной работы является: <text:s/></text:p>
      <text:p text:style-name="Standard">• Создание сложных динамических структур данных. <text:s/></text:p>
      <text:p text:style-name="Standard">• Закрепление принципа OCP. <text:s/></text:p>
      <text:h text:style-name="Heading_20_2" text:outline-level="2">Задание <text:s text:c="2"/></text:h>
      <text:p text:style-name="Standard">Необходимо реализовать динамическую структуру данных – «Хранилище объектов» и алгоритм работы с ней. «Хранилище объектов» представляет собой контейнер, одного из следующих видов (Контейнер 1-го уровня): <text:s/></text:p>
      <text:p text:style-name="Standard">1. Массив <text:s/></text:p>
      <text:p text:style-name="Standard">2. Связанный список <text:s/></text:p>
      <text:p text:style-name="Standard">3. Бинарное Дерево. <text:s/></text:p>
      <text:p text:style-name="Standard">4. N-Дерево (с ограничением не больше 4 элементов на одном уровне). <text:s/></text:p>
      <text:p text:style-name="Standard">5. Очередь <text:s/></text:p>
      <text:p text:style-name="Standard">6. Стек <text:s/></text:p>
      <text:p text:style-name="Standard">Каждым элементом контейнера, в свою, является динамической структурой данных одного из следующих видов (Контейнер 2-го уровня): <text:s/></text:p>
      <text:p text:style-name="Standard">1. Массив <text:s/></text:p>
      <text:p text:style-name="Standard">2. Связанный список <text:s/></text:p>
      <text:p text:style-name="Standard">3. Бинарное- Дерево. <text:s/></text:p>
      <text:p text:style-name="Standard">4. N-Дерево (с ограничением не больше 4 элементов на одном уровне). <text:s/></text:p>
      <text:p text:style-name="Standard">5. Очередь <text:s/></text:p>
      <text:p text:style-name="Standard">6. Стек</text:p>
      <text:p text:style-name="Standard">Таким образом у нас получается контейнер в контейнере. Т.е. для варианта (1,2) это будет массив, каждый из элементов которого – связанный список. </text:p>
      <text:p text:style-name="Standard">При этом должно выполняться правило, что количество объектов в контейнере второго уровня не больше 5. <text:s/></text:p>
      <text:p text:style-name="Standard">Т.е. если нужно хранить больше 5 объектов, то создается еще <text:s/>один контейнер второго уровня. Например, для варианта (1,2) добавление объектов будет выглядеть следующим образом: <text:s/></text:p>
      <text:p text:style-name="Standard">1. Вначале массив пустой. <text:s/></text:p>
      <text:p text:style-name="Standard">2. Добавляем Объект1: В массиве по индексу 0 создается элемент с типом список, в список добавляется Объект 1. <text:s/></text:p>
      <text:p text:style-name="Standard">3. Добавляем Объект2: Объект добавляется в список, находящийся в массиве по индекс 0. <text:s/></text:p>
      <text:p text:style-name="Standard">4. Добавляем Объект3: Объект добавляется в список, находящийся в <text:s/>массиве по индекс 0. <text:s/></text:p>
      <text:p text:style-name="Standard">5. Добавляем Объект4: Объект добавляется в список, находящийся в массиве по индекс 0. <text:s/></text:p>
      <text:p text:style-name="Standard">6. Добавляем Объект5: <text:s/>Объект добавляется в список, находящийся в массиве по индекс 0. <text:s/></text:p>
      <text:p text:style-name="Standard">7. Добавляем Объект6: В массиве по индексу 1 создается элемент с типом список, в список добавляется Объект 6. Объекты в контейнерах второго уровня должны быть отсортированы по возрастанию площади объекта</text:p>
      <text:h text:style-name="Heading_20_2" text:outline-level="2"><text:span text:style-name="T3">Листинг</text:span><text:tab/></text:h>
      <text:list xml:id="list8642293905483807500" text:style-name="L36">
        <text:list-item>
          <text:p text:style-name="P159"><text:span text:style-name="T80">TRemoveCriteria.h</text:span></text:p>
        </text:list-item>
      </text:list>
      <text:p text:style-name="P173">#ifndef LISTS_TREMOVECRITERIA_H_</text:p>
      <text:p text:style-name="P173">#define LISTS_TREMOVECRITERIA_H_</text:p>
      <text:p text:style-name="P173">#include &lt;memory&gt;</text:p>
      <text:p text:style-name="P173">template&lt;class T&gt;</text:p>
      <text:p text:style-name="P173"><text:soft-page-break/>class TRemoveCriteria {</text:p>
      <text:p text:style-name="P173">public:</text:p>
      <text:p text:style-name="P173"><text:tab/>virtual bool isIt(std::shared_ptr&lt;T&gt;&amp; obj) = 0;</text:p>
      <text:p text:style-name="P173"><text:tab/>virtual ~TRemoveCriteria() {</text:p>
      <text:p text:style-name="P173"><text:tab/>}</text:p>
      <text:p text:style-name="P173"><text:tab/>;</text:p>
      <text:p text:style-name="P173">private:</text:p>
      <text:p text:style-name="P173">};</text:p>
      <text:p text:style-name="P173"/>
      <text:p text:style-name="P173">#endif /* LISTS_TREMOVECRITERIA_H_ */</text:p>
      <text:p text:style-name="Preformatted_20_Text"/>
      <text:list xml:id="list5849777588003" text:continue-numbering="true" text:style-name="L36">
        <text:list-item>
          <text:p text:style-name="P159"><text:span text:style-name="T80">TRemoveCriteriaAll.h</text:span></text:p>
        </text:list-item>
      </text:list>
      <text:p text:style-name="P173">#ifndef LISTS_TREMOVECRITERIAALL_H_</text:p>
      <text:p text:style-name="P173">#define LISTS_TREMOVECRITERIAALL_H_</text:p>
      <text:p text:style-name="P173"/>
      <text:p text:style-name="P173">#include "TRemoveCriteria.h"</text:p>
      <text:p text:style-name="P173">template&lt;class T&gt;</text:p>
      <text:p text:style-name="P173">class TRemoveCriteriaAll: public TRemoveCriteria&lt;T&gt; {</text:p>
      <text:p text:style-name="P173">public:</text:p>
      <text:p text:style-name="P173"><text:tab/>TRemoveCriteriaAll() {<text:tab/>}</text:p>
      <text:p text:style-name="P173"><text:tab/>;</text:p>
      <text:p text:style-name="P173"><text:tab/>bool isIt(std::shared_ptr&lt;T&gt;&amp; obj) override {</text:p>
      <text:p text:style-name="P173"><text:tab/><text:tab/>return true;</text:p>
      <text:p text:style-name="P173"><text:tab/>}</text:p>
      <text:p text:style-name="P173">private:</text:p>
      <text:p text:style-name="P173">};</text:p>
      <text:p text:style-name="P173"/>
      <text:p text:style-name="P173">#endif /* LISTS_TREMOVECRITERIAALL_H_ */</text:p>
      <text:p text:style-name="P174"/>
      <text:list xml:id="list5850535787798" text:continue-numbering="true" text:style-name="L36">
        <text:list-item>
          <text:p text:style-name="P159"><text:span text:style-name="T80">TRemoveCriteriaByType.h</text:span></text:p>
        </text:list-item>
      </text:list>
      <text:p text:style-name="P173">#ifndef LIST_TREMOVECRITERIABYTYPE_H_</text:p>
      <text:p text:style-name="P173">#define LIST_TREMOVECRITERIABYTYPE_H_</text:p>
      <text:p text:style-name="P173"/>
      <text:p text:style-name="P173"/>
      <text:p text:style-name="P173">#include "TRemoveCriteria.h"</text:p>
      <text:p text:style-name="P173">template&lt;class T&gt;</text:p>
      <text:p text:style-name="P173">class TRemoveCriteriaByType: public TRemoveCriteria&lt;T&gt; {</text:p>
      <text:p text:style-name="P173">public:</text:p>
      <text:p text:style-name="P173"><text:tab/>TRemoveCriteriaByType(double value) :</text:p>
      <text:p text:style-name="P173"><text:tab/><text:tab/><text:tab/>_value(value) {</text:p>
      <text:p text:style-name="P173"><text:tab/>}</text:p>
      <text:p text:style-name="P173"><text:tab/>;</text:p>
      <text:p text:style-name="P173"><text:tab/>bool isIt(std::shared_ptr&lt;T&gt;&amp; obj) override {</text:p>
      <text:p text:style-name="P173"><text:tab/><text:tab/>return _value == obj-&gt;getType();</text:p>
      <text:p text:style-name="P173"><text:tab/>}</text:p>
      <text:p text:style-name="P173">private:</text:p>
      <text:p text:style-name="P173"><text:tab/>char _value;</text:p>
      <text:p text:style-name="P173">};</text:p>
      <text:p text:style-name="P173"/>
      <text:p text:style-name="P173"/>
      <text:p text:style-name="P173">#endif /* LIST_TREMOVECRITERIABYTYPE_H_ */</text:p>
      <text:p text:style-name="P174"/>
      <text:list xml:id="list5851392469103" text:continue-numbering="true" text:style-name="L36">
        <text:list-item>
          <text:p text:style-name="P159"><text:span text:style-name="T80">TRemoveCriteriaByValue.h</text:span></text:p>
        </text:list-item>
      </text:list>
      <text:p text:style-name="P174"><text:span text:style-name="T80">#ifndef LISTS_TREMOVECRITERIABYVALUE_H_</text:span></text:p>
      <text:p text:style-name="P173">#define LISTS_TREMOVECRITERIABYVALUE_H_</text:p>
      <text:p text:style-name="P173"/>
      <text:p text:style-name="P173">#include "TRemoveCriteria.h"</text:p>
      <text:p text:style-name="P173"/>
      <text:p text:style-name="P173">template&lt;class T&gt;</text:p>
      <text:p text:style-name="P173">class TRemoveCriteriaByValue: public TRemoveCriteria&lt;T&gt; {</text:p>
      <text:p text:style-name="P173">public:</text:p>
      <text:p text:style-name="P173"><text:tab/>TRemoveCriteriaByValue(double value) :</text:p>
      <text:p text:style-name="P173"><text:tab/><text:tab/><text:tab/>_value(value) {</text:p>
      <text:p text:style-name="P173"><text:soft-page-break/><text:tab/>}</text:p>
      <text:p text:style-name="P173"><text:tab/>;</text:p>
      <text:p text:style-name="P173"><text:tab/>bool isIt(std::shared_ptr&lt;T&gt;&amp; obj) override {</text:p>
      <text:p text:style-name="P173"><text:tab/><text:tab/>return _value &gt; obj-&gt;Square();</text:p>
      <text:p text:style-name="P173"><text:tab/>}</text:p>
      <text:p text:style-name="P173">private:</text:p>
      <text:p text:style-name="P173"><text:tab/>double _value;</text:p>
      <text:p text:style-name="P173">};</text:p>
      <text:p text:style-name="P173">#endif /* LISTS_TREMOVECRITERIABYVALUE_H_ */</text:p>
      <text:p text:style-name="P173"/>
      <text:list xml:id="list5850081017022" text:continue-numbering="true" text:style-name="L36">
        <text:list-item>
          <text:p text:style-name="P159"><text:span text:style-name="T80">TListStorage.h</text:span></text:p>
        </text:list-item>
      </text:list>
      <text:p text:style-name="P173">#ifndef TLISTSTORAGE_H_</text:p>
      <text:p text:style-name="P173">#define TLISTSTORAGE_H_</text:p>
      <text:p text:style-name="P173"/>
      <text:p text:style-name="P173">#include "TListStorageItem.h"</text:p>
      <text:p text:style-name="P173">#include "TListStorageItem.cpp"</text:p>
      <text:p text:style-name="P173">#include "TIterator.h"</text:p>
      <text:p text:style-name="P173">#include "TList.h"</text:p>
      <text:p text:style-name="P173">#include "TList.cpp"</text:p>
      <text:p text:style-name="P173">#include "TRemoveCriteria.h"</text:p>
      <text:p text:style-name="P173">#include &lt;memory&gt;</text:p>
      <text:p text:style-name="P173"/>
      <text:p text:style-name="P173">template&lt;class T&gt;</text:p>
      <text:p text:style-name="P173">class TListStorage {</text:p>
      <text:p text:style-name="P173">private:</text:p>
      <text:p text:style-name="P173"><text:tab/>std::shared_ptr&lt;TListStorageItem&lt;TList&lt;T&gt;&gt;&gt; head;</text:p>
      <text:p text:style-name="P173"><text:tab/>const int maxAtWrapper = 5;</text:p>
      <text:p text:style-name="P173">public:</text:p>
      <text:p text:style-name="P173"/>
      <text:p text:style-name="P173"><text:tab/>TListStorage();</text:p>
      <text:p text:style-name="P173"><text:tab/>//std::shared_ptr&lt;TListItem&lt;T1, T2, T3&gt;&gt; Fetch(const int index) const;</text:p>
      <text:p text:style-name="P173"><text:tab/>void Insert(std::shared_ptr&lt;T&gt; obj);</text:p>
      <text:p text:style-name="P173"><text:tab/>void RemoveSubitem(TRemoveCriteria&lt;T&gt;* criteria);</text:p>
      <text:p text:style-name="P173"><text:tab/>void Optimize();</text:p>
      <text:p text:style-name="P173"><text:tab/>void PushBackWrapper(std::shared_ptr&lt;TListStorageItem&lt;TList&lt;T&gt;&gt;&gt;&amp;&amp; value);</text:p>
      <text:p text:style-name="P173"><text:tab/>void RemoveWrapper();</text:p>
      <text:p text:style-name="P173"><text:tab/>size_t Size();</text:p>
      <text:p text:style-name="P173"/>
      <text:p text:style-name="P173"><text:tab/>TIterator&lt;TListStorageItem&lt;TList&lt;T&gt;&gt;&gt; begin() const;</text:p>
      <text:p text:style-name="P173"><text:tab/>TIterator&lt;TListStorageItem&lt;TList&lt;T&gt;&gt;&gt; end() const;</text:p>
      <text:p text:style-name="P173"/>
      <text:p text:style-name="P173"><text:tab/>template&lt;class TT&gt;</text:p>
      <text:p text:style-name="P173"><text:tab/>friend std::ostream&amp; operator &lt;&lt;(std::ostream&amp; os,</text:p>
      <text:p text:style-name="P173"><text:tab/><text:tab/><text:tab/>const TListStorage&lt;TT&gt;&amp; list);</text:p>
      <text:p text:style-name="P173"><text:tab/>virtual ~TListStorage();</text:p>
      <text:p text:style-name="P173">};</text:p>
      <text:p text:style-name="P173">#endif /* TLISTSTORAGE_H_ */</text:p>
      <text:p text:style-name="P174"/>
      <text:list xml:id="list5850445007530" text:continue-numbering="true" text:style-name="L36">
        <text:list-item>
          <text:p text:style-name="P159"><text:span text:style-name="T80">TListStorage.cpp</text:span></text:p>
        </text:list-item>
      </text:list>
      <text:p text:style-name="P173">#include "TListStorage.h"</text:p>
      <text:p text:style-name="P173">template&lt;class T&gt;</text:p>
      <text:p text:style-name="P173">TListStorage&lt;T&gt;::TListStorage() :</text:p>
      <text:p text:style-name="P173"><text:tab/><text:tab/>head(nullptr) {</text:p>
      <text:p text:style-name="P173">}</text:p>
      <text:p text:style-name="P173">template&lt;class T&gt;</text:p>
      <text:p text:style-name="P173">void TListStorage&lt;T&gt;::RemoveSubitem(TRemoveCriteria&lt;T&gt;* criteria) {</text:p>
      <text:p text:style-name="P173"><text:tab/>std::shared_ptr&lt;TList&lt;T&gt;&gt; list = nullptr;</text:p>
      <text:p text:style-name="P173"><text:tab/>for (auto item : *this) {</text:p>
      <text:p text:style-name="P173"><text:tab/><text:tab/>list = item-&gt;GetValue();</text:p>
      <text:p text:style-name="P173"><text:tab/><text:tab/>for (int i = 0; i &lt; list-&gt;Size(); ++i) {</text:p>
      <text:p text:style-name="P173"><text:tab/><text:tab/><text:tab/>std::shared_ptr&lt;T&gt; value = list-&gt;Fetch(i);</text:p>
      <text:p text:style-name="P173"><text:tab/><text:tab/><text:tab/>if (criteria-&gt;isIt(value)) {</text:p>
      <text:p text:style-name="P173"><text:tab/><text:tab/><text:tab/><text:tab/>list-&gt;Delete(i);</text:p>
      <text:p text:style-name="P173"><text:soft-page-break/><text:tab/><text:tab/><text:tab/><text:tab/>i--;</text:p>
      <text:p text:style-name="P173"><text:tab/><text:tab/><text:tab/>}</text:p>
      <text:p text:style-name="P173"><text:tab/><text:tab/>}</text:p>
      <text:p text:style-name="P173"><text:tab/>}</text:p>
      <text:p text:style-name="P173"><text:tab/>Optimize();</text:p>
      <text:p text:style-name="P173">}</text:p>
      <text:p text:style-name="P173">template&lt;class T&gt;</text:p>
      <text:p text:style-name="P173">void TListStorage&lt;T&gt;::Optimize() {</text:p>
      <text:p text:style-name="P173"><text:tab/>if (!head)</text:p>
      <text:p text:style-name="P173"><text:tab/><text:tab/>//empty</text:p>
      <text:p text:style-name="P173"><text:tab/><text:tab/>return;</text:p>
      <text:p text:style-name="P173"><text:tab/>std::shared_ptr&lt;TListStorageItem&lt;TList&lt;T&gt;&gt;&gt; curr(head);</text:p>
      <text:p text:style-name="P173"><text:tab/>std::shared_ptr&lt;TListStorageItem&lt;TList&lt;T&gt;&gt;&gt; next(head-&gt;GetNext());</text:p>
      <text:p text:style-name="P173"/>
      <text:p text:style-name="P173"><text:tab/>std::shared_ptr&lt;TList&lt;T&gt;&gt; list1 = curr-&gt;GetValue();</text:p>
      <text:p text:style-name="P173"><text:tab/>std::shared_ptr&lt;TList&lt;T&gt;&gt; list2(nullptr);</text:p>
      <text:p text:style-name="P173"><text:tab/>std::shared_ptr&lt;T&gt; fig;</text:p>
      <text:p text:style-name="P173"/>
      <text:p text:style-name="P173"><text:tab/>while (next) {</text:p>
      <text:p text:style-name="P173"><text:tab/><text:tab/>list2 = next-&gt;GetValue();</text:p>
      <text:p text:style-name="P173"><text:tab/><text:tab/>if (list2-&gt;Size() &gt; 0)</text:p>
      <text:p text:style-name="P173"><text:tab/><text:tab/><text:tab/>if (list1-&gt;Size() &lt; maxAtWrapper) {</text:p>
      <text:p text:style-name="P173"><text:tab/><text:tab/><text:tab/><text:tab/>fig = list2-&gt;Fetch(0);</text:p>
      <text:p text:style-name="P173"><text:tab/><text:tab/><text:tab/><text:tab/>list1-&gt;Insert(list1-&gt;Size(), fig);</text:p>
      <text:p text:style-name="P173"><text:tab/><text:tab/><text:tab/><text:tab/>list2-&gt;Delete(0);</text:p>
      <text:p text:style-name="P173"><text:tab/><text:tab/><text:tab/>} else {</text:p>
      <text:p text:style-name="P173"><text:tab/><text:tab/><text:tab/><text:tab/>curr = curr-&gt;GetNext();</text:p>
      <text:p text:style-name="P173"><text:tab/><text:tab/><text:tab/><text:tab/>list1 = curr-&gt;GetValue();</text:p>
      <text:p text:style-name="P173"><text:tab/><text:tab/><text:tab/><text:tab/>if (curr == next)</text:p>
      <text:p text:style-name="P173"><text:tab/><text:tab/><text:tab/><text:tab/><text:tab/>next=next-&gt;GetNext();</text:p>
      <text:p text:style-name="P173"><text:tab/><text:tab/><text:tab/>}</text:p>
      <text:p text:style-name="P173"><text:tab/><text:tab/>else</text:p>
      <text:p text:style-name="P173"><text:tab/><text:tab/><text:tab/>next = next-&gt;GetNext();</text:p>
      <text:p text:style-name="P173"><text:tab/>}</text:p>
      <text:p text:style-name="P173"><text:tab/>int emptyCount = 0;</text:p>
      <text:p text:style-name="P173"><text:tab/>for (auto item : *this)</text:p>
      <text:p text:style-name="P173"><text:tab/><text:tab/>if (item-&gt;GetValue()-&gt;Size() == 0)</text:p>
      <text:p text:style-name="P173"><text:tab/><text:tab/><text:tab/>emptyCount++;</text:p>
      <text:p text:style-name="P173"/>
      <text:p text:style-name="P173"><text:tab/>for (int i = 0; i &lt; emptyCount; ++i)</text:p>
      <text:p text:style-name="P173"><text:tab/><text:tab/>RemoveWrapper();</text:p>
      <text:p text:style-name="P173">}</text:p>
      <text:p text:style-name="P173"/>
      <text:p text:style-name="P173">template&lt;class T&gt;</text:p>
      <text:p text:style-name="P173">void TListStorage&lt;T&gt;::Insert(std::shared_ptr&lt;T&gt; obj) {</text:p>
      <text:p text:style-name="P173"/>
      <text:p text:style-name="P173"><text:tab/>std::shared_ptr&lt;T&gt; popped = nullptr;</text:p>
      <text:p text:style-name="P173"><text:tab/>std::shared_ptr&lt;TList&lt;T&gt;&gt; list = nullptr;</text:p>
      <text:p text:style-name="P173"><text:tab/>popped = obj;</text:p>
      <text:p text:style-name="P173"><text:tab/>double square = obj-&gt;Square();</text:p>
      <text:p text:style-name="P173"><text:tab/>bool inserted = false;</text:p>
      <text:p text:style-name="P173"><text:tab/>for (auto item : *this) {</text:p>
      <text:p text:style-name="P173"><text:tab/><text:tab/>list = item-&gt;GetValue();</text:p>
      <text:p text:style-name="P173"><text:tab/><text:tab/>if (!inserted) {</text:p>
      <text:p text:style-name="P173"><text:tab/><text:tab/><text:tab/>int i = 0;</text:p>
      <text:p text:style-name="P173"><text:tab/><text:tab/><text:tab/>for (auto elem : *(list))</text:p>
      <text:p text:style-name="P173"><text:tab/><text:tab/><text:tab/><text:tab/>if (elem-&gt;GetValue()-&gt;Square() &gt;= square) {</text:p>
      <text:p text:style-name="P173"><text:tab/><text:tab/><text:tab/><text:tab/><text:tab/>if (list-&gt;Size() == maxAtWrapper) {</text:p>
      <text:p text:style-name="P173"><text:tab/><text:tab/><text:tab/><text:tab/><text:tab/><text:tab/>popped = list-&gt;Fetch(maxAtWrapper - 1);</text:p>
      <text:p text:style-name="P173"><text:tab/><text:tab/><text:tab/><text:tab/><text:tab/><text:tab/>list-&gt;Delete(maxAtWrapper - 1);</text:p>
      <text:p text:style-name="P173"><text:tab/><text:tab/><text:tab/><text:tab/><text:tab/>} else</text:p>
      <text:p text:style-name="P173"><text:tab/><text:tab/><text:tab/><text:tab/><text:tab/><text:tab/>popped = nullptr;</text:p>
      <text:p text:style-name="P173"/>
      <text:p text:style-name="P173"><text:tab/><text:tab/><text:tab/><text:tab/><text:tab/>list-&gt;Insert(i, obj);</text:p>
      <text:p text:style-name="P173"><text:soft-page-break/><text:tab/><text:tab/><text:tab/><text:tab/><text:tab/>inserted = true;</text:p>
      <text:p text:style-name="P173"><text:tab/><text:tab/><text:tab/><text:tab/><text:tab/>break;</text:p>
      <text:p text:style-name="P173"><text:tab/><text:tab/><text:tab/><text:tab/>} else</text:p>
      <text:p text:style-name="P173"><text:tab/><text:tab/><text:tab/><text:tab/><text:tab/>i++;</text:p>
      <text:p text:style-name="P173"><text:tab/><text:tab/><text:tab/>if (i &lt; maxAtWrapper &amp;&amp; !inserted){</text:p>
      <text:p text:style-name="P173"><text:tab/><text:tab/><text:tab/><text:tab/>list-&gt;Insert(list-&gt;Size(), obj);</text:p>
      <text:p text:style-name="P173"><text:tab/><text:tab/><text:tab/><text:tab/>popped = nullptr;}</text:p>
      <text:p text:style-name="P173"><text:tab/><text:tab/>} else {</text:p>
      <text:p text:style-name="P173"><text:tab/><text:tab/><text:tab/>if (list-&gt;Size() == maxAtWrapper) {</text:p>
      <text:p text:style-name="P173"><text:tab/><text:tab/><text:tab/><text:tab/>list-&gt;Insert(0, popped);</text:p>
      <text:p text:style-name="P173"><text:tab/><text:tab/><text:tab/><text:tab/>popped = list-&gt;Fetch(maxAtWrapper);</text:p>
      <text:p text:style-name="P173"><text:tab/><text:tab/><text:tab/><text:tab/>list-&gt;Delete(maxAtWrapper);</text:p>
      <text:p text:style-name="P173"><text:tab/><text:tab/><text:tab/>} else {</text:p>
      <text:p text:style-name="P173"><text:tab/><text:tab/><text:tab/><text:tab/>list-&gt;Insert(0, popped);</text:p>
      <text:p text:style-name="P173"><text:tab/><text:tab/><text:tab/><text:tab/>popped = nullptr;</text:p>
      <text:p text:style-name="P173"><text:tab/><text:tab/><text:tab/>}</text:p>
      <text:p text:style-name="P173"><text:tab/><text:tab/>}</text:p>
      <text:p text:style-name="P173"><text:tab/>}</text:p>
      <text:p text:style-name="P173"><text:tab/>if (popped != nullptr) {</text:p>
      <text:p text:style-name="P173"><text:tab/><text:tab/>PushBackWrapper(</text:p>
      <text:p text:style-name="P173"><text:tab/><text:tab/><text:tab/><text:tab/>std::shared_ptr&lt;TListStorageItem&lt;TList&lt;T&gt;&gt;&gt;(</text:p>
      <text:p text:style-name="P173"><text:tab/><text:tab/><text:tab/><text:tab/><text:tab/><text:tab/>new TListStorageItem&lt;TList&lt;T&gt;&gt;));</text:p>
      <text:p text:style-name="P173"/>
      <text:p text:style-name="P173"><text:tab/><text:tab/>for (auto item : *this) {</text:p>
      <text:p text:style-name="P173"/>
      <text:p text:style-name="P173"><text:tab/><text:tab/><text:tab/>list = item-&gt;GetValue();</text:p>
      <text:p text:style-name="P173"><text:tab/><text:tab/><text:tab/>if (list-&gt;Size() &lt; maxAtWrapper)</text:p>
      <text:p text:style-name="P173"><text:tab/><text:tab/><text:tab/><text:tab/>list-&gt;Insert(list-&gt;Size(), popped);</text:p>
      <text:p text:style-name="P173"><text:tab/><text:tab/>}</text:p>
      <text:p text:style-name="P173"/>
      <text:p text:style-name="P173"><text:tab/>}</text:p>
      <text:p text:style-name="P173"/>
      <text:p text:style-name="P173">}</text:p>
      <text:p text:style-name="P173"/>
      <text:p text:style-name="P173">template&lt;class T&gt;</text:p>
      <text:p text:style-name="P173">TIterator&lt;TListStorageItem&lt;TList&lt;T&gt;&gt;&gt; TListStorage&lt;T&gt;::begin() const {</text:p>
      <text:p text:style-name="P173"><text:tab/>return TIterator&lt;TListStorageItem&lt;TList&lt;T&gt;&gt;&gt;(this-&gt;head);</text:p>
      <text:p text:style-name="P173">}</text:p>
      <text:p text:style-name="P173"/>
      <text:p text:style-name="P173">template&lt;class T&gt;</text:p>
      <text:p text:style-name="P173">TIterator&lt;TListStorageItem&lt;TList&lt;T&gt;&gt;&gt; TListStorage&lt;T&gt;::end() const {</text:p>
      <text:p text:style-name="P173"><text:tab/>return TIterator&lt;TListStorageItem&lt;TList&lt;T&gt;&gt;&gt;(nullptr);</text:p>
      <text:p text:style-name="P173">}</text:p>
      <text:p text:style-name="P173"/>
      <text:p text:style-name="P173">template&lt;class T&gt;</text:p>
      <text:p text:style-name="P173">void TListStorage&lt;T&gt;::PushBackWrapper(</text:p>
      <text:p text:style-name="P173"><text:tab/><text:tab/>std::shared_ptr&lt;TListStorageItem&lt;TList&lt;T&gt;&gt;&gt;&amp;&amp; value) {</text:p>
      <text:p text:style-name="P173"><text:tab/>if (!head)</text:p>
      <text:p text:style-name="P173"><text:tab/><text:tab/>head = value;</text:p>
      <text:p text:style-name="P173"><text:tab/>else {</text:p>
      <text:p text:style-name="P173"><text:tab/><text:tab/>head-&gt;PushBack(value);</text:p>
      <text:p text:style-name="P173"><text:tab/>}</text:p>
      <text:p text:style-name="P173">}</text:p>
      <text:p text:style-name="P173">template&lt;class T&gt;</text:p>
      <text:p text:style-name="P173">void TListStorage&lt;T&gt;::RemoveWrapper() {</text:p>
      <text:p text:style-name="P173"><text:tab/>if (!head)</text:p>
      <text:p text:style-name="P173"><text:tab/><text:tab/>//empty</text:p>
      <text:p text:style-name="P173"><text:tab/><text:tab/>return;</text:p>
      <text:p text:style-name="P173"><text:tab/>std::shared_ptr&lt;TListStorageItem&lt;TList&lt;T&gt;&gt;&gt; item = head;</text:p>
      <text:p text:style-name="P173"><text:tab/>std::shared_ptr&lt;TListStorageItem&lt;TList&lt;T&gt;&gt;&gt; prev = nullptr;</text:p>
      <text:p text:style-name="P173"/>
      <text:p text:style-name="P173"><text:tab/>while (item-&gt;GetNext()) {</text:p>
      <text:p text:style-name="P173"><text:tab/><text:tab/>prev = item;</text:p>
      <text:p text:style-name="P173"><text:tab/><text:tab/>item = item-&gt;GetNext();</text:p>
      <text:p text:style-name="P173"><text:soft-page-break/><text:tab/>}</text:p>
      <text:p text:style-name="P173"><text:tab/>if (!prev)</text:p>
      <text:p text:style-name="P173"><text:tab/><text:tab/>head = nullptr;</text:p>
      <text:p text:style-name="P173"><text:tab/>else</text:p>
      <text:p text:style-name="P173"><text:tab/><text:tab/>prev-&gt;SetNext(nullptr);</text:p>
      <text:p text:style-name="P173">}</text:p>
      <text:p text:style-name="P173">template&lt;class T&gt;</text:p>
      <text:p text:style-name="P173">std::ostream&amp; operator &lt;&lt;(std::ostream&amp; os, const TListStorage&lt;T&gt;&amp; storage) {</text:p>
      <text:p text:style-name="P173"><text:tab/>std::shared_ptr&lt;TList&lt;T&gt;&gt; list;</text:p>
      <text:p text:style-name="P173"><text:tab/>if (!storage.head)</text:p>
      <text:p text:style-name="P173"><text:tab/><text:tab/>os &lt;&lt; "Empty" &lt;&lt; std::endl;</text:p>
      <text:p text:style-name="P173"><text:tab/>for (auto item : storage) {</text:p>
      <text:p text:style-name="P173"><text:tab/><text:tab/>list = item-&gt;GetValue();</text:p>
      <text:p text:style-name="P173"><text:tab/><text:tab/>os &lt;&lt; '[' &lt;&lt; *list &lt;&lt; ']' &lt;&lt; std::endl;</text:p>
      <text:p text:style-name="P173"><text:tab/>}</text:p>
      <text:p text:style-name="P173"><text:tab/>return os;</text:p>
      <text:p text:style-name="P173">}</text:p>
      <text:p text:style-name="P173">template&lt;class T&gt;</text:p>
      <text:p text:style-name="P173">TListStorage&lt;T&gt;::~TListStorage() {</text:p>
      <text:p text:style-name="P173"><text:tab/>std::cout &lt;&lt; "#Storage deleted" &lt;&lt; std::endl;</text:p>
      <text:p text:style-name="P173">}</text:p>
      <text:p text:style-name="P174"/>
      <text:list xml:id="list5851658863669" text:continue-numbering="true" text:style-name="L36">
        <text:list-item>
          <text:p text:style-name="P159"><text:span text:style-name="T80">TListStorageItem.h</text:span></text:p>
        </text:list-item>
      </text:list>
      <text:p text:style-name="P173">#ifndef TLISTSTORAGEITEM_H_</text:p>
      <text:p text:style-name="P173">#define TLISTSTORAGEITEM_H_</text:p>
      <text:p text:style-name="P173">#include &lt;memory&gt;</text:p>
      <text:p text:style-name="P173"/>
      <text:p text:style-name="P173">template&lt;class T&gt;</text:p>
      <text:p text:style-name="P173">class TListStorageItem {</text:p>
      <text:p text:style-name="P173">private:</text:p>
      <text:p text:style-name="P173"><text:tab/>std::shared_ptr&lt;TListStorageItem&lt;T&gt;&gt; next;</text:p>
      <text:p text:style-name="P173"><text:tab/>std::shared_ptr&lt;T&gt; value;</text:p>
      <text:p text:style-name="P173">public:</text:p>
      <text:p text:style-name="P173"><text:tab/>TListStorageItem();</text:p>
      <text:p text:style-name="P173"><text:tab/>std::shared_ptr&lt;T&gt; GetValue() const;</text:p>
      <text:p text:style-name="P173"><text:tab/>std::shared_ptr&lt;TListStorageItem&lt;T&gt;&gt; GetNext() const;</text:p>
      <text:p text:style-name="P173"><text:tab/>void SetNext(std::shared_ptr&lt;TListStorageItem&lt;T&gt;&gt; next);</text:p>
      <text:p text:style-name="P173"><text:tab/>void PushBack(std::shared_ptr&lt;TListStorageItem&lt;T&gt;&gt; next);</text:p>
      <text:p text:style-name="P173"><text:tab/>virtual ~TListStorageItem();</text:p>
      <text:p text:style-name="P173">};</text:p>
      <text:p text:style-name="P173"/>
      <text:p text:style-name="P173">#endif /* TLISTSTORAGEITEM_H_ */</text:p>
      <text:p text:style-name="P174"/>
      <text:list xml:id="list5852126705121" text:continue-numbering="true" text:style-name="L36">
        <text:list-item>
          <text:p text:style-name="P159"><text:span text:style-name="T80">TListStorageItem.cpp</text:span></text:p>
        </text:list-item>
      </text:list>
      <text:p text:style-name="P173">#include "TListStorageItem.h"</text:p>
      <text:p text:style-name="P173"/>
      <text:p text:style-name="P173">template&lt;class T&gt;</text:p>
      <text:p text:style-name="P173">TListStorageItem&lt;T&gt;::TListStorageItem() :</text:p>
      <text:p text:style-name="P173"><text:tab/><text:tab/>next(nullptr) {</text:p>
      <text:p text:style-name="P173"><text:tab/>value = std::shared_ptr&lt;T&gt;(new T);</text:p>
      <text:p text:style-name="P173"/>
      <text:p text:style-name="P173">}</text:p>
      <text:p text:style-name="P173">template&lt;class T&gt;</text:p>
      <text:p text:style-name="P173">std::shared_ptr&lt;T&gt; TListStorageItem&lt;T&gt;::GetValue() const {</text:p>
      <text:p text:style-name="P173"><text:tab/>return value;</text:p>
      <text:p text:style-name="P173">}</text:p>
      <text:p text:style-name="P173"/>
      <text:p text:style-name="P173">template&lt;class T&gt;</text:p>
      <text:p text:style-name="P173">void TListStorageItem&lt;T&gt;::PushBack(std::shared_ptr&lt;TListStorageItem&gt; value) {</text:p>
      <text:p text:style-name="P173"><text:tab/>if (!next) {</text:p>
      <text:p text:style-name="P173"><text:tab/><text:tab/>next = value;</text:p>
      <text:p text:style-name="P173"><text:tab/>} else {</text:p>
      <text:p text:style-name="P173"><text:tab/><text:tab/>next-&gt;PushBack(value);</text:p>
      <text:p text:style-name="P173"><text:soft-page-break/><text:tab/>}</text:p>
      <text:p text:style-name="P173">}</text:p>
      <text:p text:style-name="P173"/>
      <text:p text:style-name="P173">template&lt;class T&gt;</text:p>
      <text:p text:style-name="P173">std::shared_ptr&lt;TListStorageItem&lt;T&gt;&gt; TListStorageItem&lt;T&gt;::GetNext() const {</text:p>
      <text:p text:style-name="P173"><text:tab/>return next;</text:p>
      <text:p text:style-name="P173">}</text:p>
      <text:p text:style-name="P173"/>
      <text:p text:style-name="P173">template&lt;class T&gt;</text:p>
      <text:p text:style-name="P173">void TListStorageItem&lt;T&gt;::SetNext(std::shared_ptr&lt;TListStorageItem&lt;T&gt;&gt; next) {</text:p>
      <text:p text:style-name="P173"><text:tab/>this-&gt;next = next;</text:p>
      <text:p text:style-name="P173">}</text:p>
      <text:p text:style-name="P173"/>
      <text:p text:style-name="P173">template&lt;class T&gt;</text:p>
      <text:p text:style-name="P173">TListStorageItem&lt;T&gt;::~TListStorageItem() {</text:p>
      <text:p text:style-name="P173">}</text:p>
      <text:p text:style-name="P173">;</text:p>
      <text:p text:style-name="P174"/>
      <text:list xml:id="list5852040971966" text:continue-numbering="true" text:style-name="L36">
        <text:list-item>
          <text:p text:style-name="P159"><text:span text:style-name="T81">main.cpp</text:span></text:p>
        </text:list-item>
      </text:list>
      <text:p text:style-name="P175">#include &lt;iostream&gt;</text:p>
      <text:p text:style-name="P175"/>
      <text:p text:style-name="P175">#include "list/TListStorage.h"</text:p>
      <text:p text:style-name="P175">#include "list/TListStorage.cpp"</text:p>
      <text:p text:style-name="P175">#include "list/TRemoveCriteriaAll.h"</text:p>
      <text:p text:style-name="P175">#include "list/TRemoveCriteriaByValue.h"</text:p>
      <text:p text:style-name="P175">#include "list/TRemoveCriteriaByType.h"</text:p>
      <text:p text:style-name="P175">#include "figure/Figure.h"</text:p>
      <text:p text:style-name="P175">#include "figure/Foursquare.h"</text:p>
      <text:p text:style-name="P175">#include "figure/Octahedron.h"</text:p>
      <text:p text:style-name="P175">#include "figure/Triangle.h"</text:p>
      <text:p text:style-name="P175"/>
      <text:p text:style-name="P175">int main(int argc, char** argv) {</text:p>
      <text:p text:style-name="P175"><text:tab/>TListStorage&lt;Figure&gt; list;</text:p>
      <text:p text:style-name="P175"><text:tab/>unsigned int action;</text:p>
      <text:p text:style-name="P175"><text:tab/>while (true) {</text:p>
      <text:p text:style-name="P175"><text:tab/><text:tab/>std::cout&lt;&lt;"===================================="&lt;&lt;std::endl;</text:p>
      <text:p text:style-name="P175"><text:tab/><text:tab/>std::cout &lt;&lt; "Menu:" &lt;&lt; std::endl;</text:p>
      <text:p text:style-name="P175"><text:tab/><text:tab/>std::cout &lt;&lt; "1) Add figure" &lt;&lt; std::endl;</text:p>
      <text:p text:style-name="P175"><text:tab/><text:tab/>std::cout &lt;&lt; "2) Delete figures with square lower" &lt;&lt; std::endl;</text:p>
      <text:p text:style-name="P175"><text:tab/><text:tab/>std::cout &lt;&lt; "3) Delete figures with type" &lt;&lt; std::endl;</text:p>
      <text:p text:style-name="P175"><text:tab/><text:tab/>std::cout &lt;&lt; "4) Delete all figures" &lt;&lt; std::endl;</text:p>
      <text:p text:style-name="P175"><text:tab/><text:tab/>std::cout &lt;&lt; "5) Print" &lt;&lt; std::endl;</text:p>
      <text:p text:style-name="P175"><text:tab/><text:tab/>std::cout &lt;&lt; "0) Quit" &lt;&lt; std::endl;</text:p>
      <text:p text:style-name="P175"><text:tab/><text:tab/>std::cin &gt;&gt; action;</text:p>
      <text:p text:style-name="P175"><text:tab/><text:tab/>if (action == 0) {</text:p>
      <text:p text:style-name="P175"><text:tab/><text:tab/><text:tab/>break;</text:p>
      <text:p text:style-name="P175"><text:tab/><text:tab/>}</text:p>
      <text:p text:style-name="P175"><text:tab/><text:tab/>switch (action) {</text:p>
      <text:p text:style-name="P175"><text:tab/><text:tab/>case 1: {</text:p>
      <text:p text:style-name="P175"><text:tab/><text:tab/><text:tab/>char figure_type;</text:p>
      <text:p text:style-name="P175"><text:tab/><text:tab/><text:tab/>std::cout</text:p>
      <text:p text:style-name="P175"><text:tab/><text:tab/><text:tab/><text:tab/><text:tab/>&lt;&lt; "Enter figure type: t - triangle, s - foursquare, o - octahedron: ";</text:p>
      <text:p text:style-name="P175"><text:tab/><text:tab/><text:tab/>std::cin &gt;&gt; figure_type;</text:p>
      <text:p text:style-name="P175"><text:tab/><text:tab/><text:tab/>switch (figure_type) {</text:p>
      <text:p text:style-name="P175"><text:tab/><text:tab/><text:tab/>case 't': {</text:p>
      <text:p text:style-name="P175"><text:tab/><text:tab/><text:tab/><text:tab/>std::cout &lt;&lt; "Enter sides of triangle" &lt;&lt; std::endl;</text:p>
      <text:p text:style-name="P175"><text:tab/><text:tab/><text:tab/><text:tab/>list.Insert(std::shared_ptr&lt;Triangle&gt;(new Triangle(std::cin)));</text:p>
      <text:p text:style-name="P175"><text:tab/><text:tab/><text:tab/><text:tab/>break;</text:p>
      <text:p text:style-name="P175"><text:tab/><text:tab/><text:tab/>}</text:p>
      <text:p text:style-name="P175"><text:tab/><text:tab/><text:tab/>case 's': {</text:p>
      <text:p text:style-name="P175"><text:tab/><text:tab/><text:tab/><text:tab/>std::cout &lt;&lt; "Enter side of square" &lt;&lt; std::endl;</text:p>
      <text:p text:style-name="P175"><text:soft-page-break/><text:tab/><text:tab/><text:tab/><text:tab/>list.Insert(</text:p>
      <text:p text:style-name="P175"><text:tab/><text:tab/><text:tab/><text:tab/><text:tab/><text:tab/>std::shared_ptr&lt;Foursquare&gt;(new Foursquare(std::cin)));</text:p>
      <text:p text:style-name="P175"><text:tab/><text:tab/><text:tab/><text:tab/>break;</text:p>
      <text:p text:style-name="P175"><text:tab/><text:tab/><text:tab/>}</text:p>
      <text:p text:style-name="P175"><text:tab/><text:tab/><text:tab/>case 'o': {</text:p>
      <text:p text:style-name="P175"><text:tab/><text:tab/><text:tab/><text:tab/>std::cout &lt;&lt; "Enter side of octahedron" &lt;&lt; std::endl;</text:p>
      <text:p text:style-name="P175"><text:tab/><text:tab/><text:tab/><text:tab/>list.Insert(</text:p>
      <text:p text:style-name="P175"><text:tab/><text:tab/><text:tab/><text:tab/><text:tab/><text:tab/>std::shared_ptr&lt;Octahedron&gt;(new Octahedron(std::cin)));</text:p>
      <text:p text:style-name="P175"><text:tab/><text:tab/><text:tab/><text:tab/>break;</text:p>
      <text:p text:style-name="P175"><text:tab/><text:tab/><text:tab/>}</text:p>
      <text:p text:style-name="P175"><text:tab/><text:tab/><text:tab/>default: {</text:p>
      <text:p text:style-name="P175"><text:tab/><text:tab/><text:tab/><text:tab/>std::cout &lt;&lt; "Try more..." &lt;&lt; std::endl;</text:p>
      <text:p text:style-name="P175"><text:tab/><text:tab/><text:tab/><text:tab/>break;</text:p>
      <text:p text:style-name="P175"><text:tab/><text:tab/><text:tab/>}</text:p>
      <text:p text:style-name="P175"><text:tab/><text:tab/><text:tab/>}</text:p>
      <text:p text:style-name="P175"/>
      <text:p text:style-name="P175"><text:tab/><text:tab/><text:tab/>break;</text:p>
      <text:p text:style-name="P175"><text:tab/><text:tab/>}</text:p>
      <text:p text:style-name="P175"><text:tab/><text:tab/>case 2: {</text:p>
      <text:p text:style-name="P175"><text:tab/><text:tab/><text:tab/>int square;</text:p>
      <text:p text:style-name="P175"><text:tab/><text:tab/><text:tab/>std::cout &lt;&lt; "Enter square: ";</text:p>
      <text:p text:style-name="P175"><text:tab/><text:tab/><text:tab/>std::cin &gt;&gt; square;</text:p>
      <text:p text:style-name="P175"><text:tab/><text:tab/><text:tab/>TRemoveCriteriaByValue&lt;Figure&gt; criteria(square);</text:p>
      <text:p text:style-name="P175"><text:tab/><text:tab/><text:tab/>list.RemoveSubitem(&amp;criteria);</text:p>
      <text:p text:style-name="P175"><text:tab/><text:tab/><text:tab/>break;</text:p>
      <text:p text:style-name="P175"><text:tab/><text:tab/>}</text:p>
      <text:p text:style-name="P175"><text:tab/><text:tab/>case 3: {</text:p>
      <text:p text:style-name="P175"><text:tab/><text:tab/><text:tab/>char figure_type;</text:p>
      <text:p text:style-name="P175"><text:tab/><text:tab/><text:tab/>std::cout</text:p>
      <text:p text:style-name="P175"><text:tab/><text:tab/><text:tab/><text:tab/><text:tab/>&lt;&lt; "Enter figure type: t - triangle, s - foursquare, o - octahedron: ";</text:p>
      <text:p text:style-name="P175"/>
      <text:p text:style-name="P175"><text:tab/><text:tab/><text:tab/>std::cin &gt;&gt; figure_type;</text:p>
      <text:p text:style-name="P175"><text:tab/><text:tab/><text:tab/>TRemoveCriteriaByType&lt;Figure&gt; criteria(figure_type);</text:p>
      <text:p text:style-name="P175"><text:tab/><text:tab/><text:tab/>list.RemoveSubitem(&amp;criteria);</text:p>
      <text:p text:style-name="P175"><text:tab/><text:tab/><text:tab/>break;</text:p>
      <text:p text:style-name="P175"><text:tab/><text:tab/>}</text:p>
      <text:p text:style-name="P175"><text:tab/><text:tab/>case 4: {</text:p>
      <text:p text:style-name="P175"><text:tab/><text:tab/><text:tab/>TRemoveCriteriaAll&lt;Figure&gt; criteria;</text:p>
      <text:p text:style-name="P175"><text:tab/><text:tab/><text:tab/>list.RemoveSubitem(&amp;criteria);</text:p>
      <text:p text:style-name="P175"><text:tab/><text:tab/><text:tab/>break;</text:p>
      <text:p text:style-name="P175"><text:tab/><text:tab/>}</text:p>
      <text:p text:style-name="P175"><text:tab/><text:tab/>case 5: {</text:p>
      <text:p text:style-name="P175"><text:tab/><text:tab/><text:tab/>std::cout &lt;&lt; list &lt;&lt; std::endl;</text:p>
      <text:p text:style-name="P175"><text:tab/><text:tab/><text:tab/>break;</text:p>
      <text:p text:style-name="P175"><text:tab/><text:tab/>}</text:p>
      <text:p text:style-name="P175"/>
      <text:p text:style-name="P175"><text:tab/><text:tab/>default:</text:p>
      <text:p text:style-name="P175"><text:tab/><text:tab/><text:tab/>std::cout &lt;&lt; "Invalid action" &lt;&lt; std::endl;</text:p>
      <text:p text:style-name="P175"><text:tab/><text:tab/><text:tab/>break;</text:p>
      <text:p text:style-name="P175"><text:tab/><text:tab/>}</text:p>
      <text:p text:style-name="P175"><text:tab/>}</text:p>
      <text:p text:style-name="P175"><text:tab/>return 0;</text:p>
      <text:p text:style-name="P175">}</text:p>
      <text:p text:style-name="P174"/>
      <text:p text:style-name="P3"><text:span text:style-name="T15">Выводы</text:span><text:span text:style-name="T16">:</text:span><text:span text:style-name="T17"> </text:span><text:span text:style-name="T19">в данной лабораторной работе я </text:span><text:span text:style-name="T26">закрепил</text:span><text:span text:style-name="T19"> навыки </text:span><text:span text:style-name="T26">работы с памятью </text:span><text:span text:style-name="T19"><text:s/>на языке С++, </text:span><text:span text:style-name="T34">получил навыки соз</text:span><text:span text:style-name="T26">дания </text:span><text:span text:style-name="T28">сложных динамических</text:span><text:span text:style-name="T20">. </text:span><text:span text:style-name="T34">Создал сложно хранилище данных: список со списками, автосортируемый по площади, с возможностью удаления по критериям.</text:span></text:p>
      <text:p text:style-name="P111"><text:span text:style-name="T69">Ссылка на код: </text:span>https://github.com/memosiki/oop-3sem/tree/master/<text:span text:style-name="T79">6</text:span></text:p>
      <text:p text:style-name="P119">Московский Авиационный Институт</text:p>
      <text:p text:style-name="P37">(Национальный Исследовательский Университет)</text:p>
      <text:p text:style-name="P45"><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45">Кафедра 806 «Вычислительная математика и программирование»</text:p>
      <text:p text:style-name="P19"/>
      <text:p text:style-name="P54">Объектно-ориентированное программирование</text:p>
      <text:h text:style-name="P128" text:outline-level="1"><text:bookmark-start text:name="__RefHeading___Toc210_859012317111111"/>Лабораторная работа №<text:span text:style-name="T82">8</text:span><text:bookmark-end text:name="__RefHeading___Toc210_859012317111111"/></text:h>
      <text:h text:style-name="P136" text:outline-level="1"/>
      <text:p text:style-name="P90"/>
      <text:p text:style-name="P90"/>
      <text:p text:style-name="P90"/>
      <text:p text:style-name="P90"/>
      <text:p text:style-name="P90"/>
      <text:p text:style-name="P90"/>
      <text:p text:style-name="P90"><text:tab/><text:tab/><text:tab/><text:tab/><text:tab/><text:tab/><text:tab/><text:span text:style-name="T63">Студент:<text:tab/><text:tab/>Лукашкин К.В</text:span></text:p>
      <text:p text:style-name="P81"><text:tab/><text:tab/><text:tab/><text:tab/><text:tab/><text:tab/><text:tab/><text:span text:style-name="T61">Год приёма:<text:tab/>2017</text:span></text:p>
      <text:p text:style-name="P81"><text:tab/><text:tab/><text:tab/><text:tab/><text:tab/><text:tab/><text:tab/><text:span text:style-name="T61">Группа: <text:tab/><text:tab/>М8О-204Б</text:span></text:p>
      <text:p text:style-name="P81"><text:tab/><text:tab/><text:tab/><text:tab/><text:tab/><text:tab/><text:tab/><text:span text:style-name="T61">Преподаватель: <text:tab/>Поповкин А. В.</text:span></text:p>
      <text:p text:style-name="P73"><text:span text:style-name="T61"><text:tab/><text:tab/><text:tab/><text:tab/>Вариант: <text:tab/><text:tab/>№8</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0"><text:span text:style-name="T64">Москва, 2017</text:span></text:p>
      <text:h text:style-name="Heading_20_2" text:outline-level="2"><text:soft-page-break/>Ц<text:span text:style-name="T82">ель работы</text:span> </text:h>
      <text:p text:style-name="Standard">Целью лабораторной работы является: <text:s/></text:p>
      <text:p text:style-name="Standard">• Знакомство с параллельным программированием в C++. <text:s/></text:p>
      <text:h text:style-name="Heading_20_2" text:outline-level="2">Задание <text:s text:c="2"/></text:h>
      <text:p text:style-name="Standard">Используя структуры данных, разработанные для лабораторной работы No6 (контейнер первого уровня и <text:s/>классы-фигуры) разработать алгоритм быстрой сортировки для класса-контейнера . <text:s text:c="3"/></text:p>
      <text:p text:style-name="Standard">Необходимо разработать два вида алгоритма: <text:s/></text:p>
      <text:p text:style-name="Standard">• Обычный, без параллельных <text:s/>вызовов. <text:s/></text:p>
      <text:p text:style-name="Standard">• С использованием параллельных вызовов. В этом случае, каждый рекурсивный вызов сортировки должен создаваться в отдельном <text:s/>потоке. <text:s text:c="3"/></text:p>
      <text:p text:style-name="Standard">Для создания потоков использовать механизмы: <text:s/></text:p>
      <text:p text:style-name="Standard">• future <text:s/></text:p>
      <text:p text:style-name="Standard">• packaged_task/async <text:s/></text:p>
      <text:p text:style-name="Standard">Для обеспечения потоко-безопасности структур данных использовать: <text:s/></text:p>
      <text:p text:style-name="Standard">• mutex <text:s/></text:p>
      <text:p text:style-name="Standard">• lock_guard </text:p>
      <text:h text:style-name="Heading_20_2" text:outline-level="2">Теория</text:h>
      <text:p text:style-name="Standard"><text:span text:style-name="T1">Параллельные вычисления </text:span>— способ организации компьютерных вычислений, при котором программы разрабатываются как набор взаимодействующих вычислительных процессов, работающих параллельно (одновременно). Термин охватывает совокупность вопросов параллелизма в программировании, а также создание эффективно действующих аппаратных реализаций. Теория параллельных вычислений составляет раздел прикладной теории алгоритмов.</text:p>
      <text:p text:style-name="Standard">Существуют различные способы реализации параллельных вычислений. Например, каждый вычислительный процесс может быть реализован в виде процесса операционной системы, либо же вычислительные процессы могут представлять собой набор потоков выполнения внутри одного процесса ОС. Параллельные программы могут физически исполняться либо последовательно на единственном процессоре — перемежая по очереди шаги выполнения каждого вычислительного процесса, либо параллельно — выделяя каждому вычислительному процессу один или несколько процессоров (находящихся рядом или распределённых в компьютерную сеть).</text:p>
      <text:p text:style-name="Standard"/>
      <text:p text:style-name="Standard"><text:span text:style-name="T2">Быстрая сортировка</text:span> относится к алгоритмам «разделяй и властвуй».</text:p>
      <text:p text:style-name="Standard">Алгоритм состоит из трёх шагов:</text:p>
      <text:list xml:id="list6007919110197342661" text:style-name="L3">
        <text:list-item>
          <text:p text:style-name="P26">Выбрать элемент из массива. Назовём его опорным. </text:p>
        </text:list-item>
        <text:list-item>
          <text:p text:style-name="P26"><text:span text:style-name="T5">Разбиение</text:span>: перераспределение элементов в массиве таким образом, что элементы меньше опорного помещаются перед ним, а больше или равные после. </text:p>
        </text:list-item>
        <text:list-item>
          <text:p text:style-name="P26">Рекурсивно применить первые два шага к двум подмассивам слева и справа от опорного элемента. Рекурсия не применяется к массиву, в котором только один или отсутствуют элементы. </text:p>
        </text:list-item>
      </text:list>
      <text:p text:style-name="Standard"/>
      <text:h text:style-name="Heading_20_2" text:outline-level="2">Листинг</text:h>
      <text:list xml:id="list3371509049448026018" text:style-name="L37">
        <text:list-item>
          <text:p text:style-name="P178"><text:span text:style-name="T53">TList.h</text:span></text:p>
        </text:list-item>
      </text:list>
      <text:p text:style-name="P176">#ifndef TLIST_H</text:p>
      <text:p text:style-name="P176">#define TLIST_H</text:p>
      <text:p text:style-name="P176"/>
      <text:p text:style-name="P176">#include &lt;memory&gt;</text:p>
      <text:p text:style-name="P176"><text:soft-page-break/>#include &lt;iostream&gt;</text:p>
      <text:p text:style-name="P176">#include &lt;future&gt;</text:p>
      <text:p text:style-name="P176">#include &lt;mutex&gt;</text:p>
      <text:p text:style-name="P176">#include &lt;functional&gt;</text:p>
      <text:p text:style-name="P176">#include "TListItem.h"</text:p>
      <text:p text:style-name="P176">#include "TListItem.cpp"</text:p>
      <text:p text:style-name="P176">#include "TIterator.h"</text:p>
      <text:p text:style-name="P176"/>
      <text:p text:style-name="P176">template&lt;class T&gt;</text:p>
      <text:p text:style-name="P176">class TList {</text:p>
      <text:p text:style-name="P176">private:</text:p>
      <text:p text:style-name="P176"><text:tab/>std::shared_ptr&lt;TListItem&lt;T&gt;&gt; head;</text:p>
      <text:p text:style-name="P176"><text:tab/>int size;</text:p>
      <text:p text:style-name="P176"><text:tab/>std::future&lt;void&gt; SortThreadTask();</text:p>
      <text:p text:style-name="P176">public:</text:p>
      <text:p text:style-name="P176"><text:tab/>TList();</text:p>
      <text:p text:style-name="P176"><text:tab/>bool Empty() const;</text:p>
      <text:p text:style-name="P176"><text:tab/>int Size() const;</text:p>
      <text:p text:style-name="P176"><text:tab/>std::shared_ptr&lt;T&gt; Fetch(int index) const;</text:p>
      <text:p text:style-name="P176"><text:tab/>std::shared_ptr&lt;T&gt; Pop(int index);</text:p>
      <text:p text:style-name="P176"><text:tab/>void Insert(int index, std::shared_ptr&lt;T&gt; obj);</text:p>
      <text:p text:style-name="P176"><text:tab/>void Delete(const int ind);</text:p>
      <text:p text:style-name="P176"><text:tab/>std::shared_ptr&lt;T&gt; operator[](size_t i);</text:p>
      <text:p text:style-name="P176"><text:tab/>void Sort();</text:p>
      <text:p text:style-name="P176"><text:tab/>void SortParallel();</text:p>
      <text:p text:style-name="P176"><text:tab/>TIterator&lt;TListItem&lt;T&gt;&gt; begin();</text:p>
      <text:p text:style-name="P176"><text:tab/>TIterator&lt;TListItem&lt;T&gt;&gt; end();</text:p>
      <text:p text:style-name="P176"/>
      <text:p text:style-name="P176"><text:tab/>template&lt;class TT&gt;</text:p>
      <text:p text:style-name="P176"><text:tab/>friend std::ostream&amp; operator &lt;&lt;(std::ostream&amp; os, const TList&lt;TT&gt;&amp; list);</text:p>
      <text:p text:style-name="P176"/>
      <text:p text:style-name="P176"><text:tab/>virtual ~TList();</text:p>
      <text:p text:style-name="P176">};</text:p>
      <text:p text:style-name="P176">#endif</text:p>
      <text:p text:style-name="Preformatted_20_Text"/>
      <text:list xml:id="list5851745018302" text:continue-numbering="true" text:style-name="L37">
        <text:list-item>
          <text:p text:style-name="P160">TList.cpp</text:p>
        </text:list-item>
      </text:list>
      <text:p text:style-name="P176">#include "TList.h"</text:p>
      <text:p text:style-name="P176">template&lt;class T&gt;</text:p>
      <text:p text:style-name="P176">TList&lt;T&gt;::TList() :</text:p>
      <text:p text:style-name="P176"><text:tab/><text:tab/>head(nullptr), size(0) {</text:p>
      <text:p text:style-name="P176">}</text:p>
      <text:p text:style-name="P176"/>
      <text:p text:style-name="P176">template&lt;class T&gt;</text:p>
      <text:p text:style-name="P176">bool TList&lt;T&gt;::Empty() const {</text:p>
      <text:p text:style-name="P176"><text:tab/>return size == 0;</text:p>
      <text:p text:style-name="P176">}</text:p>
      <text:p text:style-name="P176"/>
      <text:p text:style-name="P176">template&lt;class T&gt;</text:p>
      <text:p text:style-name="P176">int TList&lt;T&gt;::Size() const {</text:p>
      <text:p text:style-name="P176"><text:tab/>return size;</text:p>
      <text:p text:style-name="P176">}</text:p>
      <text:p text:style-name="P176">template&lt;class T&gt;</text:p>
      <text:p text:style-name="P176">std::shared_ptr&lt;T&gt; TList&lt;T&gt;::operator[](size_t i) {</text:p>
      <text:p text:style-name="P176"><text:tab/>return Fetch(i);</text:p>
      <text:p text:style-name="P176">}</text:p>
      <text:p text:style-name="P176"/>
      <text:p text:style-name="P176">template&lt;class T&gt;</text:p>
      <text:p text:style-name="P176">void TList&lt;T&gt;::Sort() {</text:p>
      <text:p text:style-name="P176"><text:tab/>if (Size() &gt; 1) {</text:p>
      <text:p text:style-name="P176"><text:tab/><text:tab/>std::shared_ptr&lt;T&gt; middle = Pop(0);</text:p>
      <text:p text:style-name="P176"><text:tab/><text:tab/>TList&lt;T&gt; left, right;</text:p>
      <text:p text:style-name="P176"><text:tab/><text:tab/>while (!Empty()) {</text:p>
      <text:p text:style-name="P176"><text:tab/><text:tab/><text:tab/>std::shared_ptr&lt;T&gt; item = Pop(0);</text:p>
      <text:p text:style-name="P176"><text:soft-page-break/><text:tab/><text:tab/><text:tab/>if (*item &gt; *middle) {</text:p>
      <text:p text:style-name="P176"><text:tab/><text:tab/><text:tab/><text:tab/>left.Insert(0, item);</text:p>
      <text:p text:style-name="P176"><text:tab/><text:tab/><text:tab/>} else {</text:p>
      <text:p text:style-name="P176"><text:tab/><text:tab/><text:tab/><text:tab/>right.Insert(0, item);</text:p>
      <text:p text:style-name="P176"><text:tab/><text:tab/><text:tab/>}</text:p>
      <text:p text:style-name="P176"><text:tab/><text:tab/>}</text:p>
      <text:p text:style-name="P176"><text:tab/><text:tab/>left.Sort();</text:p>
      <text:p text:style-name="P176"><text:tab/><text:tab/>right.Sort();</text:p>
      <text:p text:style-name="P176"><text:tab/><text:tab/>while (!left.Empty())</text:p>
      <text:p text:style-name="P176"><text:tab/><text:tab/><text:tab/>Insert(0, left.Pop(left.Size() - 1));</text:p>
      <text:p text:style-name="P176"><text:tab/><text:tab/>Insert(0, middle);</text:p>
      <text:p text:style-name="P176"><text:tab/><text:tab/>while (!right.Empty())</text:p>
      <text:p text:style-name="P176"><text:tab/><text:tab/><text:tab/>Insert(0, right.Pop(right.Size() - 1));</text:p>
      <text:p text:style-name="P176"><text:tab/>}</text:p>
      <text:p text:style-name="P176">}</text:p>
      <text:p text:style-name="P176">template&lt;class T&gt;</text:p>
      <text:p text:style-name="P176">void TList&lt;T&gt;::SortParallel() {</text:p>
      <text:p text:style-name="P176"><text:tab/>if (Size() &gt; 1) {</text:p>
      <text:p text:style-name="P176"><text:tab/><text:tab/>std::shared_ptr&lt;T&gt; middle = Pop(0);</text:p>
      <text:p text:style-name="P176"><text:tab/><text:tab/>TList&lt;T&gt; left, right;</text:p>
      <text:p text:style-name="P176"><text:tab/><text:tab/>while (!Empty()) {</text:p>
      <text:p text:style-name="P176"><text:tab/><text:tab/><text:tab/>std::shared_ptr&lt;T&gt; item = Pop(0);</text:p>
      <text:p text:style-name="P176"><text:tab/><text:tab/><text:tab/>if (*item &gt; *middle)</text:p>
      <text:p text:style-name="P176"><text:tab/><text:tab/><text:tab/><text:tab/>left.Insert(0, item);</text:p>
      <text:p text:style-name="P176"><text:tab/><text:tab/><text:tab/>else</text:p>
      <text:p text:style-name="P176"><text:tab/><text:tab/><text:tab/><text:tab/>right.Insert(0, item);</text:p>
      <text:p text:style-name="P176"/>
      <text:p text:style-name="P176"><text:tab/><text:tab/>}</text:p>
      <text:p text:style-name="P176"><text:tab/><text:tab/>std::future&lt;void&gt; left_res = left.SortThreadTask();</text:p>
      <text:p text:style-name="P176"><text:tab/><text:tab/>std::future&lt;void&gt; right_res = right.SortThreadTask();</text:p>
      <text:p text:style-name="P176"><text:tab/><text:tab/>left_res.get();</text:p>
      <text:p text:style-name="P176"><text:tab/><text:tab/>while (!left.Empty())</text:p>
      <text:p text:style-name="P176"><text:tab/><text:tab/><text:tab/>Insert(0, left.Pop(left.Size() - 1));</text:p>
      <text:p text:style-name="P176"><text:tab/><text:tab/>Insert(0, middle);</text:p>
      <text:p text:style-name="P176"><text:tab/><text:tab/>right_res.get();</text:p>
      <text:p text:style-name="P176"><text:tab/><text:tab/>while (!right.Empty())</text:p>
      <text:p text:style-name="P176"><text:tab/><text:tab/><text:tab/>Insert(0, right.Pop(right.Size() - 1));</text:p>
      <text:p text:style-name="P176"><text:tab/>}</text:p>
      <text:p text:style-name="P176">}</text:p>
      <text:p text:style-name="P176">template&lt;class T&gt;</text:p>
      <text:p text:style-name="P176">std::future&lt;void&gt; TList&lt;T&gt;::SortThreadTask() {</text:p>
      <text:p text:style-name="P176"><text:tab/>std::future&lt;void&gt; res = std::async(std::launch::async,</text:p>
      <text:p text:style-name="P176"><text:tab/><text:tab/><text:tab/>&amp;TList&lt;T&gt;::SortParallel, this);</text:p>
      <text:p text:style-name="P176"><text:tab/>return res;</text:p>
      <text:p text:style-name="P176">}</text:p>
      <text:p text:style-name="P176">template&lt;class T&gt;</text:p>
      <text:p text:style-name="P176">std::shared_ptr&lt;T&gt; TList&lt;T&gt;::Fetch(int index) const {</text:p>
      <text:p text:style-name="P176"><text:tab/>if (index &lt; 0 || index &gt; size - 1) {</text:p>
      <text:p text:style-name="P176"><text:tab/><text:tab/>std::cerr &lt;&lt; "Invalid index" &lt;&lt; std::endl;</text:p>
      <text:p text:style-name="P176"><text:tab/><text:tab/>return nullptr;</text:p>
      <text:p text:style-name="P176"><text:tab/>}</text:p>
      <text:p text:style-name="P176"><text:tab/>std::shared_ptr&lt;TListItem&lt;T&gt;&gt; current(head);</text:p>
      <text:p text:style-name="P176"><text:tab/>for (int i = 0; i &lt; index; ++i) {</text:p>
      <text:p text:style-name="P176"><text:tab/><text:tab/>current = current-&gt;GetNext();</text:p>
      <text:p text:style-name="P176"><text:tab/>};</text:p>
      <text:p text:style-name="P176"><text:tab/>return current-&gt;GetValue();</text:p>
      <text:p text:style-name="P176">}</text:p>
      <text:p text:style-name="P176"/>
      <text:p text:style-name="P176">template&lt;class T&gt;</text:p>
      <text:p text:style-name="P176">void TList&lt;T&gt;::Insert(int index, std::shared_ptr&lt;T&gt; obj) {</text:p>
      <text:p text:style-name="P176"><text:tab/>//idea</text:p>
      <text:p text:style-name="P176"><text:tab/>//find pair and insert element between them</text:p>
      <text:p text:style-name="P176"><text:tab/>//element stands on position of second one from pair</text:p>
      <text:p text:style-name="P176"><text:tab/>//exceptional situations with no pair:</text:p>
      <text:p text:style-name="P176"><text:soft-page-break/><text:tab/>//element last or first</text:p>
      <text:p text:style-name="P176"><text:tab/>std::shared_ptr&lt;TListItem&lt;T&gt;&gt; item(new TListItem&lt;T&gt;(obj));</text:p>
      <text:p text:style-name="P176"/>
      <text:p text:style-name="P176"><text:tab/>if (index &lt; 0 || index &gt; size) {</text:p>
      <text:p text:style-name="P176"><text:tab/><text:tab/>std::cerr &lt;&lt; "Invalid index" &lt;&lt; std::endl;</text:p>
      <text:p text:style-name="P176"><text:tab/><text:tab/>return;</text:p>
      <text:p text:style-name="P176"><text:tab/>} else if (index == 0) {</text:p>
      <text:p text:style-name="P176"><text:tab/><text:tab/>item-&gt;SetNext(head);</text:p>
      <text:p text:style-name="P176"><text:tab/><text:tab/>this-&gt;head = item;</text:p>
      <text:p text:style-name="P176"><text:tab/>} else {</text:p>
      <text:p text:style-name="P176"><text:tab/><text:tab/>std::shared_ptr&lt;TListItem&lt;T&gt;&gt; prev(head);</text:p>
      <text:p text:style-name="P176"><text:tab/><text:tab/>for (int i = 0; i &lt; index - 1; ++i)</text:p>
      <text:p text:style-name="P176"><text:tab/><text:tab/><text:tab/>prev = prev-&gt;GetNext();</text:p>
      <text:p text:style-name="P176"/>
      <text:p text:style-name="P176"><text:tab/><text:tab/>std::shared_ptr&lt;TListItem&lt;T&gt;&gt; shifted(prev-&gt;GetNext());</text:p>
      <text:p text:style-name="P176"><text:tab/><text:tab/>prev-&gt;SetNext(item);</text:p>
      <text:p text:style-name="P176"><text:tab/><text:tab/>item-&gt;SetNext(shifted);</text:p>
      <text:p text:style-name="P176"><text:tab/>}</text:p>
      <text:p text:style-name="P176"><text:tab/>size++;</text:p>
      <text:p text:style-name="P176"><text:tab/>return;</text:p>
      <text:p text:style-name="P176">}</text:p>
      <text:p text:style-name="P176"/>
      <text:p text:style-name="P176">template&lt;class T&gt;</text:p>
      <text:p text:style-name="P176">std::shared_ptr&lt;T&gt; TList&lt;T&gt;::Pop(int index) {</text:p>
      <text:p text:style-name="P176"><text:tab/>std::shared_ptr&lt;T&gt; res = Fetch(index);</text:p>
      <text:p text:style-name="P176"><text:tab/>if (res)</text:p>
      <text:p text:style-name="P176"><text:tab/><text:tab/>Delete(index);</text:p>
      <text:p text:style-name="P176"><text:tab/>return res;</text:p>
      <text:p text:style-name="P176">}</text:p>
      <text:p text:style-name="P176"/>
      <text:p text:style-name="P176">template&lt;class T&gt;</text:p>
      <text:p text:style-name="P176">void TList&lt;T&gt;::Delete(int ind) {</text:p>
      <text:p text:style-name="P176"><text:tab/>if (ind &lt; 0 || ind &gt; size - 1) {</text:p>
      <text:p text:style-name="P176"><text:tab/><text:tab/>std::cerr &lt;&lt; "Invalid index" &lt;&lt; std::endl;</text:p>
      <text:p text:style-name="P176"><text:tab/><text:tab/>return;</text:p>
      <text:p text:style-name="P176"><text:tab/>} else if (ind == 0) {</text:p>
      <text:p text:style-name="P176"><text:tab/><text:tab/>head = head-&gt;GetNext();</text:p>
      <text:p text:style-name="P176"><text:tab/>} else {</text:p>
      <text:p text:style-name="P176"><text:tab/><text:tab/>std::shared_ptr&lt;TListItem&lt;T&gt;&gt; current = head;</text:p>
      <text:p text:style-name="P176"><text:tab/><text:tab/>for (int i = 0; i &lt; ind - 1; ++i)</text:p>
      <text:p text:style-name="P176"><text:tab/><text:tab/><text:tab/>current = current-&gt;GetNext();</text:p>
      <text:p text:style-name="P176"><text:tab/><text:tab/>std::shared_ptr&lt;TListItem&lt;T&gt;&gt; aftercur = current-&gt;GetNext()-&gt;GetNext();</text:p>
      <text:p text:style-name="P176"><text:tab/><text:tab/>current-&gt;SetNext(aftercur);</text:p>
      <text:p text:style-name="P176"><text:tab/>}</text:p>
      <text:p text:style-name="P176"><text:tab/>size--;</text:p>
      <text:p text:style-name="P176"><text:tab/>return;</text:p>
      <text:p text:style-name="P176">}</text:p>
      <text:p text:style-name="P176">template&lt;class T&gt;</text:p>
      <text:p text:style-name="P176">TIterator&lt;TListItem&lt;T&gt;&gt; TList&lt;T&gt;::begin() {</text:p>
      <text:p text:style-name="P176"><text:tab/>return TIterator&lt;TListItem&lt;T&gt;&gt;(head);</text:p>
      <text:p text:style-name="P176">}</text:p>
      <text:p text:style-name="P176"/>
      <text:p text:style-name="P176">template&lt;class T&gt;</text:p>
      <text:p text:style-name="P176">TIterator&lt;TListItem&lt;T&gt;&gt; TList&lt;T&gt;::end() {</text:p>
      <text:p text:style-name="P176"><text:tab/>return TIterator&lt;TListItem&lt;T&gt;&gt;(nullptr);</text:p>
      <text:p text:style-name="P176">}</text:p>
      <text:p text:style-name="P176"/>
      <text:p text:style-name="P176">template&lt;class T&gt;</text:p>
      <text:p text:style-name="P176">std::ostream&amp; operator &lt;&lt;(std::ostream&amp; os, const TList&lt;T&gt;&amp; list) {</text:p>
      <text:p text:style-name="P176"><text:tab/>if (list.size == 0)</text:p>
      <text:p text:style-name="P176"><text:tab/><text:tab/>os &lt;&lt; "Empty" &lt;&lt; std::endl;</text:p>
      <text:p text:style-name="P176"><text:tab/>for (int i = 0; i &lt; list.size; ++i) {</text:p>
      <text:p text:style-name="P176"><text:tab/><text:tab/>os &lt;&lt; *list.Fetch(i);</text:p>
      <text:p text:style-name="P176"><text:soft-page-break/><text:tab/>}</text:p>
      <text:p text:style-name="P176"><text:tab/>return os;</text:p>
      <text:p text:style-name="P176">}</text:p>
      <text:p text:style-name="P176"/>
      <text:p text:style-name="P176">template&lt;class T&gt;</text:p>
      <text:p text:style-name="P176">TList&lt;T&gt;::~TList() {</text:p>
      <text:p text:style-name="P176"><text:tab/>for (int i = 0; i &lt; size; ++i)</text:p>
      <text:p text:style-name="P176"><text:tab/><text:tab/>Delete(0);</text:p>
      <text:p text:style-name="P176"><text:tab/>size = 0;</text:p>
      <text:p text:style-name="P177"><text:span text:style-name="T82">}</text:span></text:p>
      <text:p text:style-name="P177"/>
      <text:p text:style-name="Standard"><text:span text:style-name="T15">Выводы</text:span><text:span text:style-name="T16">:</text:span><text:span text:style-name="T17"> </text:span><text:span text:style-name="T19">в данной лабораторной работе я</text:span><text:span text:style-name="T28"> </text:span><text:span text:style-name="T29">получил </text:span><text:span text:style-name="T35">алгоритмы</text:span><text:span text:style-name="T29"> работы с параллельным программированием</text:span><text:span text:style-name="T35"> в C++</text:span><text:span text:style-name="T20">. </text:span><text:span text:style-name="T35">Реализовал</text:span><text:span text:style-name="T29"> алгоритм быстрой сортировки </text:span><text:span text:style-name="T35">и распараллелил его.</text:span></text:p>
      <text:p text:style-name="P112"><text:span text:style-name="T69">Ссылка на код: </text:span>https://github.com/memosiki/oop-3sem/tree/master/<text:span text:style-name="T79">6</text:span></text:p>
      <text:p text:style-name="P9"/>
      <text:p text:style-name="P119">Московский Авиационный Институт</text:p>
      <text:p text:style-name="P37">(Национальный Исследовательский Университет)</text:p>
      <text:p text:style-name="P45"><text:span text:style-name="T62">Факультет и</text:span>нформационны<text:span text:style-name="T62">х</text:span> технологи<text:span text:style-name="T62">й</text:span> и прикладн<text:span text:style-name="T62">ой</text:span> математик<text:span text:style-name="T62">и</text:span></text:p>
      <text:p text:style-name="P45">Кафедра 806 «Вычислительная математика и программирование»</text:p>
      <text:p text:style-name="P19"/>
      <text:p text:style-name="P54">Объектно-ориентированное программирование</text:p>
      <text:h text:style-name="P128" text:outline-level="1"><text:bookmark-start text:name="__RefHeading___Toc210_859012317111112"/>Лабораторная работа №<text:span text:style-name="T83">9</text:span><text:bookmark-end text:name="__RefHeading___Toc210_859012317111112"/></text:h>
      <text:h text:style-name="P136" text:outline-level="1"/>
      <text:p text:style-name="P90"/>
      <text:p text:style-name="P90"/>
      <text:p text:style-name="P90"/>
      <text:p text:style-name="P90"/>
      <text:p text:style-name="P90"/>
      <text:p text:style-name="P90"/>
      <text:p text:style-name="P90"><text:tab/><text:tab/><text:tab/><text:tab/><text:tab/><text:tab/><text:tab/><text:span text:style-name="T63">Студент:<text:tab/><text:tab/>Лукашкин К.В</text:span></text:p>
      <text:p text:style-name="P81"><text:tab/><text:tab/><text:tab/><text:tab/><text:tab/><text:tab/><text:tab/><text:span text:style-name="T61">Год приёма:<text:tab/>2017</text:span></text:p>
      <text:p text:style-name="P81"><text:tab/><text:tab/><text:tab/><text:tab/><text:tab/><text:tab/><text:tab/><text:span text:style-name="T61">Группа: <text:tab/><text:tab/>М8О-204Б</text:span></text:p>
      <text:p text:style-name="P81"><text:tab/><text:tab/><text:tab/><text:tab/><text:tab/><text:tab/><text:tab/><text:span text:style-name="T61">Преподаватель: <text:tab/>Поповкин А. В.</text:span></text:p>
      <text:p text:style-name="P73"><text:span text:style-name="T61"><text:tab/><text:tab/><text:tab/><text:tab/>Вариант: <text:tab/><text:tab/>№8</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0"><text:span text:style-name="T64">Москва, 2017</text:span></text:p>
      <text:h text:style-name="Heading_20_2" text:outline-level="2"><text:soft-page-break/>Ц<text:span text:style-name="T82">ель работы</text:span> <text:s/></text:h>
      <text:p text:style-name="Standard">Целью лабораторной работы является: <text:s/></text:p>
      <text:p text:style-name="Standard">• Знакомство с лямбда-выражениями</text:p>
      <text:p text:style-name="Standard"><text:s text:c="3"/></text:p>
      <text:h text:style-name="Heading_20_2" text:outline-level="2"><text:s/>Задание <text:s text:c="3"/></text:h>
      <text:p text:style-name="Standard">Используя структуры данных, разработанные для лабораторной работы <text:span text:style-name="T82">№</text:span>6 (контейнер первого уровня и <text:s/>классы-фигуры) необходимо разработать: <text:s/></text:p>
      <text:p text:style-name="Standard">• Контейнер второго уровня с использованием шаблонов. <text:s/></text:p>
      <text:p text:style-name="Standard">• Реализовать с помощью лямбда-выражений набор команд, совершающих операции над <text:s/>конте<text:span text:style-name="T82">й</text:span>н<text:span text:style-name="T82">е</text:span>ром 1-го уровня: <text:s/></text:p>
      <text:p text:style-name="P27">• Генерация фигур со случайным значением параметров; <text:s/></text:p>
      <text:p text:style-name="P27">• Печать контейнера на экран; <text:s/></text:p>
      <text:p text:style-name="P27">• Удаление элементов со значением площади меньше определенного числа; <text:s/></text:p>
      <text:p text:style-name="Standard">• В конте<text:span text:style-name="T82">й</text:span>нер второго уровня поместить цепочку команд. <text:s/></text:p>
      <text:p text:style-name="Standard">• Реализовать цикл, который проходит по всем командам в контенере второго уровня и выполняет <text:s/>их, применяя к контейнеру первого уровня. <text:s/></text:p>
      <text:p text:style-name="Standard"><text:s text:c="3"/></text:p>
      <text:p text:style-name="Standard">Для создания потоков использовать механизмы: <text:s/></text:p>
      <text:p text:style-name="Standard">• future <text:s/></text:p>
      <text:p text:style-name="Standard">• packaged_task/async <text:s/></text:p>
      <text:p text:style-name="Standard"/>
      <text:p text:style-name="Standard">Для обеспечения потоко-безопасности структур данных использовать: <text:s/></text:p>
      <text:p text:style-name="Standard">• mutex <text:s/></text:p>
      <text:p text:style-name="Standard">• lock_guard</text:p>
      <text:h text:style-name="Heading_20_2" text:outline-level="2">Теория:</text:h>
      <text:p text:style-name="Standard"><text:span text:style-name="T1">Лямбда-выражение</text:span> в программировании — специальный синтаксис для определения функциональных объектов, заимствованный из λ-исчисления. Применяется как правило для объявления анонимных функций по месту их использования, и обычно допускает замыкание на лексический контекст, в котором это выражение использовано. Используя лямбда-выражения, можно объявлять функции в любом месте кода.<text:tab/></text:p>
      <text:h text:style-name="Heading_20_2" text:outline-level="2">Листинг</text:h>
      <text:list xml:id="list6059484556869601769" text:style-name="L38">
        <text:list-item>
          <text:p text:style-name="P161"><text:span text:style-name="T83">main.c</text:span></text:p>
        </text:list-item>
      </text:list>
      <text:p text:style-name="P179">#include &lt;iostream&gt;</text:p>
      <text:p text:style-name="P179">#include &lt;future&gt;</text:p>
      <text:p text:style-name="P179">#include &lt;functional&gt;</text:p>
      <text:p text:style-name="P179">#include &lt;random&gt;</text:p>
      <text:p text:style-name="P179">#include &lt;thread&gt;</text:p>
      <text:p text:style-name="P179">#include "list/TList.h"</text:p>
      <text:p text:style-name="P179">#include "list/TList.cpp"</text:p>
      <text:p text:style-name="P179">#include "figure/Figure.h"</text:p>
      <text:p text:style-name="P179">#include "figure/Foursquare.h"</text:p>
      <text:p text:style-name="P179">#include "figure/Octahedron.h"</text:p>
      <text:p text:style-name="P179">#include "figure/Triangle.h"</text:p>
      <text:p text:style-name="P179"/>
      <text:p text:style-name="P179">int main() {</text:p>
      <text:p text:style-name="P179"><text:tab/>typedef std::function&lt;void(void)&gt; command;</text:p>
      <text:p text:style-name="P179"><text:tab/>TList&lt;Figure&gt; list;</text:p>
      <text:p text:style-name="P179"><text:tab/>TList&lt;command&gt; cmd;</text:p>
      <text:p text:style-name="P179"><text:tab/>std::shared_ptr&lt;Figure&gt; fig;</text:p>
      <text:p text:style-name="P179"/>
      <text:p text:style-name="P179"><text:soft-page-break/><text:tab/>command cmd_insert_tri = [&amp;]() {</text:p>
      <text:p text:style-name="P179"><text:tab/><text:tab/>std::cout &lt;&lt; "Command: Create triangles" &lt;&lt; std::endl;</text:p>
      <text:p text:style-name="P179"><text:tab/><text:tab/>std::default_random_engine generator;</text:p>
      <text:p text:style-name="P179"><text:tab/><text:tab/>std::uniform_int_distribution&lt;int&gt; distribution(1, 20);</text:p>
      <text:p text:style-name="P179"><text:tab/><text:tab/>int side;</text:p>
      <text:p text:style-name="P179"><text:tab/><text:tab/>for (int i = 0; i &lt; 5; i++) {</text:p>
      <text:p text:style-name="P179"><text:tab/><text:tab/><text:tab/>side = distribution(generator);</text:p>
      <text:p text:style-name="P179"><text:tab/><text:tab/><text:tab/>list.Insert(0,std::make_shared&lt;Triangle&gt;(side, side, side));</text:p>
      <text:p text:style-name="P179"><text:tab/><text:tab/>}</text:p>
      <text:p text:style-name="P179"><text:tab/>};</text:p>
      <text:p text:style-name="P179"><text:tab/>command cmd_insert_sq = [&amp;]() {</text:p>
      <text:p text:style-name="P179"><text:tab/><text:tab/>std::cout &lt;&lt; "Command: Create foursquares" &lt;&lt; std::endl;</text:p>
      <text:p text:style-name="P179"><text:tab/><text:tab/>std::default_random_engine generator;</text:p>
      <text:p text:style-name="P179"><text:tab/><text:tab/>std::uniform_int_distribution&lt;int&gt; distribution(1, 20);</text:p>
      <text:p text:style-name="P179"><text:tab/><text:tab/>int side;</text:p>
      <text:p text:style-name="P179"><text:tab/><text:tab/>for (int i = 0; i &lt; 5; i++) {</text:p>
      <text:p text:style-name="P179"><text:tab/><text:tab/><text:tab/>side = distribution(generator);</text:p>
      <text:p text:style-name="P179"><text:tab/><text:tab/><text:tab/>list.Insert(0,std::make_shared&lt;Foursquare&gt;(side));</text:p>
      <text:p text:style-name="P179"><text:tab/><text:tab/>}</text:p>
      <text:p text:style-name="P179"><text:tab/>};</text:p>
      <text:p text:style-name="P179"><text:tab/>command cmd_insert_oct = [&amp;]() {</text:p>
      <text:p text:style-name="P179"><text:tab/><text:tab/>std::cout &lt;&lt; "Command: Create octahedrons" &lt;&lt; std::endl;</text:p>
      <text:p text:style-name="P179"><text:tab/><text:tab/>std::default_random_engine generator;</text:p>
      <text:p text:style-name="P179"><text:tab/><text:tab/>std::uniform_int_distribution&lt;int&gt; distribution(1, 20);</text:p>
      <text:p text:style-name="P179"><text:tab/><text:tab/>int side;</text:p>
      <text:p text:style-name="P179"><text:tab/><text:tab/>for (int i = 0; i &lt; 5; i++) {</text:p>
      <text:p text:style-name="P179"><text:tab/><text:tab/><text:tab/>side = distribution(generator);</text:p>
      <text:p text:style-name="P179"><text:tab/><text:tab/><text:tab/>list.Insert(0,std::make_shared&lt;Octahedron&gt;(side));</text:p>
      <text:p text:style-name="P179"><text:tab/><text:tab/>}</text:p>
      <text:p text:style-name="P179"><text:tab/>};</text:p>
      <text:p text:style-name="P179"/>
      <text:p text:style-name="P179"><text:tab/>command cmd_print = [&amp;]() {</text:p>
      <text:p text:style-name="P179"><text:tab/><text:tab/>std::cout &lt;&lt; "Command: Print list" &lt;&lt; std::endl;</text:p>
      <text:p text:style-name="P179"><text:tab/><text:tab/>std::cout &lt;&lt; list&lt;&lt;std::endl;</text:p>
      <text:p text:style-name="P179"><text:tab/>};</text:p>
      <text:p text:style-name="P179"/>
      <text:p text:style-name="P179"><text:tab/>command cmd_delete = [&amp;]() {</text:p>
      <text:p text:style-name="P179"><text:tab/><text:tab/>std::cout &lt;&lt; "Command: Delete square lower" &lt;&lt; std::endl;</text:p>
      <text:p text:style-name="P179"><text:tab/><text:tab/>for(int i=0;i&lt;list.Size();++i) {</text:p>
      <text:p text:style-name="P179"><text:tab/><text:tab/><text:tab/>if(list.Fetch(i)-&gt;Square()&lt;20) {</text:p>
      <text:p text:style-name="P179"><text:tab/><text:tab/><text:tab/><text:tab/>list.Delete(i);</text:p>
      <text:p text:style-name="P179"><text:tab/><text:tab/><text:tab/><text:tab/>i--;</text:p>
      <text:p text:style-name="P179"><text:tab/><text:tab/><text:tab/>}}</text:p>
      <text:p text:style-name="P179"><text:tab/>};</text:p>
      <text:p text:style-name="P179"/>
      <text:p text:style-name="P179"><text:tab/>cmd.Insert(0, std::shared_ptr&lt;command&gt;(&amp;cmd_insert_tri, [](command*) {})); // using custom deleter</text:p>
      <text:p text:style-name="P179"><text:tab/>cmd.Insert(0, std::shared_ptr&lt;command&gt;(&amp;cmd_insert_sq, [](command*) {})); // using custom deleter</text:p>
      <text:p text:style-name="P179"><text:tab/>cmd.Insert(0, std::shared_ptr&lt;command&gt;(&amp;cmd_print, [](command*) {})); // using custom deleter</text:p>
      <text:p text:style-name="P179"><text:tab/>cmd.Insert(0, std::shared_ptr&lt;command&gt;(&amp;cmd_delete, [](command*) {})); // using custom deleter</text:p>
      <text:p text:style-name="P179"><text:tab/>cmd.Insert(0, std::shared_ptr&lt;command&gt;(&amp;cmd_print, [](command*) {})); // using custom deleter</text:p>
      <text:p text:style-name="P179"/>
      <text:p text:style-name="P179"><text:tab/>while (!cmd.Empty()) {</text:p>
      <text:p text:style-name="P179"><text:tab/><text:tab/>std::shared_ptr&lt;command&gt; com = cmd.Pop(cmd.Size()-1);</text:p>
      <text:p text:style-name="P179"><text:tab/><text:tab/>std::future&lt;void&gt; ft = std::async(*com);</text:p>
      <text:p text:style-name="P179"><text:tab/><text:tab/>ft.get();</text:p>
      <text:p text:style-name="P179"><text:tab/>}</text:p>
      <text:p text:style-name="P179"/>
      <text:p text:style-name="P179"><text:tab/>return 0;</text:p>
      <text:p text:style-name="P179">}</text:p>
      <text:p text:style-name="P180"><text:soft-page-break/></text:p>
      <text:p text:style-name="P180"/>
      <text:p text:style-name="Text_20_body"><text:span text:style-name="T12">Выводы</text:span><text:span text:style-name="T13">:</text:span><text:span text:style-name="T18"> </text:span><text:span text:style-name="T36">в данной лабораторной работе я</text:span><text:span text:style-name="T37"> </text:span><text:span text:style-name="T38">получил навыки работы с </text:span><text:span text:style-name="T39">лямбда-выражениями</text:span><text:span text:style-name="T40">. </text:span><text:span text:style-name="T41">Добавил </text:span><text:span text:style-name="T39">с помощью лямбда-выражений команды, выполняющие операции с контейнером 1-го уровня</text:span><text:span text:style-name="T42">: заполнение его случайно сгенерированными фигурами, вывод контейнера на экран, удаление элементов с площадью меньше заданной.</text:span></text:p>
      <text:p text:style-name="Text_20_body"><text:span text:style-name="T42"/></text:p>
      <text:p text:style-name="P113"><text:span text:style-name="T69">Ссылка на код: </text:span>https://github.com/memosiki/oop-3sem/tree/master/<text:span text:style-name="T7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loext:contextual-spacing="false" fo:text-indent="0.4201in" style:auto-text-indent="false"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left="0in" fo:margin-right="0in" fo:margin-top="0in" fo:margin-bottom="0in" loext:contextual-spacing="false" fo:text-indent="0in" style:auto-text-indent="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9:56:40.030646113</meta:creation-date>
    <meta:generator>LibreOffice/5.1.6.2$Linux_x86 LibreOffice_project/10m0$Build-2</meta:generator>
    <dc:date>2017-12-19T00:57:40.451084461</dc:date>
    <meta:editing-duration>PT4H25M52S</meta:editing-duration>
    <meta:editing-cycles>109</meta:editing-cycles>
    <meta:document-statistic meta:table-count="0" meta:image-count="0" meta:object-count="0" meta:page-count="60" meta:paragraph-count="2260" meta:word-count="8705" meta:character-count="72017" meta:non-whitespace-character-count="60292"/>
  </office:meta>
</office:document-meta>
</file>